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JULIAN" svg:font-family="'AR JULIAN'" style:font-family-generic="roman" style:font-pitch="variable"/>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office:font-face-decls>
  <office:automatic-styles>
    <style:style style:name="Table2" style:family="table">
      <style:table-properties style:width="7.6861in" table:align="left" fo:background-color="transparent">
        <style:background-image/>
      </style:table-properties>
    </style:style>
    <style:style style:name="Table2.A" style:family="table-column">
      <style:table-column-properties style:column-width="1.1236in"/>
    </style:style>
    <style:style style:name="Table2.B" style:family="table-column">
      <style:table-column-properties style:column-width="6.5625in"/>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6861in" table:align="left" fo:background-color="transparent">
        <style:background-image/>
      </style:table-properties>
    </style:style>
    <style:style style:name="Table3.A" style:family="table-column">
      <style:table-column-properties style:column-width="1.1903in"/>
    </style:style>
    <style:style style:name="Table3.B" style:family="table-column">
      <style:table-column-properties style:column-width="0.625in"/>
    </style:style>
    <style:style style:name="Table3.C" style:family="table-column">
      <style:table-column-properties style:column-width="5.8708in"/>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C13" style:family="table-cell">
      <style:table-cell-properties fo:padding="0.0382in" fo:border-left="0.05pt solid #000000" fo:border-right="0.05pt solid #000000" fo:border-top="none" fo:border-bottom="0.05pt solid #000000"/>
    </style:style>
    <style:style style:name="Table3.C14" style:family="table-cell">
      <style:table-cell-properties fo:padding="0.0382in" fo:border-left="0.05pt solid #000000" fo:border-right="0.05pt solid #000000" fo:border-top="none" fo:border-bottom="0.05pt solid #000000"/>
    </style:style>
    <style:style style:name="Table3.C15" style:family="table-cell">
      <style:table-cell-properties fo:padding="0.0382in" fo:border-left="0.05pt solid #000000" fo:border-right="0.05pt solid #000000" fo:border-top="none" fo:border-bottom="0.05pt solid #000000"/>
    </style:style>
    <style:style style:name="Table3.C16" style:family="table-cell">
      <style:table-cell-properties fo:padding="0.0382in" fo:border-left="0.05pt solid #000000" fo:border-right="0.05pt solid #000000" fo:border-top="none" fo:border-bottom="0.05pt solid #000000"/>
    </style:style>
    <style:style style:name="Table10" style:family="table">
      <style:table-properties style:width="3.3778in" table:align="left" fo:background-color="transparent">
        <style:background-image/>
      </style:table-properties>
    </style:style>
    <style:style style:name="Table10.A" style:family="table-column">
      <style:table-column-properties style:column-width="1.4361in"/>
    </style:style>
    <style:style style:name="Table10.B" style:family="table-column">
      <style:table-column-properties style:column-width="0.9375in"/>
    </style:style>
    <style:style style:name="Table10.C" style:family="table-column">
      <style:table-column-properties style:column-width="1.0042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dddddd"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1" style:family="table">
      <style:table-properties style:width="4.1889in" table:align="left" fo:background-color="transparent">
        <style:background-image/>
      </style:table-properties>
    </style:style>
    <style:style style:name="Table11.A" style:family="table-column">
      <style:table-column-properties style:column-width="1.4361in"/>
    </style:style>
    <style:style style:name="Table11.B" style:family="table-column">
      <style:table-column-properties style:column-width="1.3167in"/>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dddddd"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6" style:family="table">
      <style:table-properties style:width="7.6861in" table:align="left" fo:background-color="transparent">
        <style:background-image/>
      </style:table-properties>
    </style:style>
    <style:style style:name="Table6.A" style:family="table-column">
      <style:table-column-properties style:column-width="1.1903in"/>
    </style:style>
    <style:style style:name="Table6.B" style:family="table-column">
      <style:table-column-properties style:column-width="6.4958in"/>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e622e1b" officeooo:paragraph-rsid="0e622e1b" style:font-size-asian="10pt" style:font-size-complex="10pt"/>
    </style:style>
    <style:style style:name="P3" style:family="paragraph" style:parent-style-name="Table_20_Contents">
      <style:text-properties fo:font-size="10pt" officeooo:rsid="0e622e1b" officeooo:paragraph-rsid="0e622e1b" style:font-size-asian="10pt" style:font-size-complex="10pt"/>
    </style:style>
    <style:style style:name="P4" style:family="paragraph" style:parent-style-name="Standard">
      <style:text-properties fo:font-size="10pt" officeooo:rsid="0eb28f9f" officeooo:paragraph-rsid="0eb28f9f" style:font-size-asian="10pt" style:font-size-complex="10pt"/>
    </style:style>
    <style:style style:name="P5" style:family="paragraph" style:parent-style-name="Standard">
      <style:text-properties fo:font-size="10pt" officeooo:rsid="0ea8ea48" officeooo:paragraph-rsid="0ea8ea48" style:font-size-asian="10pt" style:font-size-complex="10pt"/>
    </style:style>
    <style:style style:name="P6" style:family="paragraph" style:parent-style-name="Standard">
      <style:paragraph-properties fo:text-align="center" style:justify-single-word="false"/>
      <style:text-properties fo:font-size="10pt" officeooo:rsid="0ef77a15" officeooo:paragraph-rsid="0f27c8b9" style:font-size-asian="10pt" style:font-size-complex="10pt"/>
    </style:style>
    <style:style style:name="P7" style:family="paragraph" style:parent-style-name="Standard">
      <style:paragraph-properties fo:text-align="center" style:justify-single-word="false"/>
      <style:text-properties fo:font-size="10pt" officeooo:rsid="0ef77a15" officeooo:paragraph-rsid="0ef8f892" style:font-size-asian="10pt" style:font-size-complex="10pt"/>
    </style:style>
    <style:style style:name="P8" style:family="paragraph" style:parent-style-name="Standard">
      <style:paragraph-properties fo:text-align="center" style:justify-single-word="false"/>
      <style:text-properties fo:font-size="10pt" officeooo:rsid="0ef8f892" officeooo:paragraph-rsid="0ef8f892" style:font-size-asian="10pt" style:font-size-complex="10pt"/>
    </style:style>
    <style:style style:name="P9" style:family="paragraph" style:parent-style-name="Standard">
      <style:paragraph-properties fo:text-align="center" style:justify-single-word="false"/>
      <style:text-properties fo:font-size="10pt" officeooo:rsid="0ef8f892" officeooo:paragraph-rsid="0efb3b7a" style:font-size-asian="10pt" style:font-size-complex="10pt"/>
    </style:style>
    <style:style style:name="P10" style:family="paragraph" style:parent-style-name="Standard">
      <style:text-properties fo:font-size="10pt" officeooo:rsid="0f416803" officeooo:paragraph-rsid="0f416803" style:font-size-asian="10pt" style:font-size-complex="10pt"/>
    </style:style>
    <style:style style:name="P11" style:family="paragraph" style:parent-style-name="Standard">
      <style:paragraph-properties fo:text-align="center" style:justify-single-word="false"/>
      <style:text-properties fo:font-size="10pt" officeooo:rsid="0f4ac3a5" officeooo:paragraph-rsid="0f4ac3a5" style:font-size-asian="10pt" style:font-size-complex="10pt"/>
    </style:style>
    <style:style style:name="P12" style:family="paragraph" style:parent-style-name="Standard">
      <style:text-properties fo:font-size="10pt" officeooo:rsid="07017b45" officeooo:paragraph-rsid="0ee696d5" style:font-size-asian="10pt" style:font-size-complex="10pt"/>
    </style:style>
    <style:style style:name="P13" style:family="paragraph" style:parent-style-name="Standard">
      <style:text-properties fo:font-size="10pt" officeooo:rsid="07017b45" officeooo:paragraph-rsid="102b74c0" style:font-size-asian="10pt" style:font-size-complex="10pt"/>
    </style:style>
    <style:style style:name="P14" style:family="paragraph" style:parent-style-name="Standard">
      <style:text-properties fo:font-size="10pt" officeooo:rsid="07017b45" officeooo:paragraph-rsid="103f3e84" style:font-size-asian="10pt" style:font-size-complex="10pt"/>
    </style:style>
    <style:style style:name="P15" style:family="paragraph" style:parent-style-name="Standard">
      <style:text-properties fo:font-size="10pt" officeooo:rsid="07017b45" officeooo:paragraph-rsid="106dde9b" style:font-size-asian="10pt" style:font-size-complex="10pt"/>
    </style:style>
    <style:style style:name="P16" style:family="paragraph" style:parent-style-name="Standard">
      <style:text-properties fo:font-size="10pt" officeooo:rsid="07017b45" officeooo:paragraph-rsid="1074c42b" style:font-size-asian="10pt" style:font-size-complex="10pt"/>
    </style:style>
    <style:style style:name="P17" style:family="paragraph" style:parent-style-name="Standard">
      <style:text-properties fo:font-size="10pt" officeooo:rsid="07017b45" officeooo:paragraph-rsid="1076032d" style:font-size-asian="10pt" style:font-size-complex="10pt"/>
    </style:style>
    <style:style style:name="P18" style:family="paragraph" style:parent-style-name="Standard">
      <style:text-properties fo:font-size="10pt" officeooo:rsid="0f507155" officeooo:paragraph-rsid="0f507155" style:font-size-asian="10pt" style:font-size-complex="10pt"/>
    </style:style>
    <style:style style:name="P19" style:family="paragraph" style:parent-style-name="Standard">
      <style:text-properties fo:font-size="10pt" officeooo:rsid="0f507155" officeooo:paragraph-rsid="0f6c4568" style:font-size-asian="10pt" style:font-size-complex="10pt"/>
    </style:style>
    <style:style style:name="P20" style:family="paragraph" style:parent-style-name="Standard">
      <style:text-properties fo:font-size="10pt" officeooo:rsid="0f507155" officeooo:paragraph-rsid="0f87b629" style:font-size-asian="10pt" style:font-size-complex="10pt"/>
    </style:style>
    <style:style style:name="P21" style:family="paragraph" style:parent-style-name="Standard">
      <style:text-properties fo:font-size="10pt" officeooo:rsid="0f507155" officeooo:paragraph-rsid="0f925c35" style:font-size-asian="10pt" style:font-size-complex="10pt"/>
    </style:style>
    <style:style style:name="P22" style:family="paragraph" style:parent-style-name="Standard">
      <style:text-properties fo:font-size="10pt" officeooo:rsid="0f507155" officeooo:paragraph-rsid="0f980878" style:font-size-asian="10pt" style:font-size-complex="10pt"/>
    </style:style>
    <style:style style:name="P23" style:family="paragraph" style:parent-style-name="Standard">
      <style:text-properties fo:font-size="10pt" officeooo:rsid="0f507155" officeooo:paragraph-rsid="0f9b6e75" style:font-size-asian="10pt" style:font-size-complex="10pt"/>
    </style:style>
    <style:style style:name="P24" style:family="paragraph" style:parent-style-name="Standard">
      <style:text-properties fo:font-size="10pt" officeooo:rsid="0f507155" officeooo:paragraph-rsid="0f9d0fc5" style:font-size-asian="10pt" style:font-size-complex="10pt"/>
    </style:style>
    <style:style style:name="P25" style:family="paragraph" style:parent-style-name="Standard">
      <style:text-properties fo:font-size="10pt" officeooo:rsid="0f507155" officeooo:paragraph-rsid="0f9ddab2" style:font-size-asian="10pt" style:font-size-complex="10pt"/>
    </style:style>
    <style:style style:name="P26" style:family="paragraph" style:parent-style-name="Standard">
      <style:text-properties fo:font-size="10pt" officeooo:rsid="0f507155" officeooo:paragraph-rsid="0fa4c461" style:font-size-asian="10pt" style:font-size-complex="10pt"/>
    </style:style>
    <style:style style:name="P27" style:family="paragraph" style:parent-style-name="Standard">
      <style:text-properties fo:font-size="10pt" officeooo:rsid="0f507155" officeooo:paragraph-rsid="102b74c0" style:font-size-asian="10pt" style:font-size-complex="10pt"/>
    </style:style>
    <style:style style:name="P28" style:family="paragraph" style:parent-style-name="Standard">
      <style:text-properties fo:font-size="10pt" officeooo:rsid="0f507155" officeooo:paragraph-rsid="0fd28e9d" style:font-size-asian="10pt" style:font-size-complex="10pt"/>
    </style:style>
    <style:style style:name="P29" style:family="paragraph" style:parent-style-name="Standard">
      <style:text-properties fo:font-size="10pt" officeooo:rsid="0f507155" officeooo:paragraph-rsid="102c3ad3" style:font-size-asian="10pt" style:font-size-complex="10pt"/>
    </style:style>
    <style:style style:name="P30" style:family="paragraph" style:parent-style-name="Standard">
      <style:text-properties fo:font-size="10pt" officeooo:rsid="0f507155" officeooo:paragraph-rsid="102e4f5b" style:font-size-asian="10pt" style:font-size-complex="10pt"/>
    </style:style>
    <style:style style:name="P31" style:family="paragraph" style:parent-style-name="Standard">
      <style:text-properties fo:font-size="10pt" officeooo:rsid="0f507155" officeooo:paragraph-rsid="10471f9a" style:font-size-asian="10pt" style:font-size-complex="10pt"/>
    </style:style>
    <style:style style:name="P32" style:family="paragraph" style:parent-style-name="Standard">
      <style:text-properties fo:font-size="10pt" officeooo:paragraph-rsid="0fcbb73f" style:font-size-asian="10pt" style:font-size-complex="10pt"/>
    </style:style>
    <style:style style:name="P33" style:family="paragraph" style:parent-style-name="Standard">
      <style:text-properties fo:font-size="10pt" officeooo:paragraph-rsid="0ee696d5" style:font-size-asian="10pt" style:font-size-complex="10pt"/>
    </style:style>
    <style:style style:name="P34" style:family="paragraph" style:parent-style-name="Standard">
      <style:text-properties fo:font-size="10pt" officeooo:paragraph-rsid="0fed1080" style:font-size-asian="10pt" style:font-size-complex="10pt"/>
    </style:style>
    <style:style style:name="P35" style:family="paragraph" style:parent-style-name="Standard">
      <style:text-properties fo:font-size="10pt" officeooo:paragraph-rsid="0ffe2f35" style:font-size-asian="10pt" style:font-size-complex="10pt"/>
    </style:style>
    <style:style style:name="P36" style:family="paragraph" style:parent-style-name="Standard">
      <style:text-properties fo:font-size="10pt" officeooo:paragraph-rsid="102b74c0" style:font-size-asian="10pt" style:font-size-complex="10pt"/>
    </style:style>
    <style:style style:name="P37" style:family="paragraph" style:parent-style-name="Material_20_Name">
      <style:text-properties fo:font-size="10pt" officeooo:rsid="0ed9db11" officeooo:paragraph-rsid="0ed9db11" style:font-size-asian="10pt" style:font-size-complex="10pt"/>
    </style:style>
    <style:style style:name="P38" style:family="paragraph" style:parent-style-name="Material_20_Name">
      <style:text-properties fo:font-size="10pt" officeooo:rsid="0e6135f4" officeooo:paragraph-rsid="0ebdbbbe" style:font-size-asian="10pt" style:font-size-complex="10pt"/>
    </style:style>
    <style:style style:name="P39" style:family="paragraph" style:parent-style-name="Table_20_Contents">
      <style:paragraph-properties fo:text-align="center" style:justify-single-word="false"/>
      <style:text-properties fo:font-size="10pt" officeooo:paragraph-rsid="0ef8f892" style:font-size-asian="10pt" style:font-size-complex="10pt"/>
    </style:style>
    <style:style style:name="P40" style:family="paragraph" style:parent-style-name="Standard">
      <style:text-properties fo:font-size="10pt" officeooo:paragraph-rsid="10471f9a" style:font-size-asian="10pt" style:font-size-complex="10pt"/>
    </style:style>
    <style:style style:name="P41" style:family="paragraph" style:parent-style-name="Standard">
      <style:text-properties fo:font-size="10pt" officeooo:paragraph-rsid="10479543" style:font-size-asian="10pt" style:font-size-complex="10pt"/>
    </style:style>
    <style:style style:name="P42" style:family="paragraph" style:parent-style-name="Standard">
      <style:text-properties fo:font-size="10pt" officeooo:paragraph-rsid="1070b586" style:font-size-asian="10pt" style:font-size-complex="10pt"/>
    </style:style>
    <style:style style:name="P43" style:family="paragraph" style:parent-style-name="Standard">
      <style:text-properties fo:font-size="10pt" officeooo:paragraph-rsid="107144ea" style:font-size-asian="10pt" style:font-size-complex="10pt"/>
    </style:style>
    <style:style style:name="P44" style:family="paragraph" style:parent-style-name="Standard">
      <style:text-properties fo:font-size="10pt" officeooo:paragraph-rsid="1072fee2" style:font-size-asian="10pt" style:font-size-complex="10pt"/>
    </style:style>
    <style:style style:name="P45" style:family="paragraph" style:parent-style-name="Standard">
      <style:text-properties fo:font-size="10pt" officeooo:paragraph-rsid="10744318" style:font-size-asian="10pt" style:font-size-complex="10pt"/>
    </style:style>
    <style:style style:name="P46" style:family="paragraph" style:parent-style-name="Standard">
      <style:text-properties fo:font-size="10pt" officeooo:paragraph-rsid="1074c42b" style:font-size-asian="10pt" style:font-size-complex="10pt"/>
    </style:style>
    <style:style style:name="P47" style:family="paragraph" style:parent-style-name="Standard">
      <style:text-properties fo:font-size="10pt" officeooo:paragraph-rsid="107f09e2" style:font-size-asian="10pt" style:font-size-complex="10pt"/>
    </style:style>
    <style:style style:name="P48" style:family="paragraph" style:parent-style-name="Standard">
      <style:text-properties fo:font-size="10pt" officeooo:paragraph-rsid="106f83ce" style:font-size-asian="10pt" style:font-size-complex="10pt"/>
    </style:style>
    <style:style style:name="P49" style:family="paragraph" style:parent-style-name="Standard">
      <style:text-properties fo:font-size="10pt" officeooo:paragraph-rsid="108d9ca4" style:font-size-asian="10pt" style:font-size-complex="10pt"/>
    </style:style>
    <style:style style:name="P50" style:family="paragraph" style:parent-style-name="Standard">
      <style:text-properties fo:font-size="10pt" officeooo:rsid="0f94320f" officeooo:paragraph-rsid="0fa9a9ae" style:font-size-asian="10pt" style:font-size-complex="10pt"/>
    </style:style>
    <style:style style:name="P51" style:family="paragraph" style:parent-style-name="Standard">
      <style:text-properties fo:font-size="10pt" officeooo:rsid="0f94320f" officeooo:paragraph-rsid="0facd585" style:font-size-asian="10pt" style:font-size-complex="10pt"/>
    </style:style>
    <style:style style:name="P52" style:family="paragraph" style:parent-style-name="Standard">
      <style:text-properties fo:font-size="10pt" officeooo:rsid="0f94320f" officeooo:paragraph-rsid="0f9b6e75" style:font-size-asian="10pt" style:font-size-complex="10pt"/>
    </style:style>
    <style:style style:name="P53" style:family="paragraph" style:parent-style-name="Standard">
      <style:text-properties fo:font-size="10pt" officeooo:rsid="0fd9369d" officeooo:paragraph-rsid="0fd9369d" style:font-size-asian="10pt" style:font-size-complex="10pt"/>
    </style:style>
    <style:style style:name="P54" style:family="paragraph" style:parent-style-name="Standard">
      <style:text-properties fo:font-size="10pt" officeooo:rsid="0f87b629" officeooo:paragraph-rsid="0f87b629" style:font-size-asian="10pt" style:font-size-complex="10pt"/>
    </style:style>
    <style:style style:name="P55" style:family="paragraph" style:parent-style-name="Standard">
      <style:text-properties fo:font-size="10pt" officeooo:rsid="0e8ab0f2" officeooo:paragraph-rsid="103b4ab9" style:font-size-asian="10pt" style:font-size-complex="10pt"/>
    </style:style>
    <style:style style:name="P56" style:family="paragraph" style:parent-style-name="Standard">
      <style:text-properties fo:font-size="10pt" officeooo:rsid="0e8ab0f2" officeooo:paragraph-rsid="103ac0dd" style:font-size-asian="10pt" style:font-size-complex="10pt"/>
    </style:style>
    <style:style style:name="P57" style:family="paragraph" style:parent-style-name="Standard">
      <style:text-properties fo:font-size="10pt" officeooo:rsid="0e4cda35" officeooo:paragraph-rsid="103b4ab9" style:font-size-asian="10pt" style:font-size-complex="10pt"/>
    </style:style>
    <style:style style:name="P58" style:family="paragraph" style:parent-style-name="Standard">
      <style:text-properties fo:font-size="10pt" officeooo:rsid="0e4cda35" officeooo:paragraph-rsid="0f507155" style:font-size-asian="10pt" style:font-size-complex="10pt"/>
    </style:style>
    <style:style style:name="P59" style:family="paragraph" style:parent-style-name="Standard">
      <style:text-properties fo:font-size="10pt" officeooo:rsid="0e52930d" officeooo:paragraph-rsid="103b4ab9" style:font-size-asian="10pt" style:font-size-complex="10pt"/>
    </style:style>
    <style:style style:name="P60" style:family="paragraph" style:parent-style-name="Standard">
      <style:text-properties fo:font-size="10pt" officeooo:rsid="0e52930d" officeooo:paragraph-rsid="0f507155" style:font-size-asian="10pt" style:font-size-complex="10pt"/>
    </style:style>
    <style:style style:name="P61" style:family="paragraph" style:parent-style-name="Standard">
      <style:text-properties fo:font-size="10pt" officeooo:rsid="0e52930d" officeooo:paragraph-rsid="0f5339cb" style:font-size-asian="10pt" style:font-size-complex="10pt"/>
    </style:style>
    <style:style style:name="P62" style:family="paragraph" style:parent-style-name="Standard">
      <style:text-properties fo:font-size="10pt" officeooo:rsid="0e7081b3" officeooo:paragraph-rsid="0f7833ea" style:font-size-asian="10pt" style:font-size-complex="10pt"/>
    </style:style>
    <style:style style:name="P63" style:family="paragraph" style:parent-style-name="Standard">
      <style:text-properties fo:font-size="10pt" officeooo:rsid="0e7081b3" officeooo:paragraph-rsid="0f5339cb" style:font-size-asian="10pt" style:font-size-complex="10pt"/>
    </style:style>
    <style:style style:name="P64" style:family="paragraph" style:parent-style-name="Standard">
      <style:text-properties fo:font-size="10pt" officeooo:rsid="0e7081b3" officeooo:paragraph-rsid="0f65a0cd" style:font-size-asian="10pt" style:font-size-complex="10pt"/>
    </style:style>
    <style:style style:name="P65" style:family="paragraph" style:parent-style-name="Standard">
      <style:text-properties fo:font-size="10pt" officeooo:rsid="103f3e84" officeooo:paragraph-rsid="103f3e84" style:font-size-asian="10pt" style:font-size-complex="10pt"/>
    </style:style>
    <style:style style:name="P66" style:family="paragraph" style:parent-style-name="Standard">
      <style:text-properties fo:font-size="10pt" officeooo:rsid="0f65a0cd" officeooo:paragraph-rsid="0f65a0cd" style:font-size-asian="10pt" style:font-size-complex="10pt"/>
    </style:style>
    <style:style style:name="P67" style:family="paragraph" style:parent-style-name="Standard">
      <style:text-properties fo:font-size="10pt" officeooo:rsid="0f65a0cd" officeooo:paragraph-rsid="0f6923ce" style:font-size-asian="10pt" style:font-size-complex="10pt"/>
    </style:style>
    <style:style style:name="P68" style:family="paragraph" style:parent-style-name="Standard">
      <style:text-properties fo:font-size="10pt" officeooo:rsid="0f65a0cd" officeooo:paragraph-rsid="1044a1c6" style:font-size-asian="10pt" style:font-size-complex="10pt"/>
    </style:style>
    <style:style style:name="P69" style:family="paragraph" style:parent-style-name="Standard">
      <style:paragraph-properties fo:text-align="center" style:justify-single-word="false"/>
      <style:text-properties fo:font-size="10pt" officeooo:rsid="0f27c8b9" officeooo:paragraph-rsid="0f4ac3a5" style:font-size-asian="10pt" style:font-size-complex="10pt"/>
    </style:style>
    <style:style style:name="P70" style:family="paragraph" style:parent-style-name="Standard">
      <style:text-properties fo:font-size="10pt" officeooo:rsid="0feaa25b" officeooo:paragraph-rsid="0feaa25b" style:font-size-asian="10pt" style:font-size-complex="10pt"/>
    </style:style>
    <style:style style:name="P71" style:family="paragraph" style:parent-style-name="Standard">
      <style:text-properties fo:font-size="10pt" officeooo:rsid="0fed1080" officeooo:paragraph-rsid="0feea683" style:font-size-asian="10pt" style:font-size-complex="10pt"/>
    </style:style>
    <style:style style:name="P72" style:family="paragraph" style:parent-style-name="Standard">
      <style:text-properties fo:font-size="10pt" officeooo:rsid="0fed1080" officeooo:paragraph-rsid="10533bcb" style:font-size-asian="10pt" style:font-size-complex="10pt"/>
    </style:style>
    <style:style style:name="P73" style:family="paragraph" style:parent-style-name="Standard">
      <style:text-properties fo:font-size="10pt" officeooo:rsid="0fed1080" officeooo:paragraph-rsid="1054f9f3" style:font-size-asian="10pt" style:font-size-complex="10pt"/>
    </style:style>
    <style:style style:name="P74" style:family="paragraph" style:parent-style-name="Standard">
      <style:text-properties fo:font-size="10pt" officeooo:rsid="0fed1080" officeooo:paragraph-rsid="10557b74" style:font-size-asian="10pt" style:font-size-complex="10pt"/>
    </style:style>
    <style:style style:name="P75" style:family="paragraph" style:parent-style-name="Standard">
      <style:text-properties fo:font-size="10pt" officeooo:rsid="0fed1080" officeooo:paragraph-rsid="105954ca" style:font-size-asian="10pt" style:font-size-complex="10pt"/>
    </style:style>
    <style:style style:name="P76" style:family="paragraph" style:parent-style-name="Standard">
      <style:text-properties fo:font-size="10pt" officeooo:rsid="0fed1080" officeooo:paragraph-rsid="105f2b6f" style:font-size-asian="10pt" style:font-size-complex="10pt"/>
    </style:style>
    <style:style style:name="P77" style:family="paragraph" style:parent-style-name="Standard">
      <style:text-properties fo:font-size="10pt" officeooo:rsid="100b527a" officeooo:paragraph-rsid="10557b74" style:font-size-asian="10pt" style:font-size-complex="10pt"/>
    </style:style>
    <style:style style:name="P78" style:family="paragraph" style:parent-style-name="Standard">
      <style:text-properties fo:font-size="10pt" officeooo:paragraph-rsid="1054f9f3" style:font-size-asian="10pt" style:font-size-complex="10pt"/>
    </style:style>
    <style:style style:name="P79" style:family="paragraph" style:parent-style-name="Standard">
      <style:text-properties fo:font-size="10pt" officeooo:rsid="0ea7e6f2" officeooo:paragraph-rsid="105954ca" style:font-size-asian="10pt" style:font-size-complex="10pt"/>
    </style:style>
    <style:style style:name="P80" style:family="paragraph" style:parent-style-name="Standard">
      <style:text-properties fo:font-size="10pt" officeooo:paragraph-rsid="106359b9" style:font-size-asian="10pt" style:font-size-complex="10pt"/>
    </style:style>
    <style:style style:name="P81" style:family="paragraph" style:parent-style-name="Standard">
      <style:text-properties fo:font-size="10pt" officeooo:paragraph-rsid="1076032d" style:font-size-asian="10pt" style:font-size-complex="10pt"/>
    </style:style>
    <style:style style:name="P82" style:family="paragraph" style:parent-style-name="Standard">
      <style:text-properties fo:font-size="10pt" officeooo:rsid="10777004" officeooo:paragraph-rsid="10777004" style:font-size-asian="10pt" style:font-size-complex="10pt"/>
    </style:style>
    <style:style style:name="P83" style:family="paragraph" style:parent-style-name="Standard">
      <style:text-properties fo:font-size="10pt" officeooo:paragraph-rsid="107c12ee" style:font-size-asian="10pt" style:font-size-complex="10pt"/>
    </style:style>
    <style:style style:name="P84" style:family="paragraph" style:parent-style-name="Standard">
      <style:text-properties fo:font-size="10pt" officeooo:paragraph-rsid="108bede4" style:font-size-asian="10pt" style:font-size-complex="10pt"/>
    </style:style>
    <style:style style:name="P85" style:family="paragraph" style:parent-style-name="Standard">
      <style:text-properties fo:font-size="10pt" officeooo:paragraph-rsid="102b74c0" style:font-size-asian="8.75pt" style:font-size-complex="10pt"/>
    </style:style>
    <style:style style:name="P86" style:family="paragraph" style:parent-style-name="Material_20_Name">
      <style:text-properties fo:font-size="10pt" fo:font-style="italic" fo:font-weight="normal" officeooo:rsid="0e44eccf" officeooo:paragraph-rsid="0e45342c" style:font-size-asian="10pt" style:font-style-asian="italic" style:font-weight-asian="normal" style:font-size-complex="10pt" style:font-style-complex="italic" style:font-weight-complex="normal"/>
    </style:style>
    <style:style style:name="P87" style:family="paragraph" style:parent-style-name="Material_20_Name">
      <style:text-properties fo:font-size="10pt" fo:font-style="italic" fo:font-weight="normal" officeooo:rsid="0e622e1b" officeooo:paragraph-rsid="0e622e1b" style:font-size-asian="10pt" style:font-style-asian="italic" style:font-weight-asian="normal" style:font-size-complex="10pt" style:font-style-complex="italic" style:font-weight-complex="normal"/>
    </style:style>
    <style:style style:name="P88" style:family="paragraph" style:parent-style-name="Material_20_Name">
      <style:text-properties fo:font-size="10pt" fo:font-style="italic" fo:font-weight="normal" officeooo:rsid="0ea346fe" officeooo:paragraph-rsid="0ea346fe" style:font-size-asian="10pt" style:font-style-asian="italic" style:font-weight-asian="normal" style:font-size-complex="10pt" style:font-style-complex="italic" style:font-weight-complex="normal"/>
    </style:style>
    <style:style style:name="P89" style:family="paragraph" style:parent-style-name="Material_20_Name">
      <style:text-properties fo:font-size="10pt" fo:font-style="italic" fo:font-weight="normal" officeooo:rsid="0edbaf7d" officeooo:paragraph-rsid="0edbaf7d" style:font-size-asian="10pt" style:font-style-asian="italic" style:font-weight-asian="normal" style:font-size-complex="10pt" style:font-style-complex="italic" style:font-weight-complex="normal"/>
    </style:style>
    <style:style style:name="P90" style:family="paragraph" style:parent-style-name="Material_20_Name">
      <style:text-properties fo:font-size="10pt" fo:font-style="italic" fo:font-weight="normal" officeooo:rsid="0e6135f4" officeooo:paragraph-rsid="0ea346fe" style:font-size-asian="10pt" style:font-style-asian="italic" style:font-weight-asian="normal" style:font-size-complex="10pt" style:font-style-complex="italic" style:font-weight-complex="normal"/>
    </style:style>
    <style:style style:name="P91" style:family="paragraph" style:parent-style-name="Material_20_Name">
      <style:text-properties fo:font-size="10pt" fo:font-style="italic" officeooo:rsid="0e876206" officeooo:paragraph-rsid="0eb28f9f" style:font-size-asian="10pt" style:font-style-asian="italic" style:font-size-complex="10pt" style:font-style-complex="italic"/>
    </style:style>
    <style:style style:name="P92" style:family="paragraph" style:parent-style-name="Material_20_Name">
      <style:text-properties fo:font-size="10pt" fo:font-style="italic" officeooo:rsid="0ebdbbbe" officeooo:paragraph-rsid="0ebdbbbe" style:font-size-asian="10pt" style:font-style-asian="italic" style:font-size-complex="10pt" style:font-style-complex="italic"/>
    </style:style>
    <style:style style:name="P93" style:family="paragraph" style:parent-style-name="Material_20_Name">
      <style:text-properties fo:font-size="10pt" fo:font-style="italic" officeooo:rsid="0e6135f4" officeooo:paragraph-rsid="0e6135f4" style:font-size-asian="10pt" style:font-style-asian="italic" style:font-size-complex="10pt" style:font-style-complex="italic"/>
    </style:style>
    <style:style style:name="P94" style:family="paragraph" style:parent-style-name="Material_20_Name">
      <style:paragraph-properties fo:text-align="center" style:justify-single-word="false"/>
      <style:text-properties fo:font-size="10pt" fo:font-style="italic" officeooo:rsid="0e6135f4" officeooo:paragraph-rsid="0e6135f4" style:font-size-asian="10pt" style:font-style-asian="italic" style:font-size-complex="10pt" style:font-style-complex="italic"/>
    </style:style>
    <style:style style:name="P95" style:family="paragraph" style:parent-style-name="Table_20_Contents">
      <style:paragraph-properties fo:text-align="center" style:justify-single-word="false"/>
      <style:text-properties fo:font-size="10pt" fo:font-style="italic" officeooo:rsid="0e6135f4" officeooo:paragraph-rsid="0e6135f4" style:font-size-asian="10pt" style:font-style-asian="italic" style:font-size-complex="10pt" style:font-style-complex="italic"/>
    </style:style>
    <style:style style:name="P96" style:family="paragraph" style:parent-style-name="Table_20_Contents">
      <style:paragraph-properties fo:text-align="center" style:justify-single-word="false"/>
      <style:text-properties fo:font-size="10pt" fo:font-style="italic" officeooo:rsid="0e6135f4" officeooo:paragraph-rsid="0ea8ea48" style:font-size-asian="10pt" style:font-style-asian="italic" style:font-size-complex="10pt" style:font-style-complex="italic"/>
    </style:style>
    <style:style style:name="P97" style:family="paragraph" style:parent-style-name="Table_20_Contents">
      <style:paragraph-properties fo:text-align="center" style:justify-single-word="false"/>
      <style:text-properties fo:font-size="10pt" fo:font-style="italic" officeooo:rsid="0e6135f4" officeooo:paragraph-rsid="0f416803" style:font-size-asian="10pt" style:font-style-asian="italic" style:font-size-complex="10pt" style:font-style-complex="italic"/>
    </style:style>
    <style:style style:name="P98" style:family="paragraph" style:parent-style-name="Material_20_Name">
      <style:text-properties fo:font-size="10pt" fo:font-style="italic" officeooo:rsid="0f35445a" officeooo:paragraph-rsid="0f35445a" style:font-size-asian="10pt" style:font-style-asian="italic" style:font-size-complex="10pt" style:font-style-complex="italic"/>
    </style:style>
    <style:style style:name="P99" style:family="paragraph" style:parent-style-name="Material_20_Name">
      <style:paragraph-properties fo:text-align="center" style:justify-single-word="false"/>
      <style:text-properties fo:font-size="10pt" fo:font-style="italic" officeooo:rsid="0f35445a" officeooo:paragraph-rsid="0f35445a" style:font-size-asian="10pt" style:font-style-asian="italic" style:font-size-complex="10pt" style:font-style-complex="italic"/>
    </style:style>
    <style:style style:name="P100" style:family="paragraph" style:parent-style-name="Material_20_Name">
      <style:paragraph-properties fo:text-align="center" style:justify-single-word="false"/>
      <style:text-properties fo:font-size="10pt" fo:font-style="italic" officeooo:rsid="0e814455" officeooo:paragraph-rsid="0e814455" style:font-size-asian="10pt" style:font-style-asian="italic" style:font-size-complex="10pt" style:font-style-complex="italic"/>
    </style:style>
    <style:style style:name="P101" style:family="paragraph" style:parent-style-name="Table_20_Contents">
      <style:paragraph-properties fo:text-align="center" style:justify-single-word="false"/>
      <style:text-properties fo:font-size="10pt" fo:font-style="italic" officeooo:rsid="0e814455" officeooo:paragraph-rsid="0e814455" style:font-size-asian="10pt" style:font-style-asian="italic" style:font-size-complex="10pt" style:font-style-complex="italic"/>
    </style:style>
    <style:style style:name="P102" style:family="paragraph" style:parent-style-name="Table_20_Contents">
      <style:paragraph-properties fo:text-align="center" style:justify-single-word="false"/>
      <style:text-properties fo:font-size="10pt" fo:font-style="italic" officeooo:rsid="0e814455" officeooo:paragraph-rsid="0f35445a" style:font-size-asian="10pt" style:font-style-asian="italic" style:font-size-complex="10pt" style:font-style-complex="italic"/>
    </style:style>
    <style:style style:name="P103" style:family="paragraph" style:parent-style-name="Material_20_Name">
      <style:paragraph-properties fo:text-align="center" style:justify-single-word="false"/>
      <style:text-properties fo:font-size="10pt" fo:font-style="italic" officeooo:rsid="0e98b39b" officeooo:paragraph-rsid="0eafbe1d" style:font-size-asian="10pt" style:font-style-asian="italic" style:font-size-complex="10pt" style:font-style-complex="italic"/>
    </style:style>
    <style:style style:name="P104" style:family="paragraph" style:parent-style-name="Table_20_Contents">
      <style:paragraph-properties fo:text-align="center" style:justify-single-word="false"/>
      <style:text-properties fo:font-size="10pt" fo:font-style="italic" officeooo:rsid="0ea8ea48" officeooo:paragraph-rsid="0ea8ea48" style:font-size-asian="10pt" style:font-style-asian="italic" style:font-size-complex="10pt" style:font-style-complex="italic"/>
    </style:style>
    <style:style style:name="P105" style:family="paragraph" style:parent-style-name="Table_20_Contents">
      <style:paragraph-properties fo:text-align="center" style:justify-single-word="false"/>
      <style:text-properties fo:font-size="10pt" fo:font-style="italic" officeooo:rsid="0e9c0e10" officeooo:paragraph-rsid="0e9c0e10" style:font-size-asian="10pt" style:font-style-asian="italic" style:font-size-complex="10pt" style:font-style-complex="italic"/>
    </style:style>
    <style:style style:name="P106" style:family="paragraph" style:parent-style-name="Table_20_Contents">
      <style:paragraph-properties fo:text-align="center" style:justify-single-word="false"/>
      <style:text-properties fo:font-size="10pt" fo:font-style="italic" officeooo:rsid="0ef8f892" officeooo:paragraph-rsid="0ef8f892" style:font-size-asian="10pt" style:font-style-asian="italic" style:font-size-complex="10pt" style:font-style-complex="italic"/>
    </style:style>
    <style:style style:name="P107" style:family="paragraph" style:parent-style-name="Table_20_Contents">
      <style:paragraph-properties fo:text-align="center" style:justify-single-word="false"/>
      <style:text-properties fo:font-size="10pt" fo:font-style="italic" officeooo:rsid="0efb3b7a" officeooo:paragraph-rsid="0f1c593c" style:font-size-asian="10pt" style:font-style-asian="italic" style:font-size-complex="10pt" style:font-style-complex="italic"/>
    </style:style>
    <style:style style:name="P108" style:family="paragraph" style:parent-style-name="Table_20_Contents">
      <style:paragraph-properties fo:text-align="center" style:justify-single-word="false"/>
      <style:text-properties fo:font-size="10pt" fo:font-style="italic" officeooo:rsid="0f416803" officeooo:paragraph-rsid="0f416803" style:font-size-asian="10pt" style:font-style-asian="italic" style:font-size-complex="10pt" style:font-style-complex="italic"/>
    </style:style>
    <style:style style:name="P109" style:family="paragraph" style:parent-style-name="Table_20_Contents">
      <style:paragraph-properties fo:text-align="center" style:justify-single-word="false"/>
      <style:text-properties fo:font-size="10pt" fo:font-weight="bold" officeooo:rsid="0c8c1002" officeooo:paragraph-rsid="0ef77a15"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c8c1002" officeooo:paragraph-rsid="0f27c8b9"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e44eccf" officeooo:paragraph-rsid="0e45342c"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e44eccf" officeooo:paragraph-rsid="0e6135f4"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e44eccf" officeooo:paragraph-rsid="0eb28f9f" style:font-size-asian="10pt" style:font-weight-asian="bold" style:font-size-complex="10pt" style:font-weight-complex="bold"/>
    </style:style>
    <style:style style:name="P114" style:family="paragraph" style:parent-style-name="Table_20_Contents">
      <style:paragraph-properties fo:text-align="start" style:justify-single-word="false"/>
      <style:text-properties fo:font-size="10pt" fo:font-weight="bold" officeooo:rsid="0e44eccf" officeooo:paragraph-rsid="0e6135f4" style:font-size-asian="10pt" style:font-weight-asian="bold" style:font-size-complex="10pt" style:font-weight-complex="bold"/>
    </style:style>
    <style:style style:name="P115" style:family="paragraph" style:parent-style-name="Table_20_Contents">
      <style:paragraph-properties fo:text-align="start" style:justify-single-word="false"/>
      <style:text-properties fo:font-size="10pt" fo:font-weight="bold" officeooo:rsid="0e44eccf" officeooo:paragraph-rsid="0eb28f9f" style:font-size-asian="10pt" style:font-weight-asian="bold" style:font-size-complex="10pt" style:font-weight-complex="bold"/>
    </style:style>
    <style:style style:name="P116" style:family="paragraph" style:parent-style-name="Table_20_Contents">
      <style:paragraph-properties fo:text-align="start" style:justify-single-word="false"/>
      <style:text-properties fo:font-size="10pt" fo:font-weight="bold" officeooo:rsid="0e44eccf" officeooo:paragraph-rsid="0eb69114"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e6135f4" officeooo:paragraph-rsid="0e6135f4"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ef8f892" officeooo:paragraph-rsid="0ef8f892" style:font-size-asian="10pt" style:font-weight-asian="bold" style:font-size-complex="10pt" style:font-weight-complex="bold"/>
    </style:style>
    <style:style style:name="P119" style:family="paragraph" style:parent-style-name="Standard">
      <style:text-properties officeooo:rsid="0c8c1002"/>
    </style:style>
    <style:style style:name="P120" style:family="paragraph" style:parent-style-name="Standard">
      <style:text-properties officeooo:rsid="07017b45" officeooo:paragraph-rsid="0e45342c"/>
    </style:style>
    <style:style style:name="P121" style:family="paragraph" style:parent-style-name="Standard">
      <style:text-properties officeooo:rsid="07017b45" officeooo:paragraph-rsid="0eb28f9f"/>
    </style:style>
    <style:style style:name="P122" style:family="paragraph" style:parent-style-name="Standard">
      <style:text-properties officeooo:rsid="07017b45" officeooo:paragraph-rsid="0ec982ce"/>
    </style:style>
    <style:style style:name="P123" style:family="paragraph" style:parent-style-name="Standard">
      <style:text-properties officeooo:rsid="07017b45" officeooo:paragraph-rsid="0ee1b551"/>
    </style:style>
    <style:style style:name="P124" style:family="paragraph" style:parent-style-name="Standard">
      <style:text-properties officeooo:rsid="07017b45" officeooo:paragraph-rsid="0ee386b7"/>
    </style:style>
    <style:style style:name="P125" style:family="paragraph" style:parent-style-name="Standard">
      <style:text-properties officeooo:rsid="07017b45" officeooo:paragraph-rsid="0ef77a15"/>
    </style:style>
    <style:style style:name="P126" style:family="paragraph" style:parent-style-name="Standard">
      <style:text-properties officeooo:rsid="07017b45" officeooo:paragraph-rsid="0f127b6b"/>
    </style:style>
    <style:style style:name="P127" style:family="paragraph" style:parent-style-name="Standard">
      <style:text-properties officeooo:rsid="07017b45" officeooo:paragraph-rsid="0f1b860b"/>
    </style:style>
    <style:style style:name="P128" style:family="paragraph" style:parent-style-name="Standard">
      <style:text-properties officeooo:rsid="07017b45" officeooo:paragraph-rsid="0e6135f4"/>
    </style:style>
    <style:style style:name="P129" style:family="paragraph" style:parent-style-name="Standard">
      <style:text-properties officeooo:rsid="07017b45" officeooo:paragraph-rsid="0f6923ce"/>
    </style:style>
    <style:style style:name="P130" style:family="paragraph" style:parent-style-name="Standard">
      <style:text-properties officeooo:rsid="07017b45" officeooo:paragraph-rsid="0f7833ea"/>
    </style:style>
    <style:style style:name="P131" style:family="paragraph" style:parent-style-name="Standard">
      <style:text-properties officeooo:rsid="07017b45" officeooo:paragraph-rsid="0da1ab51"/>
    </style:style>
    <style:style style:name="P132" style:family="paragraph" style:parent-style-name="Standard">
      <style:text-properties officeooo:rsid="07017b45" officeooo:paragraph-rsid="0fae9e96"/>
    </style:style>
    <style:style style:name="P133" style:family="paragraph" style:parent-style-name="Standard">
      <style:text-properties officeooo:rsid="07017b45" officeooo:paragraph-rsid="103f3e84"/>
    </style:style>
    <style:style style:name="P134" style:family="paragraph" style:parent-style-name="Standard">
      <style:text-properties officeooo:rsid="07017b45" officeooo:paragraph-rsid="1044a1c6"/>
    </style:style>
    <style:style style:name="P135" style:family="paragraph" style:parent-style-name="Standard">
      <style:text-properties officeooo:rsid="07017b45" officeooo:paragraph-rsid="105954ca"/>
    </style:style>
    <style:style style:name="P136" style:family="paragraph" style:parent-style-name="Standard">
      <style:text-properties officeooo:rsid="07017b45" officeooo:paragraph-rsid="107f91ce"/>
    </style:style>
    <style:style style:name="P137" style:family="paragraph" style:parent-style-name="Standard">
      <style:text-properties officeooo:rsid="0e5aee8f" officeooo:paragraph-rsid="0eb28f9f"/>
    </style:style>
    <style:style style:name="P138" style:family="paragraph" style:parent-style-name="Standard">
      <style:text-properties officeooo:rsid="0e447bcb" officeooo:paragraph-rsid="0e447bcb"/>
    </style:style>
    <style:style style:name="P139" style:family="paragraph" style:parent-style-name="Standard">
      <style:text-properties officeooo:paragraph-rsid="0e9c0e10"/>
    </style:style>
    <style:style style:name="P140" style:family="paragraph" style:parent-style-name="Standard">
      <style:text-properties officeooo:paragraph-rsid="0ebdbbbe"/>
    </style:style>
    <style:style style:name="P141" style:family="paragraph" style:parent-style-name="Standard">
      <style:text-properties officeooo:paragraph-rsid="0ed9db11"/>
    </style:style>
    <style:style style:name="P142" style:family="paragraph" style:parent-style-name="Standard">
      <style:text-properties style:font-name="AR JULIAN" officeooo:rsid="0ef4b04b" officeooo:paragraph-rsid="0ef4b04b"/>
    </style:style>
    <style:style style:name="P143" style:family="paragraph" style:parent-style-name="Standard">
      <style:text-properties style:font-name="AR JULIAN" officeooo:rsid="0dea896a" officeooo:paragraph-rsid="0ef4b04b"/>
    </style:style>
    <style:style style:name="P144" style:family="paragraph" style:parent-style-name="Standard">
      <style:text-properties style:font-name="AR JULIAN" officeooo:rsid="0f5a6019" officeooo:paragraph-rsid="0eb28f9f"/>
    </style:style>
    <style:style style:name="P145" style:family="paragraph" style:parent-style-name="Standard">
      <style:text-properties officeooo:paragraph-rsid="0ee386b7"/>
    </style:style>
    <style:style style:name="P146" style:family="paragraph" style:parent-style-name="Standard">
      <style:text-properties officeooo:rsid="0de9d05e" officeooo:paragraph-rsid="0ef4b04b"/>
    </style:style>
    <style:style style:name="P147" style:family="paragraph" style:parent-style-name="Standard">
      <style:paragraph-properties fo:text-align="center" style:justify-single-word="false"/>
      <style:text-properties officeooo:paragraph-rsid="0ef8f892"/>
    </style:style>
    <style:style style:name="P148" style:family="paragraph" style:parent-style-name="Table_20_Contents">
      <style:paragraph-properties fo:text-align="center" style:justify-single-word="false"/>
      <style:text-properties officeooo:paragraph-rsid="0ef8f892"/>
    </style:style>
    <style:style style:name="P149" style:family="paragraph" style:parent-style-name="Standard">
      <style:paragraph-properties fo:text-align="center" style:justify-single-word="false"/>
      <style:text-properties officeooo:paragraph-rsid="0f05beb3"/>
    </style:style>
    <style:style style:name="P150" style:family="paragraph" style:parent-style-name="Standard">
      <style:paragraph-properties fo:text-align="center" style:justify-single-word="false"/>
      <style:text-properties officeooo:paragraph-rsid="0f27c8b9"/>
    </style:style>
    <style:style style:name="P151" style:family="paragraph" style:parent-style-name="Table_20_Contents">
      <style:paragraph-properties fo:text-align="center" style:justify-single-word="false"/>
      <style:text-properties officeooo:paragraph-rsid="0f27c8b9"/>
    </style:style>
    <style:style style:name="P152" style:family="paragraph" style:parent-style-name="Standard">
      <style:paragraph-properties fo:text-align="center" style:justify-single-word="false"/>
      <style:text-properties officeooo:paragraph-rsid="0f4ac3a5"/>
    </style:style>
    <style:style style:name="P153" style:family="paragraph" style:parent-style-name="Table_20_Contents">
      <style:paragraph-properties fo:text-align="center" style:justify-single-word="false"/>
      <style:text-properties officeooo:paragraph-rsid="0e9c0e10"/>
    </style:style>
    <style:style style:name="P154" style:family="paragraph" style:parent-style-name="Table_20_Contents">
      <style:paragraph-properties fo:text-align="center" style:justify-single-word="false"/>
      <style:text-properties officeooo:paragraph-rsid="0e6135f4"/>
    </style:style>
    <style:style style:name="P155" style:family="paragraph" style:parent-style-name="Table_20_Contents">
      <style:paragraph-properties fo:text-align="center" style:justify-single-word="false"/>
      <style:text-properties officeooo:paragraph-rsid="0f285fa8"/>
    </style:style>
    <style:style style:name="P156" style:family="paragraph" style:parent-style-name="Table_20_Contents">
      <style:paragraph-properties fo:text-align="center" style:justify-single-word="false"/>
      <style:text-properties officeooo:paragraph-rsid="0e98b39b"/>
    </style:style>
    <style:style style:name="P157" style:family="paragraph" style:parent-style-name="Table_20_Contents">
      <style:paragraph-properties fo:text-align="center" style:justify-single-word="false"/>
      <style:text-properties officeooo:paragraph-rsid="0f20a48b"/>
    </style:style>
    <style:style style:name="P158" style:family="paragraph" style:parent-style-name="Standard">
      <style:text-properties officeooo:rsid="0f1b860b" officeooo:paragraph-rsid="0f1b860b"/>
    </style:style>
    <style:style style:name="P159" style:family="paragraph" style:parent-style-name="Standard">
      <style:text-properties officeooo:paragraph-rsid="0e622e1b"/>
    </style:style>
    <style:style style:name="P160" style:family="paragraph" style:parent-style-name="Material_20_Name">
      <style:text-properties officeooo:paragraph-rsid="0e622e1b"/>
    </style:style>
    <style:style style:name="P161" style:family="paragraph" style:parent-style-name="Standard">
      <style:text-properties officeooo:rsid="0e814455" officeooo:paragraph-rsid="0e814455"/>
    </style:style>
    <style:style style:name="P162" style:family="paragraph" style:parent-style-name="Standard">
      <style:text-properties officeooo:rsid="0f35445a" officeooo:paragraph-rsid="0f35445a"/>
    </style:style>
    <style:style style:name="P163" style:family="paragraph" style:parent-style-name="Standard">
      <style:paragraph-properties fo:text-align="center" style:justify-single-word="false"/>
      <style:text-properties officeooo:rsid="0f4f53a6" officeooo:paragraph-rsid="0f4f53a6"/>
    </style:style>
    <style:style style:name="P164" style:family="paragraph" style:parent-style-name="Standard">
      <style:text-properties officeooo:rsid="0f1e55e6" officeooo:paragraph-rsid="0f1e55e6"/>
    </style:style>
    <style:style style:name="P165" style:family="paragraph" style:parent-style-name="Standard">
      <style:text-properties officeooo:rsid="0f2d061d" officeooo:paragraph-rsid="0f2d061d"/>
    </style:style>
    <style:style style:name="P166" style:family="paragraph" style:parent-style-name="Standard">
      <style:text-properties officeooo:rsid="0ef07c41" officeooo:paragraph-rsid="0ef07c41"/>
    </style:style>
    <style:style style:name="P167" style:family="paragraph" style:parent-style-name="Standard">
      <style:text-properties officeooo:paragraph-rsid="0fd9369d"/>
    </style:style>
    <style:style style:name="P168" style:family="paragraph" style:parent-style-name="Standard">
      <style:text-properties officeooo:paragraph-rsid="0feaa25b"/>
    </style:style>
    <style:style style:name="P169" style:family="paragraph" style:parent-style-name="Standard">
      <style:text-properties officeooo:paragraph-rsid="1003af1d"/>
    </style:style>
    <style:style style:name="P170" style:family="paragraph" style:parent-style-name="Standard">
      <style:text-properties officeooo:rsid="1040c2cd" officeooo:paragraph-rsid="1040c2cd"/>
    </style:style>
    <style:style style:name="P171" style:family="paragraph" style:parent-style-name="Material_20_Name">
      <style:text-properties officeooo:paragraph-rsid="0e6135f4"/>
    </style:style>
    <style:style style:name="P172" style:family="paragraph" style:parent-style-name="Table_20_Contents">
      <style:text-properties officeooo:paragraph-rsid="0e45342c"/>
    </style:style>
    <style:style style:name="P173" style:family="paragraph" style:parent-style-name="Table_20_Contents">
      <style:text-properties officeooo:paragraph-rsid="0ea346fe"/>
    </style:style>
    <style:style style:name="P174" style:family="paragraph" style:parent-style-name="Table_20_Contents">
      <style:text-properties officeooo:rsid="0edbaf7d" officeooo:paragraph-rsid="0edbaf7d"/>
    </style:style>
    <style:style style:name="P175" style:family="paragraph" style:parent-style-name="Table_20_Contents">
      <style:text-properties officeooo:rsid="0e98b39b" officeooo:paragraph-rsid="0f8f91f1"/>
    </style:style>
    <style:style style:name="P176" style:family="paragraph" style:parent-style-name="Standard">
      <style:text-properties officeooo:paragraph-rsid="107f49ec"/>
    </style:style>
    <style:style style:name="P177" style:family="paragraph" style:parent-style-name="Standard">
      <style:text-properties officeooo:rsid="0feadcab" officeooo:paragraph-rsid="0fef45e5"/>
    </style:style>
    <style:style style:name="P178" style:family="paragraph" style:parent-style-name="Standard">
      <style:text-properties officeooo:rsid="0ea7e6f2" officeooo:paragraph-rsid="0ee386b7"/>
    </style:style>
    <style:style style:name="P179" style:family="paragraph" style:parent-style-name="Standard">
      <style:text-properties officeooo:paragraph-rsid="107f91ce"/>
    </style:style>
    <style:style style:name="P180" style:family="paragraph" style:parent-style-name="Standard">
      <style:text-properties officeooo:paragraph-rsid="10933237"/>
    </style:style>
    <style:style style:name="P181" style:family="paragraph" style:parent-style-name="Heading_20_1">
      <style:text-properties style:font-name="Liberation Serif" fo:font-size="28pt" fo:font-weight="bold" officeooo:rsid="0b4ee8b7" officeooo:paragraph-rsid="0e447bcb" style:font-name-asian="SimSun" style:font-size-asian="28pt" style:font-weight-asian="bold" style:font-name-complex="Arial" style:font-size-complex="28pt" style:font-weight-complex="bold"/>
    </style:style>
    <style:style style:name="P182" style:family="paragraph" style:parent-style-name="Heading_20_2">
      <style:text-properties style:font-name="Liberation Serif" fo:font-size="18pt" fo:font-weight="bold" officeooo:rsid="0e867012" officeooo:paragraph-rsid="0eb69114" style:font-name-asian="Microsoft YaHei" style:font-size-asian="18pt" style:font-weight-asian="bold" style:font-name-complex="Mangal1" style:font-size-complex="18pt" style:font-weight-complex="bold"/>
    </style:style>
    <style:style style:name="P183" style:family="paragraph" style:parent-style-name="Heading_20_2">
      <style:text-properties style:font-name="Liberation Serif" fo:font-size="18pt" fo:font-weight="bold" officeooo:rsid="0e867012" officeooo:paragraph-rsid="0f0c2ee7" style:font-name-asian="Microsoft YaHei" style:font-size-asian="18pt" style:font-weight-asian="bold" style:font-name-complex="Mangal1" style:font-size-complex="18pt" style:font-weight-complex="bold"/>
    </style:style>
    <style:style style:name="P184" style:family="paragraph" style:parent-style-name="Heading_20_2">
      <style:text-properties style:font-name="Liberation Serif" fo:font-size="18pt" fo:font-weight="bold" officeooo:rsid="0dcd1d3b" officeooo:paragraph-rsid="0e4cda35" style:font-name-asian="Microsoft YaHei" style:font-size-asian="18pt" style:font-weight-asian="bold" style:font-name-complex="Mangal1" style:font-size-complex="18pt" style:font-weight-complex="bold"/>
    </style:style>
    <style:style style:name="P185" style:family="paragraph" style:parent-style-name="Heading_20_2">
      <style:text-properties style:font-name="Liberation Serif" fo:font-size="18pt" fo:font-weight="bold" officeooo:rsid="0dcd1d3b" officeooo:paragraph-rsid="0e6135f4" style:font-name-asian="Microsoft YaHei" style:font-size-asian="18pt" style:font-weight-asian="bold" style:font-name-complex="Mangal1" style:font-size-complex="18pt" style:font-weight-complex="bold"/>
    </style:style>
    <style:style style:name="P186" style:family="paragraph" style:parent-style-name="Heading_20_2">
      <style:text-properties style:font-name="Liberation Serif" fo:font-size="18pt" fo:font-weight="bold" officeooo:rsid="0dcd1d3b" officeooo:paragraph-rsid="0e447bcb" style:font-name-asian="Microsoft YaHei" style:font-size-asian="18pt" style:font-weight-asian="bold" style:font-name-complex="Mangal1" style:font-size-complex="18pt" style:font-weight-complex="bold"/>
    </style:style>
    <style:style style:name="P187" style:family="paragraph" style:parent-style-name="Heading_20_2">
      <style:text-properties style:font-name="Liberation Serif" fo:font-size="18pt" fo:font-weight="bold" officeooo:rsid="0e785e24" officeooo:paragraph-rsid="103f3e84" style:font-name-asian="Microsoft YaHei" style:font-size-asian="18pt" style:font-weight-asian="bold" style:font-name-complex="Mangal1" style:font-size-complex="18pt" style:font-weight-complex="bold"/>
    </style:style>
    <style:style style:name="P188" style:family="paragraph" style:parent-style-name="Heading_20_2">
      <style:text-properties style:font-name="Liberation Serif" fo:font-size="18pt" fo:font-weight="bold" officeooo:rsid="10b97e58" officeooo:paragraph-rsid="10b97e58" style:font-name-asian="Microsoft YaHei" style:font-size-asian="18pt" style:font-weight-asian="bold" style:font-name-complex="Mangal1" style:font-size-complex="18pt" style:font-weight-complex="bold"/>
    </style:style>
    <style:style style:name="P189" style:family="paragraph" style:parent-style-name="Heading_20_2">
      <style:text-properties officeooo:rsid="102b74c0" officeooo:paragraph-rsid="102b74c0"/>
    </style:style>
    <style:style style:name="P190" style:family="paragraph" style:parent-style-name="Heading_20_2">
      <style:text-properties officeooo:rsid="0ef4b04b" officeooo:paragraph-rsid="0ef4b04b"/>
    </style:style>
    <style:style style:name="P191" style:family="paragraph" style:parent-style-name="Heading_20_3">
      <style:text-properties fo:color="#111111" loext:opacity="100%" style:font-name="Liberation Serif" fo:font-size="12pt" fo:font-style="normal" style:text-underline-style="none" fo:font-weight="bold" officeooo:rsid="0ec6ce5a" officeooo:paragraph-rsid="10864010" style:font-name-asian="Microsoft YaHei" style:font-size-asian="12pt" style:font-style-asian="normal" style:font-weight-asian="bold" style:font-name-complex="Mangal1" style:font-size-complex="12pt" style:font-style-complex="normal" style:font-weight-complex="bold"/>
    </style:style>
    <style:style style:name="P192" style:family="paragraph" style:parent-style-name="Heading_20_3">
      <style:text-properties fo:color="#111111" loext:opacity="100%" style:font-name="Liberation Serif" fo:font-size="12pt" fo:font-style="normal" style:text-underline-style="none" fo:font-weight="bold" officeooo:rsid="0ec6ce5a" officeooo:paragraph-rsid="10674133" style:font-name-asian="Microsoft YaHei" style:font-size-asian="12pt" style:font-style-asian="normal" style:font-weight-asian="bold" style:font-name-complex="Mangal1" style:font-size-complex="12pt" style:font-style-complex="normal" style:font-weight-complex="bold"/>
    </style:style>
    <style:style style:name="P193" style:family="paragraph" style:parent-style-name="Heading_20_3">
      <style:text-properties fo:color="#111111" loext:opacity="100%" style:font-name="Liberation Serif" fo:font-size="12pt" fo:font-style="normal" style:text-underline-style="none" fo:font-weight="bold" officeooo:rsid="0ec6ce5a" officeooo:paragraph-rsid="0f914c4f" style:font-name-asian="Microsoft YaHei" style:font-size-asian="12pt" style:font-style-asian="normal" style:font-weight-asian="bold" style:font-name-complex="Mangal1" style:font-size-complex="12pt" style:font-style-complex="normal" style:font-weight-complex="bold"/>
    </style:style>
    <style:style style:name="P194" style:family="paragraph" style:parent-style-name="Heading_20_3">
      <style:text-properties fo:color="#111111" loext:opacity="100%" style:font-name="Liberation Serif" fo:font-size="12pt" fo:font-style="normal" style:text-underline-style="none" fo:font-weight="bold" officeooo:rsid="0ec6ce5a" officeooo:paragraph-rsid="10b03b04" style:font-name-asian="Microsoft YaHei" style:font-size-asian="12pt" style:font-style-asian="normal" style:font-weight-asian="bold" style:font-name-complex="Mangal1" style:font-size-complex="12pt" style:font-style-complex="normal" style:font-weight-complex="bold"/>
    </style:style>
    <style:style style:name="P195" style:family="paragraph" style:parent-style-name="Heading_20_3">
      <style:text-properties fo:color="#111111" loext:opacity="100%" style:font-name="Liberation Serif" fo:font-size="12pt" fo:font-style="normal" style:text-underline-style="none" fo:font-weight="bold" officeooo:rsid="0fc9e753" officeooo:paragraph-rsid="0fc9e753" style:font-name-asian="Microsoft YaHei" style:font-size-asian="12pt" style:font-style-asian="normal" style:font-weight-asian="bold" style:font-name-complex="Mangal1" style:font-size-complex="12pt" style:font-style-complex="normal" style:font-weight-complex="bold"/>
    </style:style>
    <style:style style:name="P196" style:family="paragraph" style:parent-style-name="Heading_20_3">
      <style:text-properties fo:color="#111111" loext:opacity="100%" style:font-name="Liberation Serif" fo:font-size="12pt" fo:font-style="normal" style:text-underline-style="none" fo:font-weight="bold" officeooo:rsid="100d0827" officeooo:paragraph-rsid="102b74c0" style:font-name-asian="Microsoft YaHei" style:font-size-asian="12pt" style:font-style-asian="normal" style:font-weight-asian="bold" style:font-name-complex="Mangal1" style:font-size-complex="12pt" style:font-style-complex="normal" style:font-weight-complex="bold"/>
    </style:style>
    <style:style style:name="P197" style:family="paragraph" style:parent-style-name="Heading_20_3">
      <style:text-properties fo:color="#111111" loext:opacity="100%" style:font-name="Liberation Serif" fo:font-size="12pt" fo:font-style="normal" style:text-underline-style="none" fo:font-weight="bold" officeooo:rsid="0afe79eb" officeooo:paragraph-rsid="0f6bcafc" style:font-name-asian="Microsoft YaHei" style:font-size-asian="12pt" style:font-style-asian="normal" style:font-weight-asian="bold" style:font-name-complex="Mangal1" style:font-size-complex="12pt" style:font-style-complex="normal" style:font-weight-complex="bold"/>
    </style:style>
    <style:style style:name="P198" style:family="paragraph" style:parent-style-name="Heading_20_3">
      <style:text-properties fo:color="#111111" loext:opacity="100%" style:font-name="Liberation Serif" fo:font-size="12pt" fo:font-style="normal" style:text-underline-style="none" fo:font-weight="bold" officeooo:rsid="0afe79eb" officeooo:paragraph-rsid="0ffe2f35" style:font-name-asian="Microsoft YaHei" style:font-size-asian="12pt" style:font-style-asian="normal" style:font-weight-asian="bold" style:font-name-complex="Mangal1" style:font-size-complex="12pt" style:font-style-complex="normal" style:font-weight-complex="bold"/>
    </style:style>
    <style:style style:name="P199" style:family="paragraph" style:parent-style-name="Heading_20_3">
      <style:text-properties fo:color="#111111" loext:opacity="100%" style:font-name="Liberation Serif" fo:font-size="12pt" fo:font-style="normal" style:text-underline-style="none" fo:font-weight="bold" officeooo:rsid="0afe79eb" officeooo:paragraph-rsid="105954ca" style:font-name-asian="Microsoft YaHei" style:font-size-asian="12pt" style:font-style-asian="normal" style:font-weight-asian="bold" style:font-name-complex="Mangal1" style:font-size-complex="12pt" style:font-style-complex="normal" style:font-weight-complex="bold"/>
    </style:style>
    <style:style style:name="P200" style:family="paragraph" style:parent-style-name="Heading_20_3">
      <style:text-properties fo:color="#111111" loext:opacity="100%" style:font-name="Liberation Serif" fo:font-size="12pt" fo:font-style="normal" style:text-underline-style="none" fo:font-weight="bold" officeooo:rsid="0f0c2ee7" officeooo:paragraph-rsid="0f65a0cd" style:font-name-asian="Microsoft YaHei" style:font-size-asian="12pt" style:font-style-asian="normal" style:font-weight-asian="bold" style:font-name-complex="Mangal1" style:font-size-complex="12pt" style:font-style-complex="normal" style:font-weight-complex="bold"/>
    </style:style>
    <style:style style:name="P201" style:family="paragraph" style:parent-style-name="Heading_20_3">
      <style:text-properties fo:color="#111111" loext:opacity="100%" style:font-name="Liberation Serif" fo:font-size="12pt" fo:font-style="normal" style:text-underline-style="none" fo:font-weight="bold" officeooo:rsid="0f0c2ee7" officeooo:paragraph-rsid="0f6923ce" style:font-name-asian="Microsoft YaHei" style:font-size-asian="12pt" style:font-style-asian="normal" style:font-weight-asian="bold" style:font-name-complex="Mangal1" style:font-size-complex="12pt" style:font-style-complex="normal" style:font-weight-complex="bold"/>
    </style:style>
    <style:style style:name="P202" style:family="paragraph" style:parent-style-name="Heading_20_3">
      <style:text-properties fo:color="#111111" loext:opacity="100%" style:font-name="Liberation Serif" fo:font-size="12pt" fo:font-style="normal" style:text-underline-style="none" fo:font-weight="bold" officeooo:rsid="0f1b860b" officeooo:paragraph-rsid="0f1b860b" style:font-name-asian="Microsoft YaHei" style:font-size-asian="12pt" style:font-style-asian="normal" style:font-weight-asian="bold" style:font-name-complex="Mangal1" style:font-size-complex="12pt" style:font-style-complex="normal" style:font-weight-complex="bold"/>
    </style:style>
    <style:style style:name="P203" style:family="paragraph" style:parent-style-name="Heading_20_3">
      <style:text-properties fo:color="#111111" loext:opacity="100%" style:font-name="Liberation Serif" fo:font-size="12pt" fo:font-style="normal" style:text-underline-style="none" fo:font-weight="bold" officeooo:rsid="10072840" officeooo:paragraph-rsid="1054f9f3" style:font-name-asian="Microsoft YaHei" style:font-size-asian="12pt" style:font-style-asian="normal" style:font-weight-asian="bold" style:font-name-complex="Mangal1" style:font-size-complex="12pt" style:font-style-complex="normal" style:font-weight-complex="bold"/>
    </style:style>
    <style:style style:name="P204" style:family="paragraph" style:parent-style-name="Heading_20_3">
      <style:text-properties fo:color="#111111" loext:opacity="100%" style:font-name="Liberation Serif" fo:font-size="12pt" fo:font-style="normal" style:text-underline-style="none" fo:font-weight="bold" officeooo:rsid="10c29245" officeooo:paragraph-rsid="10c29245" style:font-name-asian="Microsoft YaHei" style:font-size-asian="12pt" style:font-style-asian="normal" style:font-weight-asian="bold" style:font-name-complex="Mangal1" style:font-size-complex="12pt" style:font-style-complex="normal" style:font-weight-complex="bold"/>
    </style:style>
    <style:style style:name="P205" style:family="paragraph" style:parent-style-name="Heading_20_3">
      <style:text-properties officeooo:paragraph-rsid="10674133"/>
    </style:style>
    <style:style style:name="P206" style:family="paragraph" style:parent-style-name="Heading_20_3">
      <style:text-properties officeooo:paragraph-rsid="1070b586"/>
    </style:style>
    <style:style style:name="P207" style:family="paragraph" style:parent-style-name="Heading_20_3">
      <style:text-properties officeooo:paragraph-rsid="1074c42b"/>
    </style:style>
    <style:style style:name="P208" style:family="paragraph" style:parent-style-name="Heading_20_3">
      <style:text-properties officeooo:paragraph-rsid="1076032d"/>
    </style:style>
    <style:style style:name="P209" style:family="paragraph" style:parent-style-name="Heading_20_3">
      <style:text-properties officeooo:paragraph-rsid="0f980878"/>
    </style:style>
    <style:style style:name="P210" style:family="paragraph" style:parent-style-name="Heading_20_3">
      <style:text-properties officeooo:paragraph-rsid="0f925c35"/>
    </style:style>
    <style:style style:name="P211" style:family="paragraph" style:parent-style-name="Heading_20_3">
      <style:text-properties officeooo:paragraph-rsid="0fd28e9d"/>
    </style:style>
    <style:style style:name="P212" style:family="paragraph" style:parent-style-name="Heading_20_3">
      <style:text-properties officeooo:paragraph-rsid="0e867012"/>
    </style:style>
    <style:style style:name="P213" style:family="paragraph" style:parent-style-name="Heading_20_3">
      <style:text-properties officeooo:paragraph-rsid="102c3ad3"/>
    </style:style>
    <style:style style:name="P214" style:family="paragraph" style:parent-style-name="Heading_20_3">
      <style:text-properties officeooo:paragraph-rsid="0e9352e2"/>
    </style:style>
    <style:style style:name="P215" style:family="paragraph" style:parent-style-name="Heading_20_3">
      <style:text-properties officeooo:rsid="0f0c2ee7" officeooo:paragraph-rsid="0f0c2ee7"/>
    </style:style>
    <style:style style:name="P216" style:family="paragraph" style:parent-style-name="Heading_20_3">
      <style:text-properties officeooo:paragraph-rsid="0ee1b551"/>
    </style:style>
    <style:style style:name="P217" style:family="paragraph" style:parent-style-name="Heading_20_3">
      <style:text-properties officeooo:paragraph-rsid="0fed1080"/>
    </style:style>
    <style:style style:name="P218" style:family="paragraph" style:parent-style-name="Heading_20_3">
      <style:text-properties officeooo:paragraph-rsid="0ee386b7"/>
    </style:style>
    <style:style style:name="P219" style:family="paragraph" style:parent-style-name="Heading_20_3">
      <style:text-properties officeooo:paragraph-rsid="0eb28f9f"/>
    </style:style>
    <style:style style:name="P220" style:family="paragraph" style:parent-style-name="Heading_20_3">
      <style:text-properties officeooo:rsid="10b97e58" officeooo:paragraph-rsid="10b97e58"/>
    </style:style>
    <style:style style:name="P221" style:family="paragraph" style:parent-style-name="Heading_20_3">
      <style:text-properties officeooo:rsid="10c108c7" officeooo:paragraph-rsid="10c108c7"/>
    </style:style>
    <style:style style:name="P222" style:family="paragraph" style:parent-style-name="Standard" style:list-style-name="L1"/>
    <style:style style:name="P223" style:family="paragraph" style:parent-style-name="Standard" style:list-style-name="L1">
      <style:text-properties officeooo:paragraph-rsid="1090d14a"/>
    </style:style>
    <style:style style:name="P224" style:family="paragraph" style:parent-style-name="Standard" style:list-style-name="L1">
      <style:text-properties officeooo:paragraph-rsid="10942613"/>
    </style:style>
    <style:style style:name="P225" style:family="paragraph" style:parent-style-name="Standard" style:list-style-name="L1">
      <style:text-properties officeooo:paragraph-rsid="107f49ec"/>
    </style:style>
    <style:style style:name="P226" style:family="paragraph" style:parent-style-name="Standard" style:list-style-name="L1">
      <style:text-properties officeooo:paragraph-rsid="10864010"/>
    </style:style>
    <style:style style:name="P227" style:family="paragraph" style:parent-style-name="Standard" style:list-style-name="L1">
      <style:text-properties officeooo:paragraph-rsid="106dde9b"/>
    </style:style>
    <style:style style:name="P228" style:family="paragraph" style:parent-style-name="Standard" style:list-style-name="L1">
      <style:text-properties officeooo:paragraph-rsid="107f09e2"/>
    </style:style>
    <style:style style:name="P229" style:family="paragraph" style:parent-style-name="Standard" style:list-style-name="L1">
      <style:text-properties officeooo:paragraph-rsid="106359b9"/>
    </style:style>
    <style:style style:name="P230" style:family="paragraph" style:parent-style-name="Standard" style:list-style-name="L1">
      <style:text-properties officeooo:paragraph-rsid="107c12ee"/>
    </style:style>
    <style:style style:name="P231" style:family="paragraph" style:parent-style-name="Standard" style:list-style-name="L1">
      <style:text-properties officeooo:paragraph-rsid="0fc9e753"/>
    </style:style>
    <style:style style:name="P232" style:family="paragraph" style:parent-style-name="Standard" style:list-style-name="L1">
      <style:text-properties officeooo:paragraph-rsid="0fcbb73f"/>
    </style:style>
    <style:style style:name="P233" style:family="paragraph" style:parent-style-name="Standard" style:list-style-name="L1">
      <style:text-properties officeooo:paragraph-rsid="102b74c0"/>
    </style:style>
    <style:style style:name="P234" style:family="paragraph" style:parent-style-name="Standard" style:list-style-name="L1">
      <style:text-properties officeooo:paragraph-rsid="10b41ed4"/>
    </style:style>
    <style:style style:name="P235" style:family="paragraph" style:parent-style-name="Standard" style:list-style-name="L1">
      <style:text-properties officeooo:paragraph-rsid="10b66a8d"/>
    </style:style>
    <style:style style:name="P236" style:family="paragraph" style:parent-style-name="Standard" style:list-style-name="L1">
      <style:text-properties officeooo:paragraph-rsid="10b76c57"/>
    </style:style>
    <style:style style:name="P237" style:family="paragraph" style:parent-style-name="Standard" style:list-style-name="L1">
      <style:text-properties officeooo:paragraph-rsid="10b8db1c"/>
    </style:style>
    <style:style style:name="P238" style:family="paragraph" style:parent-style-name="Standard" style:list-style-name="L1">
      <style:text-properties officeooo:paragraph-rsid="10b97e58"/>
    </style:style>
    <style:style style:name="P239" style:family="paragraph" style:parent-style-name="Standard" style:list-style-name="L2"/>
    <style:style style:name="P240" style:family="paragraph" style:parent-style-name="Standard" style:list-style-name="L3">
      <style:text-properties officeooo:paragraph-rsid="108bede4"/>
    </style:style>
    <style:style style:name="P241" style:family="paragraph" style:parent-style-name="Standard" style:list-style-name="L3">
      <style:text-properties fo:font-size="10pt" officeooo:paragraph-rsid="106f83ce" style:font-size-asian="10pt" style:font-size-complex="10pt"/>
    </style:style>
    <style:style style:name="P242" style:family="paragraph" style:parent-style-name="Standard" style:list-style-name="L3">
      <style:text-properties fo:font-size="10pt" officeooo:paragraph-rsid="108d9ca4" style:font-size-asian="10pt" style:font-size-complex="10pt"/>
    </style:style>
    <style:style style:name="P243" style:family="paragraph" style:parent-style-name="Standard" style:list-style-name="L1">
      <style:text-properties fo:font-size="10pt" officeooo:paragraph-rsid="107f09e2" style:font-size-asian="10pt" style:font-size-complex="10pt"/>
    </style:style>
    <style:style style:name="P244" style:family="paragraph" style:parent-style-name="Standard" style:list-style-name="L1">
      <style:text-properties fo:font-size="10pt" officeooo:paragraph-rsid="10471f9a" style:font-size-asian="10pt" style:font-size-complex="10pt"/>
    </style:style>
    <style:style style:name="P245" style:family="paragraph" style:parent-style-name="Standard" style:list-style-name="L1">
      <style:text-properties fo:font-size="10pt" officeooo:paragraph-rsid="1070b586" style:font-size-asian="10pt" style:font-size-complex="10pt"/>
    </style:style>
    <style:style style:name="P246" style:family="paragraph" style:parent-style-name="Standard" style:list-style-name="L1">
      <style:text-properties fo:font-size="10pt" officeooo:paragraph-rsid="1072fee2" style:font-size-asian="10pt" style:font-size-complex="10pt"/>
    </style:style>
    <style:style style:name="P247" style:family="paragraph" style:parent-style-name="Standard" style:list-style-name="L1">
      <style:text-properties fo:font-size="10pt" officeooo:paragraph-rsid="10744318" style:font-size-asian="10pt" style:font-size-complex="10pt"/>
    </style:style>
    <style:style style:name="P248" style:family="paragraph" style:parent-style-name="Standard" style:list-style-name="L1">
      <style:text-properties fo:font-size="10pt" officeooo:paragraph-rsid="1074c42b" style:font-size-asian="10pt" style:font-size-complex="10pt"/>
    </style:style>
    <style:style style:name="P249" style:family="paragraph" style:parent-style-name="Standard" style:list-style-name="L1">
      <style:text-properties fo:font-size="10pt" officeooo:paragraph-rsid="107144ea" style:font-size-asian="10pt" style:font-size-complex="10pt"/>
    </style:style>
    <style:style style:name="P250" style:family="paragraph" style:parent-style-name="Standard" style:list-style-name="L1">
      <style:text-properties fo:font-size="10pt" officeooo:paragraph-rsid="10479543" style:font-size-asian="10pt" style:font-size-complex="10pt"/>
    </style:style>
    <style:style style:name="P251" style:family="paragraph" style:parent-style-name="Standard" style:list-style-name="L1">
      <style:text-properties fo:font-size="10pt" officeooo:rsid="0f507155" officeooo:paragraph-rsid="1070b586" style:font-size-asian="10pt" style:font-size-complex="10pt"/>
    </style:style>
    <style:style style:name="P252" style:family="paragraph" style:parent-style-name="Standard" style:list-style-name="L1">
      <style:text-properties fo:font-size="10pt" officeooo:rsid="0f507155" officeooo:paragraph-rsid="102b74c0" style:font-size-asian="10pt" style:font-size-complex="10pt"/>
    </style:style>
    <style:style style:name="P253" style:family="paragraph" style:parent-style-name="Standard" style:list-style-name="L4">
      <style:text-properties fo:font-size="10pt" officeooo:rsid="0f507155" officeooo:paragraph-rsid="0f507155" style:font-size-asian="10pt" style:font-size-complex="10pt"/>
    </style:style>
    <style:style style:name="P254" style:family="paragraph" style:parent-style-name="Standard">
      <style:text-properties fo:font-size="10pt" officeooo:rsid="0f507155" officeooo:paragraph-rsid="10b03b04" style:font-size-asian="10pt" style:font-size-complex="10pt"/>
    </style:style>
    <style:style style:name="P255" style:family="paragraph" style:parent-style-name="Standard">
      <style:text-properties fo:font-size="10pt" officeooo:rsid="0f507155" officeooo:paragraph-rsid="10b10216" style:font-size-asian="10pt" style:font-size-complex="10pt"/>
    </style:style>
    <style:style style:name="P256" style:family="paragraph" style:parent-style-name="Standard">
      <style:text-properties fo:font-size="10pt" officeooo:rsid="0f507155" officeooo:paragraph-rsid="10b97e58" style:font-size-asian="10pt" style:font-size-complex="10pt"/>
    </style:style>
    <style:style style:name="P257" style:family="paragraph" style:parent-style-name="Standard">
      <style:text-properties fo:font-size="10pt" officeooo:rsid="0f507155" officeooo:paragraph-rsid="10c108c7" style:font-size-asian="10pt" style:font-size-complex="10pt"/>
    </style:style>
    <style:style style:name="P258" style:family="paragraph" style:parent-style-name="Standard" style:list-style-name="L4">
      <style:text-properties fo:font-size="10pt" officeooo:paragraph-rsid="10471f9a" style:font-size-asian="10pt" style:font-size-complex="10pt"/>
    </style:style>
    <style:style style:name="P259" style:family="paragraph" style:parent-style-name="Standard" style:list-style-name="L5">
      <style:text-properties fo:font-size="10pt" officeooo:paragraph-rsid="0fe7b1b1" style:font-size-asian="10pt" style:font-size-complex="10pt"/>
    </style:style>
    <style:style style:name="P260" style:family="paragraph" style:parent-style-name="Standard" style:list-style-name="L6">
      <style:text-properties fo:font-size="10pt" style:font-size-asian="10pt" style:font-size-complex="10pt"/>
    </style:style>
    <style:style style:name="P261" style:family="paragraph" style:parent-style-name="Standard" style:list-style-name="L6">
      <style:text-properties fo:font-size="10pt" officeooo:paragraph-rsid="0fe7b1b1" style:font-size-asian="10pt" style:font-size-complex="10pt"/>
    </style:style>
    <style:style style:name="P262" style:family="paragraph" style:parent-style-name="Standard" style:list-style-name="L7">
      <style:text-properties fo:font-size="10pt" officeooo:rsid="1003af1d" officeooo:paragraph-rsid="10048325" style:font-size-asian="10pt" style:font-size-complex="10pt"/>
    </style:style>
    <style:style style:name="P263" style:family="paragraph" style:parent-style-name="Standard" style:list-style-name="L7">
      <style:text-properties fo:font-size="10pt" officeooo:rsid="1003af1d" officeooo:paragraph-rsid="1003af1d" style:font-size-asian="10pt" style:font-size-complex="10pt"/>
    </style:style>
    <style:style style:name="P264" style:family="paragraph" style:parent-style-name="Standard">
      <style:text-properties fo:font-size="10pt" officeooo:rsid="07017b45" officeooo:paragraph-rsid="103f3e84" style:font-size-asian="10pt" style:font-size-complex="10pt"/>
    </style:style>
    <style:style style:name="P265" style:family="paragraph" style:parent-style-name="Standard">
      <style:text-properties fo:font-size="10pt" officeooo:rsid="07017b45" officeooo:paragraph-rsid="108d9ca4" style:font-size-asian="10pt" style:font-size-complex="10pt"/>
    </style:style>
    <style:style style:name="P266" style:family="paragraph" style:parent-style-name="Standard">
      <style:text-properties fo:font-size="10pt" officeooo:rsid="07017b45" officeooo:paragraph-rsid="10b03b04" style:font-size-asian="10pt" style:font-size-complex="10pt"/>
    </style:style>
    <style:style style:name="P267" style:family="paragraph" style:parent-style-name="Standard">
      <style:text-properties fo:font-size="10pt" officeooo:rsid="07017b45" officeooo:paragraph-rsid="1070b586" style:font-size-asian="10pt" style:font-size-complex="10pt"/>
    </style:style>
    <style:style style:name="P268" style:family="paragraph" style:parent-style-name="Standard">
      <style:text-properties fo:font-size="10pt" officeooo:rsid="07017b45" officeooo:paragraph-rsid="10baab30" style:font-size-asian="10pt" style:font-size-complex="10pt"/>
    </style:style>
    <style:style style:name="P269" style:family="paragraph" style:parent-style-name="Standard">
      <style:text-properties fo:font-size="10pt" officeooo:rsid="0fd28e9d" officeooo:paragraph-rsid="10b03b04" style:font-size-asian="10pt" style:font-size-complex="10pt"/>
    </style:style>
    <style:style style:name="P270" style:family="paragraph" style:parent-style-name="Standard">
      <style:text-properties fo:font-size="10pt" officeooo:paragraph-rsid="1054f9f3" style:font-size-asian="10pt" style:font-size-complex="10pt"/>
    </style:style>
    <style:style style:name="P271" style:family="paragraph" style:parent-style-name="Standard">
      <style:text-properties fo:font-size="10pt" officeooo:paragraph-rsid="10b41ed4" style:font-size-asian="10pt" style:font-size-complex="10pt"/>
    </style:style>
    <style:style style:name="P272" style:family="paragraph" style:parent-style-name="Standard">
      <style:text-properties fo:font-size="10pt" officeooo:paragraph-rsid="0fdfdbbc" style:font-size-asian="10pt" style:font-size-complex="10pt"/>
    </style:style>
    <style:style style:name="P273" style:family="paragraph" style:parent-style-name="Standard">
      <style:text-properties fo:font-size="10pt" officeooo:paragraph-rsid="10b76c57" style:font-size-asian="10pt" style:font-size-complex="10pt"/>
    </style:style>
    <style:style style:name="P274" style:family="paragraph" style:parent-style-name="Standard">
      <style:text-properties fo:font-size="10pt" officeooo:paragraph-rsid="10b8db1c" style:font-size-asian="10pt" style:font-size-complex="10pt"/>
    </style:style>
    <style:style style:name="P275" style:family="paragraph" style:parent-style-name="Standard">
      <style:text-properties fo:font-size="10pt" officeooo:paragraph-rsid="10b97e58" style:font-size-asian="10pt" style:font-size-complex="10pt"/>
    </style:style>
    <style:style style:name="P276" style:family="paragraph" style:parent-style-name="Standard">
      <style:text-properties fo:font-size="10pt" officeooo:rsid="10b97e58" officeooo:paragraph-rsid="10b97e58" style:font-size-asian="10pt" style:font-size-complex="10pt"/>
    </style:style>
    <style:style style:name="P277" style:family="paragraph" style:parent-style-name="Standard">
      <style:text-properties fo:font-size="10pt" officeooo:rsid="0f94320f" officeooo:paragraph-rsid="10b97e58" style:font-size-asian="10pt" style:font-size-complex="10pt"/>
    </style:style>
    <style:style style:name="P278" style:family="paragraph" style:parent-style-name="Standard">
      <style:text-properties fo:font-size="10pt" officeooo:rsid="0f94320f" officeooo:paragraph-rsid="10baab30" style:font-size-asian="10pt" style:font-size-complex="10pt"/>
    </style:style>
    <style:style style:name="P279" style:family="paragraph" style:parent-style-name="Standard">
      <style:text-properties fo:font-size="10pt" officeooo:rsid="0f94320f" officeooo:paragraph-rsid="10c108c7" style:font-size-asian="10pt" style:font-size-complex="10pt"/>
    </style:style>
    <style:style style:name="P280" style:family="paragraph" style:parent-style-name="Standard">
      <style:text-properties fo:font-size="10pt" officeooo:rsid="0f94320f" officeooo:paragraph-rsid="10c163af" style:font-size-asian="10pt" style:font-size-complex="10pt"/>
    </style:style>
    <style:style style:name="P281" style:family="paragraph" style:parent-style-name="Standard">
      <style:text-properties fo:font-size="10pt" officeooo:rsid="0fed1080" officeooo:paragraph-rsid="10c29245" style:font-size-asian="10pt" style:font-size-complex="10pt"/>
    </style:style>
    <style:style style:name="P282" style:family="paragraph" style:parent-style-name="Standard">
      <style:text-properties fo:font-size="10pt" officeooo:paragraph-rsid="10c29245" style:font-size-asian="10pt" style:font-size-complex="10pt"/>
    </style:style>
    <style:style style:name="P283" style:family="paragraph" style:parent-style-name="Standard" style:list-style-name="L4">
      <style:text-properties officeooo:paragraph-rsid="0fa9a9ae"/>
    </style:style>
    <style:style style:name="P284" style:family="paragraph" style:parent-style-name="Standard" style:list-style-name="L4">
      <style:text-properties officeooo:paragraph-rsid="0f914c4f"/>
    </style:style>
    <style:style style:name="P285" style:family="paragraph" style:parent-style-name="Standard" style:list-style-name="L4">
      <style:text-properties officeooo:paragraph-rsid="0f925c35"/>
    </style:style>
    <style:style style:name="P286" style:family="paragraph" style:parent-style-name="Standard" style:list-style-name="L4">
      <style:text-properties officeooo:paragraph-rsid="0facd585"/>
    </style:style>
    <style:style style:name="P287" style:family="paragraph" style:parent-style-name="Standard" style:list-style-name="L4">
      <style:text-properties officeooo:paragraph-rsid="0f980878"/>
    </style:style>
    <style:style style:name="P288" style:family="paragraph" style:parent-style-name="Standard" style:list-style-name="L4">
      <style:text-properties officeooo:paragraph-rsid="0fa4c461"/>
    </style:style>
    <style:style style:name="P289" style:family="paragraph" style:parent-style-name="Standard" style:list-style-name="L4">
      <style:text-properties officeooo:paragraph-rsid="0f9b6e75"/>
    </style:style>
    <style:style style:name="P290" style:family="paragraph" style:parent-style-name="Standard" style:list-style-name="L4">
      <style:text-properties officeooo:paragraph-rsid="0f9d0fc5"/>
    </style:style>
    <style:style style:name="P291" style:family="paragraph" style:parent-style-name="Standard" style:list-style-name="L4">
      <style:text-properties officeooo:paragraph-rsid="0f9ddab2"/>
    </style:style>
    <style:style style:name="P292" style:family="paragraph" style:parent-style-name="Standard" style:list-style-name="L4">
      <style:text-properties officeooo:paragraph-rsid="102c3ad3"/>
    </style:style>
    <style:style style:name="P293" style:family="paragraph" style:parent-style-name="Standard" style:list-style-name="L4">
      <style:text-properties officeooo:paragraph-rsid="0f87b629"/>
    </style:style>
    <style:style style:name="P294" style:family="paragraph" style:parent-style-name="Standard" style:list-style-name="L4">
      <style:text-properties officeooo:paragraph-rsid="0f6bcafc"/>
    </style:style>
    <style:style style:name="P295" style:family="paragraph" style:parent-style-name="Standard" style:list-style-name="L4">
      <style:text-properties officeooo:paragraph-rsid="1038f295"/>
    </style:style>
    <style:style style:name="P296" style:family="paragraph" style:parent-style-name="Standard" style:list-style-name="L4">
      <style:text-properties officeooo:paragraph-rsid="103b4ab9"/>
    </style:style>
    <style:style style:name="P297" style:family="paragraph" style:parent-style-name="Standard" style:list-style-name="L4">
      <style:text-properties officeooo:paragraph-rsid="103ac0dd"/>
    </style:style>
    <style:style style:name="P298" style:family="paragraph" style:parent-style-name="Standard" style:list-style-name="L4">
      <style:text-properties officeooo:paragraph-rsid="102e4f5b"/>
    </style:style>
    <style:style style:name="P299" style:family="paragraph" style:parent-style-name="Standard" style:list-style-name="L4">
      <style:text-properties officeooo:paragraph-rsid="0f507155"/>
    </style:style>
    <style:style style:name="P300" style:family="paragraph" style:parent-style-name="Standard" style:list-style-name="L4">
      <style:text-properties officeooo:paragraph-rsid="0f7833ea"/>
    </style:style>
    <style:style style:name="P301" style:family="paragraph" style:parent-style-name="Standard" style:list-style-name="L4">
      <style:text-properties officeooo:paragraph-rsid="0f5339cb"/>
    </style:style>
    <style:style style:name="P302" style:family="paragraph" style:parent-style-name="Standard" style:list-style-name="L4">
      <style:text-properties officeooo:paragraph-rsid="0f65a0cd"/>
    </style:style>
    <style:style style:name="P303" style:family="paragraph" style:parent-style-name="Standard" style:list-style-name="L4">
      <style:text-properties officeooo:paragraph-rsid="1044a1c6"/>
    </style:style>
    <style:style style:name="P304" style:family="paragraph" style:parent-style-name="Standard" style:list-style-name="L4">
      <style:text-properties officeooo:paragraph-rsid="10b10216"/>
    </style:style>
    <style:style style:name="P305" style:family="paragraph" style:parent-style-name="Standard" style:list-style-name="L4">
      <style:text-properties officeooo:paragraph-rsid="10b97e58"/>
    </style:style>
    <style:style style:name="P306" style:family="paragraph" style:parent-style-name="Standard" style:list-style-name="L4">
      <style:text-properties officeooo:paragraph-rsid="10c108c7"/>
    </style:style>
    <style:style style:name="P307" style:family="paragraph" style:parent-style-name="Standard" style:list-style-name="L4">
      <style:text-properties officeooo:paragraph-rsid="10c163af"/>
    </style:style>
    <style:style style:name="P308" style:family="paragraph" style:parent-style-name="Standard" style:list-style-name="L6">
      <style:text-properties officeooo:paragraph-rsid="0fed1080"/>
    </style:style>
    <style:style style:name="P309" style:family="paragraph" style:parent-style-name="Standard" style:list-style-name="L6">
      <style:text-properties officeooo:paragraph-rsid="10557b74"/>
    </style:style>
    <style:style style:name="P310" style:family="paragraph" style:parent-style-name="Standard" style:list-style-name="L6">
      <style:text-properties officeooo:paragraph-rsid="0feea683"/>
    </style:style>
    <style:style style:name="P311" style:family="paragraph" style:parent-style-name="Standard" style:list-style-name="L6">
      <style:text-properties officeooo:paragraph-rsid="1054f9f3"/>
    </style:style>
    <style:style style:name="P312" style:family="paragraph" style:parent-style-name="Standard" style:list-style-name="L6">
      <style:text-properties officeooo:paragraph-rsid="105954ca"/>
    </style:style>
    <style:style style:name="P313" style:family="paragraph" style:parent-style-name="Standard" style:list-style-name="L6">
      <style:text-properties officeooo:paragraph-rsid="105f2b6f"/>
    </style:style>
    <style:style style:name="P314" style:family="paragraph" style:parent-style-name="Standard" style:list-style-name="L6">
      <style:text-properties officeooo:paragraph-rsid="10c29245"/>
    </style:style>
    <style:style style:name="P315" style:family="paragraph" style:parent-style-name="Standard" style:list-style-name="L7">
      <style:text-properties officeooo:paragraph-rsid="10048325"/>
    </style:style>
    <style:style style:name="P316" style:family="paragraph" style:parent-style-name="Standard">
      <style:text-properties officeooo:rsid="07017b45" officeooo:paragraph-rsid="10b03b04"/>
    </style:style>
    <style:style style:name="P317" style:family="paragraph" style:parent-style-name="Standard">
      <style:text-properties style:font-name="AR JULIAN" officeooo:rsid="0f5a6019" officeooo:paragraph-rsid="0eb28f9f"/>
    </style:style>
    <style:style style:name="P318" style:family="paragraph" style:parent-style-name="Standard">
      <style:text-properties style:font-name="AR JULIAN" officeooo:rsid="10c1ff50" officeooo:paragraph-rsid="10c1ff50"/>
    </style:style>
    <style:style style:name="P319" style:family="paragraph" style:parent-style-name="Standard">
      <style:text-properties officeooo:rsid="0fda889a" officeooo:paragraph-rsid="10b03b04"/>
    </style:style>
    <style:style style:name="P320" style:family="paragraph" style:parent-style-name="Standard">
      <style:text-properties officeooo:rsid="1046eb7c" officeooo:paragraph-rsid="10b97e58"/>
    </style:style>
    <style:style style:name="P321" style:family="paragraph" style:parent-style-name="Standard">
      <style:text-properties officeooo:paragraph-rsid="10b03b04"/>
    </style:style>
    <style:style style:name="P322" style:family="paragraph" style:parent-style-name="Standard">
      <style:text-properties officeooo:rsid="0de9d05e" officeooo:paragraph-rsid="0ef4b04b"/>
    </style:style>
    <style:style style:name="P323" style:family="paragraph" style:parent-style-name="Standard">
      <style:text-properties officeooo:paragraph-rsid="10b97e58"/>
    </style:style>
    <style:style style:name="P324" style:family="paragraph" style:parent-style-name="Standard">
      <style:text-properties officeooo:rsid="0a2dec1c" officeooo:paragraph-rsid="10c163af"/>
    </style:style>
    <style:style style:name="P325" style:family="paragraph" style:parent-style-name="Standard">
      <style:text-properties officeooo:rsid="0eefb9fa" officeooo:paragraph-rsid="10c29245"/>
    </style:style>
    <style:style style:name="P326" style:family="paragraph" style:parent-style-name="Standard">
      <style:text-properties officeooo:paragraph-rsid="10c29245"/>
    </style:style>
    <style:style style:name="P327" style:family="paragraph" style:parent-style-name="Standard">
      <style:text-properties officeooo:rsid="10c418c8" officeooo:paragraph-rsid="10c418c8"/>
    </style:style>
    <style:style style:name="P328" style:family="paragraph" style:parent-style-name="Text_20_body" style:list-style-name="L23"/>
    <style:style style:name="P329" style:family="paragraph" style:parent-style-name="Text_20_body" style:list-style-name="L24"/>
    <style:style style:name="P330" style:family="paragraph" style:parent-style-name="Text_20_body" style:list-style-name="L25"/>
    <style:style style:name="P331" style:family="paragraph" style:parent-style-name="Text_20_body" style:list-style-name="L4">
      <style:text-properties officeooo:paragraph-rsid="10baab30"/>
    </style:style>
    <style:style style:name="T1" style:family="text">
      <style:text-properties fo:font-size="10pt" style:font-size-asian="10pt" style:font-size-complex="10pt"/>
    </style:style>
    <style:style style:name="T2" style:family="text">
      <style:text-properties fo:font-size="10pt" officeooo:rsid="0e45342c" style:font-size-asian="10pt" style:font-size-complex="10pt"/>
    </style:style>
    <style:style style:name="T3" style:family="text">
      <style:text-properties fo:font-size="10pt" officeooo:rsid="0e4642ba" style:font-size-asian="10pt" style:font-size-complex="10pt"/>
    </style:style>
    <style:style style:name="T4" style:family="text">
      <style:text-properties fo:font-size="10pt" officeooo:rsid="0e45fa4d" style:font-size-asian="10pt" style:font-size-complex="10pt"/>
    </style:style>
    <style:style style:name="T5" style:family="text">
      <style:text-properties fo:font-size="10pt" officeooo:rsid="0e4cda35" style:font-size-asian="10pt" style:font-size-complex="10pt"/>
    </style:style>
    <style:style style:name="T6" style:family="text">
      <style:text-properties fo:font-size="10pt" officeooo:rsid="0e4e3476" style:font-size-asian="10pt" style:font-size-complex="10pt"/>
    </style:style>
    <style:style style:name="T7" style:family="text">
      <style:text-properties fo:font-size="10pt" officeooo:rsid="0e50e051" style:font-size-asian="10pt" style:font-size-complex="10pt"/>
    </style:style>
    <style:style style:name="T8" style:family="text">
      <style:text-properties fo:font-size="10pt" officeooo:rsid="0e5194c9" style:font-size-asian="10pt" style:font-size-complex="10pt"/>
    </style:style>
    <style:style style:name="T9" style:family="text">
      <style:text-properties fo:font-size="10pt" officeooo:rsid="0e52930d" style:font-size-asian="10pt" style:font-size-complex="10pt"/>
    </style:style>
    <style:style style:name="T10" style:family="text">
      <style:text-properties fo:font-size="10pt" officeooo:rsid="0e5432fa" style:font-size-asian="10pt" style:font-size-complex="10pt"/>
    </style:style>
    <style:style style:name="T11" style:family="text">
      <style:text-properties fo:font-size="10pt" officeooo:rsid="0e5504cc" style:font-size-asian="10pt" style:font-size-complex="10pt"/>
    </style:style>
    <style:style style:name="T12" style:family="text">
      <style:text-properties fo:font-size="10pt" officeooo:rsid="0e5740d3" style:font-size-asian="10pt" style:font-size-complex="10pt"/>
    </style:style>
    <style:style style:name="T13" style:family="text">
      <style:text-properties fo:font-size="10pt" officeooo:rsid="0e578f15" style:font-size-asian="10pt" style:font-size-complex="10pt"/>
    </style:style>
    <style:style style:name="T14" style:family="text">
      <style:text-properties fo:font-size="10pt" officeooo:rsid="0e5e644a" style:font-size-asian="10pt" style:font-size-complex="10pt"/>
    </style:style>
    <style:style style:name="T15" style:family="text">
      <style:text-properties fo:font-size="10pt" officeooo:rsid="0e5ff95e" style:font-size-asian="10pt" style:font-size-complex="10pt"/>
    </style:style>
    <style:style style:name="T16" style:family="text">
      <style:text-properties fo:font-size="10pt" officeooo:rsid="0e6135f4" style:font-size-asian="10pt" style:font-size-complex="10pt"/>
    </style:style>
    <style:style style:name="T17" style:family="text">
      <style:text-properties fo:font-size="10pt" officeooo:rsid="0e622e1b" style:font-size-asian="10pt" style:font-size-complex="10pt"/>
    </style:style>
    <style:style style:name="T18" style:family="text">
      <style:text-properties fo:font-size="10pt" officeooo:rsid="0e6469de" style:font-size-asian="10pt" style:font-size-complex="10pt"/>
    </style:style>
    <style:style style:name="T19" style:family="text">
      <style:text-properties fo:font-size="10pt" officeooo:rsid="0e785e24" style:font-size-asian="10pt" style:font-size-complex="10pt"/>
    </style:style>
    <style:style style:name="T20" style:family="text">
      <style:text-properties fo:font-size="10pt" officeooo:rsid="0e7ad32c" style:font-size-asian="10pt" style:font-size-complex="10pt"/>
    </style:style>
    <style:style style:name="T21" style:family="text">
      <style:text-properties fo:font-size="10pt" officeooo:rsid="0e7b0912" style:font-size-asian="10pt" style:font-size-complex="10pt"/>
    </style:style>
    <style:style style:name="T22" style:family="text">
      <style:text-properties fo:font-size="10pt" officeooo:rsid="0e7b3d54" style:font-size-asian="10pt" style:font-size-complex="10pt"/>
    </style:style>
    <style:style style:name="T23" style:family="text">
      <style:text-properties fo:font-size="10pt" officeooo:rsid="0e823816" style:font-size-asian="10pt" style:font-size-complex="10pt"/>
    </style:style>
    <style:style style:name="T24" style:family="text">
      <style:text-properties fo:font-size="10pt" officeooo:rsid="0e8ab0f2" style:font-size-asian="10pt" style:font-size-complex="10pt"/>
    </style:style>
    <style:style style:name="T25" style:family="text">
      <style:text-properties fo:font-size="10pt" officeooo:rsid="0e9636e7" style:font-size-asian="10pt" style:font-size-complex="10pt"/>
    </style:style>
    <style:style style:name="T26" style:family="text">
      <style:text-properties fo:font-size="10pt" officeooo:rsid="0e9c0e10" style:font-size-asian="10pt" style:font-size-complex="10pt"/>
    </style:style>
    <style:style style:name="T27" style:family="text">
      <style:text-properties fo:font-size="10pt" officeooo:rsid="0e9c7fc4" style:font-size-asian="10pt" style:font-size-complex="10pt"/>
    </style:style>
    <style:style style:name="T28" style:family="text">
      <style:text-properties fo:font-size="10pt" officeooo:rsid="0e9dee29" style:font-size-asian="10pt" style:font-size-complex="10pt"/>
    </style:style>
    <style:style style:name="T29" style:family="text">
      <style:text-properties fo:font-size="10pt" officeooo:rsid="0e9fd993" style:font-size-asian="10pt" style:font-size-complex="10pt"/>
    </style:style>
    <style:style style:name="T30" style:family="text">
      <style:text-properties fo:font-size="10pt" officeooo:rsid="0ea07421" style:font-size-asian="10pt" style:font-size-complex="10pt"/>
    </style:style>
    <style:style style:name="T31" style:family="text">
      <style:text-properties fo:font-size="10pt" officeooo:rsid="0ea346fe" style:font-size-asian="10pt" style:font-size-complex="10pt"/>
    </style:style>
    <style:style style:name="T32" style:family="text">
      <style:text-properties fo:font-size="10pt" officeooo:rsid="0ec13e64" style:font-size-asian="10pt" style:font-size-complex="10pt"/>
    </style:style>
    <style:style style:name="T33" style:family="text">
      <style:text-properties fo:font-size="10pt" officeooo:rsid="0ec1884c" style:font-size-asian="10pt" style:font-size-complex="10pt"/>
    </style:style>
    <style:style style:name="T34" style:family="text">
      <style:text-properties fo:font-size="10pt" officeooo:rsid="0eca431c" style:font-size-asian="10pt" style:font-size-complex="10pt"/>
    </style:style>
    <style:style style:name="T35" style:family="text">
      <style:text-properties fo:font-size="10pt" officeooo:rsid="0ecc1e3b" style:font-size-asian="10pt" style:font-size-complex="10pt"/>
    </style:style>
    <style:style style:name="T36" style:family="text">
      <style:text-properties fo:font-size="10pt" officeooo:rsid="0ecea14f" style:font-size-asian="10pt" style:font-size-complex="10pt"/>
    </style:style>
    <style:style style:name="T37" style:family="text">
      <style:text-properties fo:font-size="10pt" officeooo:rsid="0ed0278c" style:font-size-asian="10pt" style:font-size-complex="10pt"/>
    </style:style>
    <style:style style:name="T38" style:family="text">
      <style:text-properties fo:font-size="10pt" officeooo:rsid="0ed9db11" style:font-size-asian="10pt" style:font-size-complex="10pt"/>
    </style:style>
    <style:style style:name="T39" style:family="text">
      <style:text-properties fo:font-size="10pt" officeooo:rsid="0ebdbbbe" style:font-size-asian="10pt" style:font-size-complex="10pt"/>
    </style:style>
    <style:style style:name="T40" style:family="text">
      <style:text-properties fo:font-size="10pt" officeooo:rsid="0edbaf7d" style:font-size-asian="10pt" style:font-size-complex="10pt"/>
    </style:style>
    <style:style style:name="T41" style:family="text">
      <style:text-properties fo:font-size="10pt" officeooo:rsid="0ede25bf" style:font-size-asian="10pt" style:font-size-complex="10pt"/>
    </style:style>
    <style:style style:name="T42" style:family="text">
      <style:text-properties fo:font-size="10pt" officeooo:rsid="0ef8f892" style:font-size-asian="10pt" style:font-size-complex="10pt"/>
    </style:style>
    <style:style style:name="T43" style:family="text">
      <style:text-properties fo:font-size="10pt" officeooo:rsid="0efaf5c6" style:font-size-asian="10pt" style:font-size-complex="10pt"/>
    </style:style>
    <style:style style:name="T44" style:family="text">
      <style:text-properties fo:font-size="10pt" officeooo:rsid="0efb3b7a" style:font-size-asian="10pt" style:font-size-complex="10pt"/>
    </style:style>
    <style:style style:name="T45" style:family="text">
      <style:text-properties fo:font-size="10pt" officeooo:rsid="0f04094e" style:font-size-asian="10pt" style:font-size-complex="10pt"/>
    </style:style>
    <style:style style:name="T46" style:family="text">
      <style:text-properties fo:font-size="10pt" officeooo:rsid="0f06670f" style:font-size-asian="10pt" style:font-size-complex="10pt"/>
    </style:style>
    <style:style style:name="T47" style:family="text">
      <style:text-properties fo:font-size="10pt" officeooo:rsid="0f1c593c" style:font-size-asian="10pt" style:font-size-complex="10pt"/>
    </style:style>
    <style:style style:name="T48" style:family="text">
      <style:text-properties fo:font-size="10pt" officeooo:rsid="0f25d8fe" style:font-size-asian="10pt" style:font-size-complex="10pt"/>
    </style:style>
    <style:style style:name="T49" style:family="text">
      <style:text-properties fo:font-size="10pt" officeooo:rsid="0f27c8b9" style:font-size-asian="10pt" style:font-size-complex="10pt"/>
    </style:style>
    <style:style style:name="T50" style:family="text">
      <style:text-properties fo:font-size="10pt" officeooo:rsid="0f344f2a" style:font-size-asian="10pt" style:font-size-complex="10pt"/>
    </style:style>
    <style:style style:name="T51" style:family="text">
      <style:text-properties fo:font-size="10pt" officeooo:rsid="0f3a6141" style:font-size-asian="10pt" style:font-size-complex="10pt"/>
    </style:style>
    <style:style style:name="T52" style:family="text">
      <style:text-properties fo:font-size="10pt" officeooo:rsid="0f3ba824" style:font-size-asian="10pt" style:font-size-complex="10pt"/>
    </style:style>
    <style:style style:name="T53" style:family="text">
      <style:text-properties fo:font-size="10pt" officeooo:rsid="0f3f72e5" style:font-size-asian="10pt" style:font-size-complex="10pt"/>
    </style:style>
    <style:style style:name="T54" style:family="text">
      <style:text-properties fo:font-size="10pt" officeooo:rsid="0f4ac3a5" style:font-size-asian="10pt" style:font-size-complex="10pt"/>
    </style:style>
    <style:style style:name="T55" style:family="text">
      <style:text-properties fo:font-size="10pt" officeooo:rsid="0f4deb3f" style:font-size-asian="10pt" style:font-size-complex="10pt"/>
    </style:style>
    <style:style style:name="T56" style:family="text">
      <style:text-properties fo:font-size="10pt" officeooo:rsid="0f4b49f1" style:font-size-asian="10pt" style:font-size-complex="10pt"/>
    </style:style>
    <style:style style:name="T57" style:family="text">
      <style:text-properties fo:font-size="10pt" officeooo:rsid="0f507155" style:font-size-asian="10pt" style:font-size-complex="10pt"/>
    </style:style>
    <style:style style:name="T58" style:family="text">
      <style:text-properties fo:font-size="10pt" officeooo:rsid="0e7081b3" style:font-size-asian="10pt" style:font-size-complex="10pt"/>
    </style:style>
    <style:style style:name="T59" style:family="text">
      <style:text-properties fo:font-size="10pt" officeooo:rsid="0f5339cb" style:font-size-asian="10pt" style:font-size-complex="10pt"/>
    </style:style>
    <style:style style:name="T60" style:family="text">
      <style:text-properties fo:font-size="10pt" officeooo:rsid="0f56dd92" style:font-size-asian="10pt" style:font-size-complex="10pt"/>
    </style:style>
    <style:style style:name="T61" style:family="text">
      <style:text-properties fo:font-size="10pt" officeooo:rsid="0f65a0cd" style:font-size-asian="10pt" style:font-size-complex="10pt"/>
    </style:style>
    <style:style style:name="T62" style:family="text">
      <style:text-properties fo:font-size="10pt" officeooo:rsid="0f665d79" style:font-size-asian="10pt" style:font-size-complex="10pt"/>
    </style:style>
    <style:style style:name="T63" style:family="text">
      <style:text-properties fo:font-size="10pt" officeooo:rsid="0f6ab94c" style:font-size-asian="10pt" style:font-size-complex="10pt"/>
    </style:style>
    <style:style style:name="T64" style:family="text">
      <style:text-properties fo:font-size="10pt" officeooo:rsid="0f6bcafc" style:font-size-asian="10pt" style:font-size-complex="10pt"/>
    </style:style>
    <style:style style:name="T65" style:family="text">
      <style:text-properties fo:font-size="10pt" officeooo:rsid="0f75411c" style:font-size-asian="10pt" style:font-size-complex="10pt"/>
    </style:style>
    <style:style style:name="T66" style:family="text">
      <style:text-properties fo:font-size="10pt" officeooo:rsid="0f762e9f" style:font-size-asian="10pt" style:font-size-complex="10pt"/>
    </style:style>
    <style:style style:name="T67" style:family="text">
      <style:text-properties fo:font-size="10pt" officeooo:rsid="0f789b02" style:font-size-asian="10pt" style:font-size-complex="10pt"/>
    </style:style>
    <style:style style:name="T68" style:family="text">
      <style:text-properties fo:font-size="10pt" officeooo:rsid="0f79b540" style:font-size-asian="10pt" style:font-size-complex="10pt"/>
    </style:style>
    <style:style style:name="T69" style:family="text">
      <style:text-properties fo:font-size="10pt" officeooo:rsid="0f7b6977" style:font-size-asian="10pt" style:font-size-complex="10pt"/>
    </style:style>
    <style:style style:name="T70" style:family="text">
      <style:text-properties fo:font-size="10pt" officeooo:rsid="0f7dc43e" style:font-size-asian="10pt" style:font-size-complex="10pt"/>
    </style:style>
    <style:style style:name="T71" style:family="text">
      <style:text-properties fo:font-size="10pt" officeooo:rsid="0f7f354a" style:font-size-asian="10pt" style:font-size-complex="10pt"/>
    </style:style>
    <style:style style:name="T72" style:family="text">
      <style:text-properties fo:font-size="10pt" officeooo:rsid="0f81c999" style:font-size-asian="10pt" style:font-size-complex="10pt"/>
    </style:style>
    <style:style style:name="T73" style:family="text">
      <style:text-properties fo:font-size="10pt" officeooo:rsid="0f8227b5" style:font-size-asian="10pt" style:font-size-complex="10pt"/>
    </style:style>
    <style:style style:name="T74" style:family="text">
      <style:text-properties fo:font-size="10pt" officeooo:rsid="0f8704fe" style:font-size-asian="10pt" style:font-size-complex="10pt"/>
    </style:style>
    <style:style style:name="T75" style:family="text">
      <style:text-properties fo:font-size="10pt" officeooo:rsid="0f87b629" style:font-size-asian="10pt" style:font-size-complex="10pt"/>
    </style:style>
    <style:style style:name="T76" style:family="text">
      <style:text-properties fo:font-size="10pt" officeooo:rsid="0f87d79c" style:font-size-asian="10pt" style:font-size-complex="10pt"/>
    </style:style>
    <style:style style:name="T77" style:family="text">
      <style:text-properties fo:font-size="10pt" officeooo:rsid="0f8bae5e" style:font-size-asian="10pt" style:font-size-complex="10pt"/>
    </style:style>
    <style:style style:name="T78" style:family="text">
      <style:text-properties fo:font-size="10pt" officeooo:rsid="0f8c0bf5" style:font-size-asian="10pt" style:font-size-complex="10pt"/>
    </style:style>
    <style:style style:name="T79" style:family="text">
      <style:text-properties fo:font-size="10pt" officeooo:rsid="0f8df0ef" style:font-size-asian="10pt" style:font-size-complex="10pt"/>
    </style:style>
    <style:style style:name="T80" style:family="text">
      <style:text-properties fo:font-size="10pt" officeooo:rsid="0ed1fb40" style:font-size-asian="10pt" style:font-size-complex="10pt"/>
    </style:style>
    <style:style style:name="T81" style:family="text">
      <style:text-properties fo:font-size="10pt" officeooo:rsid="0f914c4f" style:font-size-asian="10pt" style:font-size-complex="10pt"/>
    </style:style>
    <style:style style:name="T82" style:family="text">
      <style:text-properties fo:font-size="10pt" officeooo:rsid="0f925c35" style:font-size-asian="10pt" style:font-size-complex="10pt"/>
    </style:style>
    <style:style style:name="T83" style:family="text">
      <style:text-properties fo:font-size="10pt" officeooo:rsid="0f94320f" style:font-size-asian="10pt" style:font-size-complex="10pt"/>
    </style:style>
    <style:style style:name="T84" style:family="text">
      <style:text-properties fo:font-size="10pt" officeooo:rsid="0f961d0d" style:font-size-asian="10pt" style:font-size-complex="10pt"/>
    </style:style>
    <style:style style:name="T85" style:family="text">
      <style:text-properties fo:font-size="10pt" officeooo:rsid="0f980878" style:font-size-asian="10pt" style:font-size-complex="10pt"/>
    </style:style>
    <style:style style:name="T86" style:family="text">
      <style:text-properties fo:font-size="10pt" officeooo:rsid="0f9b6e75" style:font-size-asian="10pt" style:font-size-complex="10pt"/>
    </style:style>
    <style:style style:name="T87" style:family="text">
      <style:text-properties fo:font-size="10pt" officeooo:rsid="0f9d0fc5" style:font-size-asian="10pt" style:font-size-complex="10pt"/>
    </style:style>
    <style:style style:name="T88" style:family="text">
      <style:text-properties fo:font-size="10pt" officeooo:rsid="0f9ddab2" style:font-size-asian="10pt" style:font-size-complex="10pt"/>
    </style:style>
    <style:style style:name="T89" style:family="text">
      <style:text-properties fo:font-size="10pt" officeooo:rsid="0f9f1bae" style:font-size-asian="10pt" style:font-size-complex="10pt"/>
    </style:style>
    <style:style style:name="T90" style:family="text">
      <style:text-properties fo:font-size="10pt" officeooo:rsid="0fa2d4c1" style:font-size-asian="10pt" style:font-size-complex="10pt"/>
    </style:style>
    <style:style style:name="T91" style:family="text">
      <style:text-properties fo:font-size="10pt" officeooo:rsid="0fa68fd0" style:font-size-asian="10pt" style:font-size-complex="10pt"/>
    </style:style>
    <style:style style:name="T92" style:family="text">
      <style:text-properties fo:font-size="10pt" officeooo:rsid="0fa88bb4" style:font-size-asian="10pt" style:font-size-complex="10pt"/>
    </style:style>
    <style:style style:name="T93" style:family="text">
      <style:text-properties fo:font-size="10pt" officeooo:rsid="0facd585" style:font-size-asian="10pt" style:font-size-complex="10pt"/>
    </style:style>
    <style:style style:name="T94" style:family="text">
      <style:text-properties fo:font-size="10pt" officeooo:rsid="0fad18b2" style:font-size-asian="10pt" style:font-size-complex="10pt"/>
    </style:style>
    <style:style style:name="T95" style:family="text">
      <style:text-properties fo:font-size="10pt" officeooo:rsid="0fada831" style:font-size-asian="10pt" style:font-size-complex="10pt"/>
    </style:style>
    <style:style style:name="T96" style:family="text">
      <style:text-properties fo:font-size="10pt" officeooo:rsid="0fb4c56c" style:font-size-asian="10pt" style:font-size-complex="10pt"/>
    </style:style>
    <style:style style:name="T97" style:family="text">
      <style:text-properties fo:font-size="10pt" officeooo:rsid="0fbfb9d2" style:font-size-asian="10pt" style:font-size-complex="10pt"/>
    </style:style>
    <style:style style:name="T98" style:family="text">
      <style:text-properties fo:font-size="10pt" officeooo:rsid="0fc59717" style:font-size-asian="10pt" style:font-size-complex="10pt"/>
    </style:style>
    <style:style style:name="T99" style:family="text">
      <style:text-properties fo:font-size="10pt" officeooo:rsid="0fc64b4d" style:font-size-asian="10pt" style:font-size-complex="10pt"/>
    </style:style>
    <style:style style:name="T100" style:family="text">
      <style:text-properties fo:font-size="10pt" officeooo:rsid="0fc9e753" style:font-size-asian="10pt" style:font-size-complex="10pt"/>
    </style:style>
    <style:style style:name="T101" style:family="text">
      <style:text-properties fo:font-size="10pt" officeooo:rsid="0fcae227" style:font-size-asian="10pt" style:font-size-complex="10pt"/>
    </style:style>
    <style:style style:name="T102" style:family="text">
      <style:text-properties fo:font-size="10pt" officeooo:rsid="0fcbb73f" style:font-size-asian="10pt" style:font-size-complex="10pt"/>
    </style:style>
    <style:style style:name="T103" style:family="text">
      <style:text-properties fo:font-size="10pt" officeooo:rsid="0fcce304" style:font-size-asian="10pt" style:font-size-complex="10pt"/>
    </style:style>
    <style:style style:name="T104" style:family="text">
      <style:text-properties fo:font-size="10pt" officeooo:rsid="0fd28e9d" style:font-size-asian="10pt" style:font-size-complex="10pt"/>
    </style:style>
    <style:style style:name="T105" style:family="text">
      <style:text-properties fo:font-size="10pt" officeooo:rsid="0fd4e6b7" style:font-size-asian="10pt" style:font-size-complex="10pt"/>
    </style:style>
    <style:style style:name="T106" style:family="text">
      <style:text-properties fo:font-size="10pt" officeooo:rsid="0fd65cf4" style:font-size-asian="10pt" style:font-size-complex="10pt"/>
    </style:style>
    <style:style style:name="T107" style:family="text">
      <style:text-properties fo:font-size="10pt" officeooo:rsid="0fd0f995" style:font-size-asian="10pt" style:font-size-complex="10pt"/>
    </style:style>
    <style:style style:name="T108" style:family="text">
      <style:text-properties fo:font-size="10pt" officeooo:rsid="0fd9369d" style:font-size-asian="10pt" style:font-size-complex="10pt"/>
    </style:style>
    <style:style style:name="T109" style:family="text">
      <style:text-properties fo:font-size="10pt" officeooo:rsid="0fda7e04" style:font-size-asian="10pt" style:font-size-complex="10pt"/>
    </style:style>
    <style:style style:name="T110" style:family="text">
      <style:text-properties fo:font-size="10pt" officeooo:rsid="0fdcabb7" style:font-size-asian="10pt" style:font-size-complex="10pt"/>
    </style:style>
    <style:style style:name="T111" style:family="text">
      <style:text-properties fo:font-size="10pt" officeooo:rsid="0fdf0a99" style:font-size-asian="10pt" style:font-size-complex="10pt"/>
    </style:style>
    <style:style style:name="T112" style:family="text">
      <style:text-properties fo:font-size="10pt" officeooo:rsid="0fdfdbbc" style:font-size-asian="10pt" style:font-size-complex="10pt"/>
    </style:style>
    <style:style style:name="T113" style:family="text">
      <style:text-properties fo:font-size="10pt" officeooo:rsid="0fe09f48" style:font-size-asian="10pt" style:font-size-complex="10pt"/>
    </style:style>
    <style:style style:name="T114" style:family="text">
      <style:text-properties fo:font-size="10pt" officeooo:rsid="0fd1f4a5" style:font-size-asian="10pt" style:font-size-complex="10pt"/>
    </style:style>
    <style:style style:name="T115" style:family="text">
      <style:text-properties fo:font-size="10pt" officeooo:rsid="0fe4e11d" style:font-size-asian="10pt" style:font-size-complex="10pt"/>
    </style:style>
    <style:style style:name="T116" style:family="text">
      <style:text-properties fo:font-size="10pt" officeooo:rsid="0fe680b8" style:font-size-asian="10pt" style:font-size-complex="10pt"/>
    </style:style>
    <style:style style:name="T117" style:family="text">
      <style:text-properties fo:font-size="10pt" officeooo:rsid="0feaa25b" style:font-size-asian="10pt" style:font-size-complex="10pt"/>
    </style:style>
    <style:style style:name="T118" style:family="text">
      <style:text-properties fo:font-size="10pt" officeooo:rsid="0fed1080" style:font-size-asian="10pt" style:font-size-complex="10pt"/>
    </style:style>
    <style:style style:name="T119" style:family="text">
      <style:text-properties fo:font-size="10pt" officeooo:rsid="0feea683" style:font-size-asian="10pt" style:font-size-complex="10pt"/>
    </style:style>
    <style:style style:name="T120" style:family="text">
      <style:text-properties fo:font-size="10pt" officeooo:rsid="0fef45e5" style:font-size-asian="10pt" style:font-size-complex="10pt"/>
    </style:style>
    <style:style style:name="T121" style:family="text">
      <style:text-properties fo:font-size="10pt" officeooo:rsid="0ff12d01" style:font-size-asian="10pt" style:font-size-complex="10pt"/>
    </style:style>
    <style:style style:name="T122" style:family="text">
      <style:text-properties fo:font-size="10pt" officeooo:rsid="0ff26918" style:font-size-asian="10pt" style:font-size-complex="10pt"/>
    </style:style>
    <style:style style:name="T123" style:family="text">
      <style:text-properties fo:font-size="10pt" officeooo:rsid="0ff2be5d" style:font-size-asian="10pt" style:font-size-complex="10pt"/>
    </style:style>
    <style:style style:name="T124" style:family="text">
      <style:text-properties fo:font-size="10pt" officeooo:rsid="1003af1d" style:font-size-asian="10pt" style:font-size-complex="10pt"/>
    </style:style>
    <style:style style:name="T125" style:family="text">
      <style:text-properties fo:font-size="10pt" officeooo:rsid="10062bc3" style:font-size-asian="10pt" style:font-size-complex="10pt"/>
    </style:style>
    <style:style style:name="T126" style:family="text">
      <style:text-properties fo:font-size="10pt" officeooo:rsid="100811d8" style:font-size-asian="10pt" style:font-size-complex="10pt"/>
    </style:style>
    <style:style style:name="T127" style:family="text">
      <style:text-properties fo:font-size="10pt" officeooo:rsid="10093fef" style:font-size-asian="10pt" style:font-size-complex="10pt"/>
    </style:style>
    <style:style style:name="T128" style:family="text">
      <style:text-properties fo:font-size="10pt" officeooo:rsid="100a1a58" style:font-size-asian="10pt" style:font-size-complex="10pt"/>
    </style:style>
    <style:style style:name="T129" style:family="text">
      <style:text-properties fo:font-size="10pt" officeooo:rsid="100b527a" style:font-size-asian="10pt" style:font-size-complex="10pt"/>
    </style:style>
    <style:style style:name="T130" style:family="text">
      <style:text-properties fo:font-size="10pt" officeooo:rsid="100f2f77" style:font-size-asian="10pt" style:font-size-complex="10pt"/>
    </style:style>
    <style:style style:name="T131" style:family="text">
      <style:text-properties fo:font-size="10pt" officeooo:rsid="1010d670" style:font-size-asian="10pt" style:font-size-complex="10pt"/>
    </style:style>
    <style:style style:name="T132" style:family="text">
      <style:text-properties fo:font-size="10pt" officeooo:rsid="10128fe0" style:font-size-asian="10pt" style:font-size-complex="10pt"/>
    </style:style>
    <style:style style:name="T133" style:family="text">
      <style:text-properties fo:font-size="10pt" officeooo:rsid="101482e9" style:font-size-asian="10pt" style:font-size-complex="10pt"/>
    </style:style>
    <style:style style:name="T134" style:family="text">
      <style:text-properties fo:font-size="10pt" officeooo:rsid="10167b1f" style:font-size-asian="10pt" style:font-size-complex="10pt"/>
    </style:style>
    <style:style style:name="T135" style:family="text">
      <style:text-properties fo:font-size="10pt" officeooo:rsid="1017efd2" style:font-size-asian="10pt" style:font-size-complex="10pt"/>
    </style:style>
    <style:style style:name="T136" style:family="text">
      <style:text-properties fo:font-size="10pt" officeooo:rsid="101876d1" style:font-size-asian="10pt" style:font-size-complex="10pt"/>
    </style:style>
    <style:style style:name="T137" style:family="text">
      <style:text-properties fo:font-size="10pt" officeooo:rsid="1019c767" style:font-size-asian="10pt" style:font-size-complex="10pt"/>
    </style:style>
    <style:style style:name="T138" style:family="text">
      <style:text-properties fo:font-size="10pt" officeooo:rsid="101ba3d4" style:font-size-asian="10pt" style:font-size-complex="10pt"/>
    </style:style>
    <style:style style:name="T139" style:family="text">
      <style:text-properties fo:font-size="10pt" officeooo:rsid="101fe145" style:font-size-asian="10pt" style:font-size-complex="10pt"/>
    </style:style>
    <style:style style:name="T140" style:family="text">
      <style:text-properties fo:font-size="10pt" officeooo:rsid="10205b02" style:font-size-asian="10pt" style:font-size-complex="10pt"/>
    </style:style>
    <style:style style:name="T141" style:family="text">
      <style:text-properties fo:font-size="10pt" officeooo:rsid="1021eb34" style:font-size-asian="10pt" style:font-size-complex="10pt"/>
    </style:style>
    <style:style style:name="T142" style:family="text">
      <style:text-properties fo:font-size="10pt" officeooo:rsid="1022a7b0" style:font-size-asian="10pt" style:font-size-complex="10pt"/>
    </style:style>
    <style:style style:name="T143" style:family="text">
      <style:text-properties fo:font-size="10pt" officeooo:rsid="10255df8" style:font-size-asian="10pt" style:font-size-complex="10pt"/>
    </style:style>
    <style:style style:name="T144" style:family="text">
      <style:text-properties fo:font-size="10pt" officeooo:rsid="102ca8a6" style:font-size-asian="10pt" style:font-size-complex="10pt"/>
    </style:style>
    <style:style style:name="T145" style:family="text">
      <style:text-properties fo:font-size="10pt" officeooo:rsid="102e4f5b" style:font-size-asian="10pt" style:font-size-complex="10pt"/>
    </style:style>
    <style:style style:name="T146" style:family="text">
      <style:text-properties fo:font-size="10pt" officeooo:rsid="10300d47" style:font-size-asian="10pt" style:font-size-complex="10pt"/>
    </style:style>
    <style:style style:name="T147" style:family="text">
      <style:text-properties fo:font-size="10pt" officeooo:rsid="103831e7" style:font-size-asian="10pt" style:font-size-complex="10pt"/>
    </style:style>
    <style:style style:name="T148" style:family="text">
      <style:text-properties fo:font-size="10pt" officeooo:rsid="1038f295" style:font-size-asian="10pt" style:font-size-complex="10pt"/>
    </style:style>
    <style:style style:name="T149" style:family="text">
      <style:text-properties fo:font-size="10pt" officeooo:rsid="10428a76" style:font-size-asian="10pt" style:font-size-complex="10pt"/>
    </style:style>
    <style:style style:name="T150" style:family="text">
      <style:text-properties fo:font-size="10pt" officeooo:rsid="10441670" style:font-size-asian="10pt" style:font-size-complex="10pt"/>
    </style:style>
    <style:style style:name="T151" style:family="text">
      <style:text-properties fo:font-size="10pt" officeooo:rsid="1044a1c6" style:font-size-asian="10pt" style:font-size-complex="10pt"/>
    </style:style>
    <style:style style:name="T152" style:family="text">
      <style:text-properties fo:font-size="10pt" officeooo:rsid="1045af29" style:font-size-asian="10pt" style:font-size-complex="10pt"/>
    </style:style>
    <style:style style:name="T153" style:family="text">
      <style:text-properties fo:font-size="10pt" officeooo:rsid="1047b781" style:font-size-asian="10pt" style:font-size-complex="10pt"/>
    </style:style>
    <style:style style:name="T154" style:family="text">
      <style:text-properties fo:font-size="10pt" officeooo:rsid="1048d4b1" style:font-size-asian="10pt" style:font-size-complex="10pt"/>
    </style:style>
    <style:style style:name="T155" style:family="text">
      <style:text-properties fo:font-size="10pt" officeooo:rsid="104ada27" style:font-size-asian="10pt" style:font-size-complex="10pt"/>
    </style:style>
    <style:style style:name="T156" style:family="text">
      <style:text-properties fo:font-size="10pt" officeooo:rsid="104ba25f" style:font-size-asian="10pt" style:font-size-complex="10pt"/>
    </style:style>
    <style:style style:name="T157" style:family="text">
      <style:text-properties fo:font-size="10pt" officeooo:rsid="104cc7d0" style:font-size-asian="10pt" style:font-size-complex="10pt"/>
    </style:style>
    <style:style style:name="T158" style:family="text">
      <style:text-properties fo:font-size="10pt" officeooo:rsid="1050ce75" style:font-size-asian="10pt" style:font-size-complex="10pt"/>
    </style:style>
    <style:style style:name="T159" style:family="text">
      <style:text-properties fo:font-size="10pt" officeooo:rsid="105278ca" style:font-size-asian="10pt" style:font-size-complex="10pt"/>
    </style:style>
    <style:style style:name="T160" style:family="text">
      <style:text-properties fo:font-size="10pt" officeooo:rsid="1054f9f3" style:font-size-asian="10pt" style:font-size-complex="10pt"/>
    </style:style>
    <style:style style:name="T161" style:family="text">
      <style:text-properties fo:font-size="10pt" officeooo:rsid="10557b74" style:font-size-asian="10pt" style:font-size-complex="10pt"/>
    </style:style>
    <style:style style:name="T162" style:family="text">
      <style:text-properties fo:font-size="10pt" officeooo:rsid="10573e08" style:font-size-asian="10pt" style:font-size-complex="10pt"/>
    </style:style>
    <style:style style:name="T163" style:family="text">
      <style:text-properties fo:font-size="10pt" officeooo:rsid="105868e5" style:font-size-asian="10pt" style:font-size-complex="10pt"/>
    </style:style>
    <style:style style:name="T164" style:family="text">
      <style:text-properties fo:font-size="10pt" officeooo:rsid="105954ca" style:font-size-asian="10pt" style:font-size-complex="10pt"/>
    </style:style>
    <style:style style:name="T165" style:family="text">
      <style:text-properties fo:font-size="10pt" officeooo:rsid="105a89cb" style:font-size-asian="10pt" style:font-size-complex="10pt"/>
    </style:style>
    <style:style style:name="T166" style:family="text">
      <style:text-properties fo:font-size="10pt" officeooo:rsid="105e3796" style:font-size-asian="10pt" style:font-size-complex="10pt"/>
    </style:style>
    <style:style style:name="T167" style:family="text">
      <style:text-properties fo:font-size="10pt" officeooo:rsid="105f2b6f" style:font-size-asian="10pt" style:font-size-complex="10pt"/>
    </style:style>
    <style:style style:name="T168" style:family="text">
      <style:text-properties fo:font-size="10pt" officeooo:rsid="0fb4147d" style:font-size-asian="10pt" style:font-size-complex="10pt"/>
    </style:style>
    <style:style style:name="T169" style:family="text">
      <style:text-properties fo:font-size="10pt" officeooo:rsid="106359b9" style:font-size-asian="10pt" style:font-size-complex="10pt"/>
    </style:style>
    <style:style style:name="T170" style:family="text">
      <style:text-properties fo:font-size="10pt" officeooo:rsid="10674133" style:font-size-asian="10pt" style:font-size-complex="10pt"/>
    </style:style>
    <style:style style:name="T171" style:family="text">
      <style:text-properties fo:font-size="10pt" officeooo:rsid="107c12ee" style:font-size-asian="10pt" style:font-size-complex="10pt"/>
    </style:style>
    <style:style style:name="T172" style:family="text">
      <style:text-properties fo:font-size="10pt" officeooo:rsid="107d6ef8" style:font-size-asian="10pt" style:font-size-complex="10pt"/>
    </style:style>
    <style:style style:name="T173" style:family="text">
      <style:text-properties fo:font-size="10pt" officeooo:rsid="107e6eee" style:font-size-asian="10pt" style:font-size-complex="10pt"/>
    </style:style>
    <style:style style:name="T174" style:family="text">
      <style:text-properties fo:font-size="10pt" officeooo:rsid="107f49ec" style:font-size-asian="10pt" style:font-size-complex="10pt"/>
    </style:style>
    <style:style style:name="T175" style:family="text">
      <style:text-properties fo:font-size="10pt" officeooo:rsid="108043d2" style:font-size-asian="10pt" style:font-size-complex="10pt"/>
    </style:style>
    <style:style style:name="T176" style:family="text">
      <style:text-properties fo:font-size="10pt" officeooo:rsid="1081952f" style:font-size-asian="10pt" style:font-size-complex="10pt"/>
    </style:style>
    <style:style style:name="T177" style:family="text">
      <style:text-properties fo:font-size="10pt" officeooo:rsid="10864010" style:font-size-asian="10pt" style:font-size-complex="10pt"/>
    </style:style>
    <style:style style:name="T178" style:family="text">
      <style:text-properties fo:font-size="10pt" officeooo:rsid="1086bbd1" style:font-size-asian="10pt" style:font-size-complex="10pt"/>
    </style:style>
    <style:style style:name="T179" style:family="text">
      <style:text-properties fo:font-size="10pt" officeooo:rsid="108702be" style:font-size-asian="10pt" style:font-size-complex="10pt"/>
    </style:style>
    <style:style style:name="T180" style:family="text">
      <style:text-properties fo:font-size="10pt" officeooo:rsid="108a0c0b" style:font-size-asian="10pt" style:font-size-complex="10pt"/>
    </style:style>
    <style:style style:name="T181" style:family="text">
      <style:text-properties fo:font-size="10pt" officeooo:rsid="108a609d" style:font-size-asian="10pt" style:font-size-complex="10pt"/>
    </style:style>
    <style:style style:name="T182" style:family="text">
      <style:text-properties fo:font-size="10pt" officeooo:rsid="1090d14a" style:font-size-asian="10pt" style:font-size-complex="10pt"/>
    </style:style>
    <style:style style:name="T183" style:family="text">
      <style:text-properties fo:font-size="10pt" officeooo:rsid="10915d1a" style:font-size-asian="10pt" style:font-size-complex="10pt"/>
    </style:style>
    <style:style style:name="T184" style:family="text">
      <style:text-properties fo:font-size="10pt" officeooo:rsid="1091f92b" style:font-size-asian="10pt" style:font-size-complex="10pt"/>
    </style:style>
    <style:style style:name="T185" style:family="text">
      <style:text-properties fo:font-size="10pt" officeooo:rsid="109302e5" style:font-size-asian="10pt" style:font-size-complex="10pt"/>
    </style:style>
    <style:style style:name="T186" style:family="text">
      <style:text-properties fo:font-size="10pt" officeooo:rsid="10933237" style:font-size-asian="10pt" style:font-size-complex="10pt"/>
    </style:style>
    <style:style style:name="T187" style:family="text">
      <style:text-properties fo:font-size="10pt" officeooo:rsid="1093f15e" style:font-size-asian="10pt" style:font-size-complex="10pt"/>
    </style:style>
    <style:style style:name="T188" style:family="text">
      <style:text-properties fo:font-size="10pt" officeooo:rsid="10942613" style:font-size-asian="10pt" style:font-size-complex="10pt"/>
    </style:style>
    <style:style style:name="T189" style:family="text">
      <style:text-properties fo:font-size="10pt" officeooo:rsid="1094e743" style:font-size-asian="10pt" style:font-size-complex="10pt"/>
    </style:style>
    <style:style style:name="T190" style:family="text">
      <style:text-properties fo:font-size="10pt" officeooo:rsid="10997e2f" style:font-size-asian="10pt" style:font-size-complex="10pt"/>
    </style:style>
    <style:style style:name="T191" style:family="text">
      <style:text-properties fo:font-size="10pt" officeooo:rsid="109b0f33" style:font-size-asian="10pt" style:font-size-complex="10pt"/>
    </style:style>
    <style:style style:name="T192" style:family="text">
      <style:text-properties fo:font-size="10pt" officeooo:rsid="109bb0fc" style:font-size-asian="10pt" style:font-size-complex="10pt"/>
    </style:style>
    <style:style style:name="T193" style:family="text">
      <style:text-properties fo:font-size="10pt" officeooo:rsid="109d7961" style:font-size-asian="10pt" style:font-size-complex="10pt"/>
    </style:style>
    <style:style style:name="T194" style:family="text">
      <style:text-properties fo:font-size="10pt" officeooo:rsid="109d88d6" style:font-size-asian="10pt" style:font-size-complex="10pt"/>
    </style:style>
    <style:style style:name="T195" style:family="text">
      <style:text-properties fo:font-size="10pt" officeooo:rsid="109e6267" style:font-size-asian="10pt" style:font-size-complex="10pt"/>
    </style:style>
    <style:style style:name="T196" style:family="text">
      <style:text-properties fo:font-size="10pt" officeooo:rsid="109fe8e8" style:font-size-asian="10pt" style:font-size-complex="10pt"/>
    </style:style>
    <style:style style:name="T197" style:family="text">
      <style:text-properties fo:font-size="10pt" officeooo:rsid="10a0acad" style:font-size-asian="10pt" style:font-size-complex="10pt"/>
    </style:style>
    <style:style style:name="T198" style:family="text">
      <style:text-properties fo:font-size="10pt" officeooo:rsid="10a1462c" style:font-size-asian="10pt" style:font-size-complex="10pt"/>
    </style:style>
    <style:style style:name="T199" style:family="text">
      <style:text-properties fo:font-size="10pt" officeooo:rsid="10a27611" style:font-size-asian="10pt" style:font-size-complex="10pt"/>
    </style:style>
    <style:style style:name="T200" style:family="text">
      <style:text-properties fo:font-size="10pt" officeooo:rsid="10a3fb62" style:font-size-asian="10pt" style:font-size-complex="10pt"/>
    </style:style>
    <style:style style:name="T201" style:family="text">
      <style:text-properties fo:font-size="10pt" officeooo:rsid="10a56320" style:font-size-asian="10pt" style:font-size-complex="10pt"/>
    </style:style>
    <style:style style:name="T202" style:family="text">
      <style:text-properties fo:font-size="10pt" officeooo:rsid="10a5a9ad" style:font-size-asian="10pt" style:font-size-complex="10pt"/>
    </style:style>
    <style:style style:name="T203" style:family="text">
      <style:text-properties fo:font-size="10pt" officeooo:rsid="10a6800c" style:font-size-asian="10pt" style:font-size-complex="10pt"/>
    </style:style>
    <style:style style:name="T204" style:family="text">
      <style:text-properties fo:font-size="10pt" officeooo:rsid="10a6950a" style:font-size-asian="10pt" style:font-size-complex="10pt"/>
    </style:style>
    <style:style style:name="T205" style:family="text">
      <style:text-properties fo:font-size="10pt" officeooo:rsid="10a7a5d0" style:font-size-asian="10pt" style:font-size-complex="10pt"/>
    </style:style>
    <style:style style:name="T206" style:family="text">
      <style:text-properties fo:font-size="10pt" officeooo:rsid="10b10216" style:font-size-asian="10pt" style:font-size-complex="10pt"/>
    </style:style>
    <style:style style:name="T207" style:family="text">
      <style:text-properties fo:font-size="10pt" officeooo:rsid="10b3ef8a" style:font-size-asian="10pt" style:font-size-complex="10pt"/>
    </style:style>
    <style:style style:name="T208" style:family="text">
      <style:text-properties fo:font-size="10pt" officeooo:rsid="10b41ed4" style:font-size-asian="10pt" style:font-size-complex="10pt"/>
    </style:style>
    <style:style style:name="T209" style:family="text">
      <style:text-properties fo:font-size="10pt" officeooo:rsid="10b5a954" style:font-size-asian="10pt" style:font-size-complex="10pt"/>
    </style:style>
    <style:style style:name="T210" style:family="text">
      <style:text-properties fo:font-size="10pt" officeooo:rsid="10b66734" style:font-size-asian="10pt" style:font-size-complex="10pt"/>
    </style:style>
    <style:style style:name="T211" style:family="text">
      <style:text-properties fo:font-size="10pt" officeooo:rsid="10b66a8d" style:font-size-asian="10pt" style:font-size-complex="10pt"/>
    </style:style>
    <style:style style:name="T212" style:family="text">
      <style:text-properties fo:font-size="10pt" officeooo:rsid="10b97e58" style:font-size-asian="10pt" style:font-size-complex="10pt"/>
    </style:style>
    <style:style style:name="T213" style:family="text">
      <style:text-properties fo:font-size="10pt" officeooo:rsid="10baab30" style:font-size-asian="10pt" style:font-size-complex="10pt"/>
    </style:style>
    <style:style style:name="T214" style:family="text">
      <style:text-properties fo:font-size="10pt" officeooo:rsid="10bd4c5b" style:font-size-asian="10pt" style:font-size-complex="10pt"/>
    </style:style>
    <style:style style:name="T215" style:family="text">
      <style:text-properties fo:font-size="10pt" officeooo:rsid="10c108c7" style:font-size-asian="10pt" style:font-size-complex="10pt"/>
    </style:style>
    <style:style style:name="T216" style:family="text">
      <style:text-properties fo:font-size="10pt" officeooo:rsid="10c163af" style:font-size-asian="10pt" style:font-size-complex="10pt"/>
    </style:style>
    <style:style style:name="T217" style:family="text">
      <style:text-properties fo:font-size="10pt" officeooo:rsid="10c29245" style:font-size-asian="10pt" style:font-size-complex="10pt"/>
    </style:style>
    <style:style style:name="T218" style:family="text">
      <style:text-properties fo:font-size="10pt" fo:font-style="italic" fo:font-weight="normal" officeooo:rsid="0e622e1b" style:font-size-asian="10pt" style:font-style-asian="italic" style:font-weight-asian="normal" style:font-size-complex="10pt" style:font-style-complex="italic" style:font-weight-complex="normal"/>
    </style:style>
    <style:style style:name="T219" style:family="text">
      <style:text-properties fo:font-size="10pt" fo:font-style="italic" fo:font-weight="normal" officeooo:rsid="0ef8f892" style:font-size-asian="10pt" style:font-style-asian="italic" style:font-weight-asian="normal" style:font-size-complex="10pt" style:font-style-complex="italic" style:font-weight-complex="normal"/>
    </style:style>
    <style:style style:name="T220" style:family="text">
      <style:text-properties fo:font-size="10pt" fo:font-style="italic" fo:font-weight="normal" officeooo:rsid="0efb3b7a" style:font-size-asian="10pt" style:font-style-asian="italic" style:font-weight-asian="normal" style:font-size-complex="10pt" style:font-style-complex="italic" style:font-weight-complex="normal"/>
    </style:style>
    <style:style style:name="T221" style:family="text">
      <style:text-properties fo:font-size="10pt" fo:font-style="italic" fo:font-weight="normal" officeooo:rsid="0efa4703" style:font-size-asian="10pt" style:font-style-asian="italic" style:font-weight-asian="normal" style:font-size-complex="10pt" style:font-style-complex="italic" style:font-weight-complex="normal"/>
    </style:style>
    <style:style style:name="T222" style:family="text">
      <style:text-properties fo:font-size="10pt" fo:font-style="italic" fo:font-weight="normal" officeooo:rsid="0f492dea" style:font-size-asian="10pt" style:font-style-asian="italic" style:font-weight-asian="normal" style:font-size-complex="10pt" style:font-style-complex="italic" style:font-weight-complex="normal"/>
    </style:style>
    <style:style style:name="T223" style:family="text">
      <style:text-properties fo:font-size="10pt" fo:font-style="italic" fo:font-weight="normal" officeooo:rsid="0f4b49f1" style:font-size-asian="10pt" style:font-style-asian="italic" style:font-weight-asian="normal" style:font-size-complex="10pt" style:font-style-complex="italic" style:font-weight-complex="normal"/>
    </style:style>
    <style:style style:name="T224" style:family="text">
      <style:text-properties fo:font-size="10pt" fo:font-style="italic" fo:font-weight="normal" officeooo:rsid="0f27c8b9" style:font-size-asian="10pt" style:font-style-asian="italic" style:font-weight-asian="normal" style:font-size-complex="10pt" style:font-style-complex="italic" style:font-weight-complex="normal"/>
    </style:style>
    <style:style style:name="T225" style:family="text">
      <style:text-properties fo:font-size="10pt" fo:font-style="italic" officeooo:rsid="0e6135f4" style:font-size-asian="10pt" style:font-style-asian="italic" style:font-size-complex="10pt" style:font-style-complex="italic"/>
    </style:style>
    <style:style style:name="T226" style:family="text">
      <style:text-properties fo:font-size="10pt" fo:font-style="italic" officeooo:rsid="0e814455" style:font-size-asian="10pt" style:font-style-asian="italic" style:font-size-complex="10pt" style:font-style-complex="italic"/>
    </style:style>
    <style:style style:name="T227" style:family="text">
      <style:text-properties fo:font-size="10pt" fo:font-style="italic" officeooo:rsid="0e9c0e10" style:font-size-asian="10pt" style:font-style-asian="italic" style:font-size-complex="10pt" style:font-style-complex="italic"/>
    </style:style>
    <style:style style:name="T228" style:family="text">
      <style:text-properties fo:font-size="10pt" fo:font-style="italic" officeooo:rsid="0edcc5ed" style:font-size-asian="10pt" style:font-style-asian="italic" style:font-size-complex="10pt" style:font-style-complex="italic"/>
    </style:style>
    <style:style style:name="T229" style:family="text">
      <style:text-properties fo:font-size="10pt" fo:font-style="italic" officeooo:rsid="0ef8f892" style:font-size-asian="10pt" style:font-style-asian="italic" style:font-size-complex="10pt" style:font-style-complex="italic"/>
    </style:style>
    <style:style style:name="T230" style:family="text">
      <style:text-properties fo:font-size="10pt" fo:font-style="italic" officeooo:rsid="0efa4703" style:font-size-asian="10pt" style:font-style-asian="italic" style:font-size-complex="10pt" style:font-style-complex="italic"/>
    </style:style>
    <style:style style:name="T231" style:family="text">
      <style:text-properties fo:font-size="10pt" fo:font-style="italic" officeooo:rsid="0f04094e" style:font-size-asian="10pt" style:font-style-asian="italic" style:font-size-complex="10pt" style:font-style-complex="italic"/>
    </style:style>
    <style:style style:name="T232" style:family="text">
      <style:text-properties fo:font-size="10pt" fo:font-style="italic" officeooo:rsid="0efb3b7a" style:font-size-asian="10pt" style:font-style-asian="italic" style:font-size-complex="10pt" style:font-style-complex="italic"/>
    </style:style>
    <style:style style:name="T233" style:family="text">
      <style:text-properties fo:font-size="10pt" fo:font-style="italic" officeooo:rsid="0f27c8b9" style:font-size-asian="10pt" style:font-style-asian="italic" style:font-size-complex="10pt" style:font-style-complex="italic"/>
    </style:style>
    <style:style style:name="T234" style:family="text">
      <style:text-properties fo:font-size="10pt" fo:font-style="italic" officeooo:rsid="0f285fa8" style:font-size-asian="10pt" style:font-style-asian="italic" style:font-size-complex="10pt" style:font-style-complex="italic"/>
    </style:style>
    <style:style style:name="T235" style:family="text">
      <style:text-properties fo:font-size="10pt" fo:font-style="italic" officeooo:rsid="0f2cf178" style:font-size-asian="10pt" style:font-style-asian="italic" style:font-size-complex="10pt" style:font-style-complex="italic"/>
    </style:style>
    <style:style style:name="T236" style:family="text">
      <style:text-properties fo:font-size="10pt" fo:font-style="italic" officeooo:rsid="0f4ac3a5" style:font-size-asian="10pt" style:font-style-asian="italic" style:font-size-complex="10pt" style:font-style-complex="italic"/>
    </style:style>
    <style:style style:name="T237" style:family="text">
      <style:text-properties fo:font-size="10pt" fo:font-style="italic" officeooo:rsid="0f20a48b" style:font-size-asian="10pt" style:font-style-asian="italic" style:font-size-complex="10pt" style:font-style-complex="italic"/>
    </style:style>
    <style:style style:name="T238" style:family="text">
      <style:text-properties fo:font-size="10pt" fo:font-weight="bold" style:font-size-asian="10pt" style:font-weight-asian="bold" style:font-size-complex="10pt" style:font-weight-complex="bold"/>
    </style:style>
    <style:style style:name="T239" style:family="text">
      <style:text-properties fo:font-size="10pt" fo:font-weight="bold" officeooo:rsid="0ef8f892" style:font-size-asian="10pt" style:font-weight-asian="bold" style:font-size-complex="10pt" style:font-weight-complex="bold"/>
    </style:style>
    <style:style style:name="T240" style:family="text">
      <style:text-properties fo:font-size="10pt" fo:font-weight="bold" officeooo:rsid="0f27c8b9" style:font-size-asian="10pt" style:font-weight-asian="bold" style:font-size-complex="10pt" style:font-weight-complex="bold"/>
    </style:style>
    <style:style style:name="T241" style:family="text">
      <style:text-properties fo:font-size="10pt" fo:font-weight="bold" officeooo:rsid="0f2a0b0c" style:font-size-asian="10pt" style:font-weight-asian="bold" style:font-size-complex="10pt" style:font-weight-complex="bold"/>
    </style:style>
    <style:style style:name="T242" style:family="text">
      <style:text-properties fo:font-size="10pt" fo:font-weight="bold" officeooo:rsid="0f4ac3a5" style:font-size-asian="10pt" style:font-weight-asian="bold" style:font-size-complex="10pt" style:font-weight-complex="bold"/>
    </style:style>
    <style:style style:name="T243" style:family="text">
      <style:text-properties fo:font-size="10pt" fo:font-weight="bold" officeooo:rsid="0f4d39bf" style:font-size-asian="10pt" style:font-weight-asian="bold" style:font-size-complex="10pt" style:font-weight-complex="bold"/>
    </style:style>
    <style:style style:name="T244" style:family="text">
      <style:text-properties fo:font-size="10pt" fo:font-weight="bold" officeooo:rsid="0f4deb3f" style:font-size-asian="10pt" style:font-weight-asian="bold" style:font-size-complex="10pt" style:font-weight-complex="bold"/>
    </style:style>
    <style:style style:name="T245" style:family="text">
      <style:text-properties fo:font-size="10pt" fo:font-weight="bold" officeooo:rsid="0f507155" style:font-size-asian="10pt" style:font-weight-asian="bold" style:font-size-complex="10pt" style:font-weight-complex="bold"/>
    </style:style>
    <style:style style:name="T246" style:family="text">
      <style:text-properties fo:font-size="10pt" fo:font-weight="bold" officeooo:rsid="0f5339cb" style:font-size-asian="10pt" style:font-weight-asian="bold" style:font-size-complex="10pt" style:font-weight-complex="bold"/>
    </style:style>
    <style:style style:name="T247" style:family="text">
      <style:text-properties fo:font-size="10pt" fo:font-weight="bold" officeooo:rsid="0f65a0cd" style:font-size-asian="10pt" style:font-weight-asian="bold" style:font-size-complex="10pt" style:font-weight-complex="bold"/>
    </style:style>
    <style:style style:name="T248" style:family="text">
      <style:text-properties fo:font-size="10pt" fo:font-weight="bold" officeooo:rsid="0e8821a2" style:font-size-asian="10pt" style:font-weight-asian="bold" style:font-size-complex="10pt" style:font-weight-complex="bold"/>
    </style:style>
    <style:style style:name="T249" style:family="text">
      <style:text-properties fo:font-size="10pt" fo:font-weight="bold" officeooo:rsid="0f6ad391" style:font-size-asian="10pt" style:font-weight-asian="bold" style:font-size-complex="10pt" style:font-weight-complex="bold"/>
    </style:style>
    <style:style style:name="T250" style:family="text">
      <style:text-properties fo:font-size="10pt" fo:font-weight="bold" officeooo:rsid="0f6bcafc" style:font-size-asian="10pt" style:font-weight-asian="bold" style:font-size-complex="10pt" style:font-weight-complex="bold"/>
    </style:style>
    <style:style style:name="T251" style:family="text">
      <style:text-properties fo:font-size="10pt" fo:font-weight="bold" officeooo:rsid="0e8ab0f2" style:font-size-asian="10pt" style:font-weight-asian="bold" style:font-size-complex="10pt" style:font-weight-complex="bold"/>
    </style:style>
    <style:style style:name="T252" style:family="text">
      <style:text-properties fo:font-size="10pt" fo:font-weight="bold" officeooo:rsid="0e89fe99" style:font-size-asian="10pt" style:font-weight-asian="bold" style:font-size-complex="10pt" style:font-weight-complex="bold"/>
    </style:style>
    <style:style style:name="T253" style:family="text">
      <style:text-properties fo:font-size="10pt" fo:font-weight="bold" officeooo:rsid="0f7b6977" style:font-size-asian="10pt" style:font-weight-asian="bold" style:font-size-complex="10pt" style:font-weight-complex="bold"/>
    </style:style>
    <style:style style:name="T254" style:family="text">
      <style:text-properties fo:font-size="10pt" fo:font-weight="bold" officeooo:rsid="0f7dc43e" style:font-size-asian="10pt" style:font-weight-asian="bold" style:font-size-complex="10pt" style:font-weight-complex="bold"/>
    </style:style>
    <style:style style:name="T255" style:family="text">
      <style:text-properties fo:font-size="10pt" fo:font-weight="bold" officeooo:rsid="0f87b629" style:font-size-asian="10pt" style:font-weight-asian="bold" style:font-size-complex="10pt" style:font-weight-complex="bold"/>
    </style:style>
    <style:style style:name="T256" style:family="text">
      <style:text-properties fo:font-size="10pt" fo:font-weight="bold" officeooo:rsid="0f914c4f" style:font-size-asian="10pt" style:font-weight-asian="bold" style:font-size-complex="10pt" style:font-weight-complex="bold"/>
    </style:style>
    <style:style style:name="T257" style:family="text">
      <style:text-properties fo:font-size="10pt" fo:font-weight="bold" officeooo:rsid="0f925c35" style:font-size-asian="10pt" style:font-weight-asian="bold" style:font-size-complex="10pt" style:font-weight-complex="bold"/>
    </style:style>
    <style:style style:name="T258" style:family="text">
      <style:text-properties fo:font-size="10pt" fo:font-weight="bold" officeooo:rsid="0f94320f" style:font-size-asian="10pt" style:font-weight-asian="bold" style:font-size-complex="10pt" style:font-weight-complex="bold"/>
    </style:style>
    <style:style style:name="T259" style:family="text">
      <style:text-properties fo:font-size="10pt" fo:font-weight="bold" officeooo:rsid="0f961d0d" style:font-size-asian="10pt" style:font-weight-asian="bold" style:font-size-complex="10pt" style:font-weight-complex="bold"/>
    </style:style>
    <style:style style:name="T260" style:family="text">
      <style:text-properties fo:font-size="10pt" fo:font-weight="bold" officeooo:rsid="0f980878" style:font-size-asian="10pt" style:font-weight-asian="bold" style:font-size-complex="10pt" style:font-weight-complex="bold"/>
    </style:style>
    <style:style style:name="T261" style:family="text">
      <style:text-properties fo:font-size="10pt" fo:font-weight="bold" officeooo:rsid="0f9b6e75" style:font-size-asian="10pt" style:font-weight-asian="bold" style:font-size-complex="10pt" style:font-weight-complex="bold"/>
    </style:style>
    <style:style style:name="T262" style:family="text">
      <style:text-properties fo:font-size="10pt" fo:font-weight="bold" officeooo:rsid="0f9ddab2" style:font-size-asian="10pt" style:font-weight-asian="bold" style:font-size-complex="10pt" style:font-weight-complex="bold"/>
    </style:style>
    <style:style style:name="T263" style:family="text">
      <style:text-properties fo:font-size="10pt" fo:font-weight="bold" officeooo:rsid="0fa2d4c1" style:font-size-asian="10pt" style:font-weight-asian="bold" style:font-size-complex="10pt" style:font-weight-complex="bold"/>
    </style:style>
    <style:style style:name="T264" style:family="text">
      <style:text-properties fo:font-size="10pt" fo:font-weight="bold" officeooo:rsid="0fa4c461" style:font-size-asian="10pt" style:font-weight-asian="bold" style:font-size-complex="10pt" style:font-weight-complex="bold"/>
    </style:style>
    <style:style style:name="T265" style:family="text">
      <style:text-properties fo:font-size="10pt" fo:font-weight="bold" officeooo:rsid="0fa88bb4" style:font-size-asian="10pt" style:font-weight-asian="bold" style:font-size-complex="10pt" style:font-weight-complex="bold"/>
    </style:style>
    <style:style style:name="T266" style:family="text">
      <style:text-properties fo:font-size="10pt" fo:font-weight="bold" officeooo:rsid="0facd585" style:font-size-asian="10pt" style:font-weight-asian="bold" style:font-size-complex="10pt" style:font-weight-complex="bold"/>
    </style:style>
    <style:style style:name="T267" style:family="text">
      <style:text-properties fo:font-size="10pt" fo:font-weight="bold" officeooo:rsid="0fc196b0" style:font-size-asian="10pt" style:font-weight-asian="bold" style:font-size-complex="10pt" style:font-weight-complex="bold"/>
    </style:style>
    <style:style style:name="T268" style:family="text">
      <style:text-properties fo:font-size="10pt" fo:font-weight="bold" officeooo:rsid="0fc2320e" style:font-size-asian="10pt" style:font-weight-asian="bold" style:font-size-complex="10pt" style:font-weight-complex="bold"/>
    </style:style>
    <style:style style:name="T269" style:family="text">
      <style:text-properties fo:font-size="10pt" fo:font-weight="bold" officeooo:rsid="0fc9e753" style:font-size-asian="10pt" style:font-weight-asian="bold" style:font-size-complex="10pt" style:font-weight-complex="bold"/>
    </style:style>
    <style:style style:name="T270" style:family="text">
      <style:text-properties fo:font-size="10pt" fo:font-weight="bold" officeooo:rsid="0fcbb73f" style:font-size-asian="10pt" style:font-weight-asian="bold" style:font-size-complex="10pt" style:font-weight-complex="bold"/>
    </style:style>
    <style:style style:name="T271" style:family="text">
      <style:text-properties fo:font-size="10pt" fo:font-weight="bold" officeooo:rsid="0fdfdbbc" style:font-size-asian="10pt" style:font-weight-asian="bold" style:font-size-complex="10pt" style:font-weight-complex="bold"/>
    </style:style>
    <style:style style:name="T272" style:family="text">
      <style:text-properties fo:font-size="10pt" fo:font-weight="bold" officeooo:rsid="0fed1080" style:font-size-asian="10pt" style:font-weight-asian="bold" style:font-size-complex="10pt" style:font-weight-complex="bold"/>
    </style:style>
    <style:style style:name="T273" style:family="text">
      <style:text-properties fo:font-size="10pt" fo:font-weight="bold" officeooo:rsid="0feea683" style:font-size-asian="10pt" style:font-weight-asian="bold" style:font-size-complex="10pt" style:font-weight-complex="bold"/>
    </style:style>
    <style:style style:name="T274" style:family="text">
      <style:text-properties fo:font-size="10pt" fo:font-weight="bold" officeooo:rsid="0fef45e5" style:font-size-asian="10pt" style:font-weight-asian="bold" style:font-size-complex="10pt" style:font-weight-complex="bold"/>
    </style:style>
    <style:style style:name="T275" style:family="text">
      <style:text-properties fo:font-size="10pt" fo:font-weight="bold" officeooo:rsid="100d0827" style:font-size-asian="10pt" style:font-weight-asian="bold" style:font-size-complex="10pt" style:font-weight-complex="bold"/>
    </style:style>
    <style:style style:name="T276" style:family="text">
      <style:text-properties fo:font-size="10pt" fo:font-weight="bold" officeooo:rsid="100f2f77" style:font-size-asian="10pt" style:font-weight-asian="bold" style:font-size-complex="10pt" style:font-weight-complex="bold"/>
    </style:style>
    <style:style style:name="T277" style:family="text">
      <style:text-properties fo:font-size="10pt" fo:font-weight="bold" officeooo:rsid="101482e9" style:font-size-asian="10pt" style:font-weight-asian="bold" style:font-size-complex="10pt" style:font-weight-complex="bold"/>
    </style:style>
    <style:style style:name="T278" style:family="text">
      <style:text-properties fo:font-size="10pt" fo:font-weight="bold" officeooo:rsid="101876d1" style:font-size-asian="10pt" style:font-weight-asian="bold" style:font-size-complex="10pt" style:font-weight-complex="bold"/>
    </style:style>
    <style:style style:name="T279" style:family="text">
      <style:text-properties fo:font-size="10pt" fo:font-weight="bold" officeooo:rsid="102b74c0" style:font-size-asian="10pt" style:font-weight-asian="bold" style:font-size-complex="10pt" style:font-weight-complex="bold"/>
    </style:style>
    <style:style style:name="T280" style:family="text">
      <style:text-properties fo:font-size="10pt" fo:font-weight="bold" officeooo:rsid="102c3ad3" style:font-size-asian="10pt" style:font-weight-asian="bold" style:font-size-complex="10pt" style:font-weight-complex="bold"/>
    </style:style>
    <style:style style:name="T281" style:family="text">
      <style:text-properties fo:font-size="10pt" fo:font-weight="bold" officeooo:rsid="0e8faf68" style:font-size-asian="10pt" style:font-weight-asian="bold" style:font-size-complex="10pt" style:font-weight-complex="bold"/>
    </style:style>
    <style:style style:name="T282" style:family="text">
      <style:text-properties fo:font-size="10pt" fo:font-weight="bold" officeooo:rsid="0ebc393e" style:font-size-asian="10pt" style:font-weight-asian="bold" style:font-size-complex="10pt" style:font-weight-complex="bold"/>
    </style:style>
    <style:style style:name="T283" style:family="text">
      <style:text-properties fo:font-size="10pt" fo:font-weight="bold" officeooo:rsid="1033f442" style:font-size-asian="10pt" style:font-weight-asian="bold" style:font-size-complex="10pt" style:font-weight-complex="bold"/>
    </style:style>
    <style:style style:name="T284" style:family="text">
      <style:text-properties fo:font-size="10pt" fo:font-weight="bold" officeooo:rsid="10391553" style:font-size-asian="10pt" style:font-weight-asian="bold" style:font-size-complex="10pt" style:font-weight-complex="bold"/>
    </style:style>
    <style:style style:name="T285" style:family="text">
      <style:text-properties fo:font-size="10pt" fo:font-weight="bold" officeooo:rsid="103f3e84" style:font-size-asian="10pt" style:font-weight-asian="bold" style:font-size-complex="10pt" style:font-weight-complex="bold"/>
    </style:style>
    <style:style style:name="T286" style:family="text">
      <style:text-properties fo:font-size="10pt" fo:font-weight="bold" officeooo:rsid="1044a1c6" style:font-size-asian="10pt" style:font-weight-asian="bold" style:font-size-complex="10pt" style:font-weight-complex="bold"/>
    </style:style>
    <style:style style:name="T287" style:family="text">
      <style:text-properties fo:font-size="10pt" fo:font-weight="bold" officeooo:rsid="1050ce75" style:font-size-asian="10pt" style:font-weight-asian="bold" style:font-size-complex="10pt" style:font-weight-complex="bold"/>
    </style:style>
    <style:style style:name="T288" style:family="text">
      <style:text-properties fo:font-size="10pt" fo:font-weight="bold" officeooo:rsid="1054f9f3" style:font-size-asian="10pt" style:font-weight-asian="bold" style:font-size-complex="10pt" style:font-weight-complex="bold"/>
    </style:style>
    <style:style style:name="T289" style:family="text">
      <style:text-properties fo:font-size="10pt" fo:font-weight="bold" officeooo:rsid="10557b74" style:font-size-asian="10pt" style:font-weight-asian="bold" style:font-size-complex="10pt" style:font-weight-complex="bold"/>
    </style:style>
    <style:style style:name="T290" style:family="text">
      <style:text-properties fo:font-size="10pt" fo:font-weight="bold" officeooo:rsid="105954ca" style:font-size-asian="10pt" style:font-weight-asian="bold" style:font-size-complex="10pt" style:font-weight-complex="bold"/>
    </style:style>
    <style:style style:name="T291" style:family="text">
      <style:text-properties fo:font-size="10pt" fo:font-weight="bold" officeooo:rsid="105f2b6f" style:font-size-asian="10pt" style:font-weight-asian="bold" style:font-size-complex="10pt" style:font-weight-complex="bold"/>
    </style:style>
    <style:style style:name="T292" style:family="text">
      <style:text-properties fo:font-size="10pt" fo:font-weight="bold" officeooo:rsid="106359b9" style:font-size-asian="10pt" style:font-weight-asian="bold" style:font-size-complex="10pt" style:font-weight-complex="bold"/>
    </style:style>
    <style:style style:name="T293" style:family="text">
      <style:text-properties fo:font-size="10pt" fo:font-weight="bold" officeooo:rsid="10479543" style:font-size-asian="10pt" style:font-weight-asian="bold" style:font-size-complex="10pt" style:font-weight-complex="bold"/>
    </style:style>
    <style:style style:name="T294" style:family="text">
      <style:text-properties fo:font-size="10pt" fo:font-weight="bold" officeooo:rsid="10674133" style:font-size-asian="10pt" style:font-weight-asian="bold" style:font-size-complex="10pt" style:font-weight-complex="bold"/>
    </style:style>
    <style:style style:name="T295" style:family="text">
      <style:text-properties fo:font-size="10pt" fo:font-weight="bold" officeooo:rsid="107c12ee" style:font-size-asian="10pt" style:font-weight-asian="bold" style:font-size-complex="10pt" style:font-weight-complex="bold"/>
    </style:style>
    <style:style style:name="T296" style:family="text">
      <style:text-properties fo:font-size="10pt" fo:font-weight="bold" officeooo:rsid="107f49ec" style:font-size-asian="10pt" style:font-weight-asian="bold" style:font-size-complex="10pt" style:font-weight-complex="bold"/>
    </style:style>
    <style:style style:name="T297" style:family="text">
      <style:text-properties fo:font-size="10pt" fo:font-weight="bold" officeooo:rsid="107f91ce" style:font-size-asian="10pt" style:font-weight-asian="bold" style:font-size-complex="10pt" style:font-weight-complex="bold"/>
    </style:style>
    <style:style style:name="T298" style:family="text">
      <style:text-properties fo:font-size="10pt" fo:font-weight="bold" officeooo:rsid="108043d2" style:font-size-asian="10pt" style:font-weight-asian="bold" style:font-size-complex="10pt" style:font-weight-complex="bold"/>
    </style:style>
    <style:style style:name="T299" style:family="text">
      <style:text-properties fo:font-size="10pt" fo:font-weight="bold" officeooo:rsid="1081952f" style:font-size-asian="10pt" style:font-weight-asian="bold" style:font-size-complex="10pt" style:font-weight-complex="bold"/>
    </style:style>
    <style:style style:name="T300" style:family="text">
      <style:text-properties fo:font-size="10pt" fo:font-weight="bold" officeooo:rsid="1090d14a" style:font-size-asian="10pt" style:font-weight-asian="bold" style:font-size-complex="10pt" style:font-weight-complex="bold"/>
    </style:style>
    <style:style style:name="T301" style:family="text">
      <style:text-properties fo:font-size="10pt" fo:font-weight="bold" officeooo:rsid="10933237" style:font-size-asian="10pt" style:font-weight-asian="bold" style:font-size-complex="10pt" style:font-weight-complex="bold"/>
    </style:style>
    <style:style style:name="T302" style:family="text">
      <style:text-properties fo:font-size="10pt" fo:font-weight="bold" officeooo:rsid="10942613" style:font-size-asian="10pt" style:font-weight-asian="bold" style:font-size-complex="10pt" style:font-weight-complex="bold"/>
    </style:style>
    <style:style style:name="T303" style:family="text">
      <style:text-properties fo:font-size="10pt" fo:font-weight="bold" officeooo:rsid="10b10216" style:font-size-asian="10pt" style:font-weight-asian="bold" style:font-size-complex="10pt" style:font-weight-complex="bold"/>
    </style:style>
    <style:style style:name="T304" style:family="text">
      <style:text-properties fo:font-size="10pt" fo:font-weight="bold" officeooo:rsid="10b66a8d" style:font-size-asian="10pt" style:font-weight-asian="bold" style:font-size-complex="10pt" style:font-weight-complex="bold"/>
    </style:style>
    <style:style style:name="T305" style:family="text">
      <style:text-properties fo:font-size="10pt" fo:font-weight="bold" officeooo:rsid="10b97e58" style:font-size-asian="10pt" style:font-weight-asian="bold" style:font-size-complex="10pt" style:font-weight-complex="bold"/>
    </style:style>
    <style:style style:name="T306" style:family="text">
      <style:text-properties fo:font-size="10pt" fo:font-weight="bold" officeooo:rsid="10c108c7" style:font-size-asian="10pt" style:font-weight-asian="bold" style:font-size-complex="10pt" style:font-weight-complex="bold"/>
    </style:style>
    <style:style style:name="T307" style:family="text">
      <style:text-properties fo:font-size="10pt" fo:font-weight="bold" officeooo:rsid="10c163af" style:font-size-asian="10pt" style:font-weight-asian="bold" style:font-size-complex="10pt" style:font-weight-complex="bold"/>
    </style:style>
    <style:style style:name="T308" style:family="text">
      <style:text-properties fo:font-size="10pt" fo:font-weight="bold" officeooo:rsid="10c29245" style:font-size-asian="10pt" style:font-weight-asian="bold" style:font-size-complex="10pt" style:font-weight-complex="bold"/>
    </style:style>
    <style:style style:name="T309" style:family="text">
      <style:text-properties fo:color="#111111" loext:opacity="100%" style:font-name="Liberation Serif" fo:font-size="12pt" fo:font-style="normal" style:text-underline-style="none" fo:font-weight="bold" style:font-name-asian="Microsoft YaHei" style:font-size-asian="12pt" style:font-style-asian="normal" style:font-weight-asian="bold" style:font-name-complex="Mangal1" style:font-size-complex="12pt" style:font-style-complex="normal" style:font-weight-complex="bold"/>
    </style:style>
    <style:style style:name="T310" style:family="text">
      <style:text-properties fo:color="#111111" loext:opacity="100%" style:font-name="Liberation Serif" fo:font-size="12pt" fo:font-style="normal" style:text-underline-style="none" fo:font-weight="bold" officeooo:rsid="0afe79eb" style:font-name-asian="Microsoft YaHei" style:font-size-asian="12pt" style:font-style-asian="normal" style:font-weight-asian="bold" style:font-name-complex="Mangal1" style:font-size-complex="12pt" style:font-style-complex="normal" style:font-weight-complex="bold"/>
    </style:style>
    <style:style style:name="T311" style:family="text">
      <style:text-properties fo:color="#111111" loext:opacity="100%" style:font-name="Liberation Serif" fo:font-size="12pt" fo:font-style="normal" style:text-underline-style="none" fo:font-weight="bold" officeooo:rsid="0e9352e2" style:font-name-asian="Microsoft YaHei" style:font-size-asian="12pt" style:font-style-asian="normal" style:font-weight-asian="bold" style:font-name-complex="Mangal1" style:font-size-complex="12pt" style:font-style-complex="normal" style:font-weight-complex="bold"/>
    </style:style>
    <style:style style:name="T312" style:family="text">
      <style:text-properties fo:color="#111111" loext:opacity="100%" style:font-name="Liberation Serif" fo:font-size="12pt" fo:font-style="normal" style:text-underline-style="none" fo:font-weight="bold" officeooo:rsid="0eb28f9f" style:font-name-asian="Microsoft YaHei" style:font-size-asian="12pt" style:font-style-asian="normal" style:font-weight-asian="bold" style:font-name-complex="Mangal1" style:font-size-complex="12pt" style:font-style-complex="normal" style:font-weight-complex="bold"/>
    </style:style>
    <style:style style:name="T313" style:family="text">
      <style:text-properties fo:color="#111111" loext:opacity="100%" style:font-name="Liberation Serif" fo:font-size="12pt" fo:font-style="normal" style:text-underline-style="none" fo:font-weight="bold" officeooo:rsid="0f961d0d" style:font-name-asian="Microsoft YaHei" style:font-size-asian="12pt" style:font-style-asian="normal" style:font-weight-asian="bold" style:font-name-complex="Mangal1" style:font-size-complex="12pt" style:font-style-complex="normal" style:font-weight-complex="bold"/>
    </style:style>
    <style:style style:name="T314" style:family="text">
      <style:text-properties fo:color="#111111" loext:opacity="100%" style:font-name="Liberation Serif" fo:font-size="12pt" fo:font-style="normal" style:text-underline-style="none" fo:font-weight="bold" officeooo:rsid="0ec6ce5a" style:font-name-asian="Microsoft YaHei" style:font-size-asian="12pt" style:font-style-asian="normal" style:font-weight-asian="bold" style:font-name-complex="Mangal1" style:font-size-complex="12pt" style:font-style-complex="normal" style:font-weight-complex="bold"/>
    </style:style>
    <style:style style:name="T315" style:family="text">
      <style:text-properties fo:color="#111111" loext:opacity="100%" style:font-name="Liberation Serif" fo:font-size="12pt" fo:font-style="normal" style:text-underline-style="none" fo:font-weight="bold" officeooo:rsid="0f980878" style:font-name-asian="Microsoft YaHei" style:font-size-asian="12pt" style:font-style-asian="normal" style:font-weight-asian="bold" style:font-name-complex="Mangal1" style:font-size-complex="12pt" style:font-style-complex="normal" style:font-weight-complex="bold"/>
    </style:style>
    <style:style style:name="T316" style:family="text">
      <style:text-properties fo:color="#111111" loext:opacity="100%" style:font-name="Liberation Serif" fo:font-size="12pt" fo:font-style="normal" style:text-underline-style="none" fo:font-weight="bold" officeooo:rsid="0fd28e9d" style:font-name-asian="Microsoft YaHei" style:font-size-asian="12pt" style:font-style-asian="normal" style:font-weight-asian="bold" style:font-name-complex="Mangal1" style:font-size-complex="12pt" style:font-style-complex="normal" style:font-weight-complex="bold"/>
    </style:style>
    <style:style style:name="T317" style:family="text">
      <style:text-properties fo:color="#111111" loext:opacity="100%" style:font-name="Liberation Serif" fo:font-size="12pt" fo:font-style="normal" style:text-underline-style="none" fo:font-weight="bold" officeooo:rsid="0feaa25b" style:font-name-asian="Microsoft YaHei" style:font-size-asian="12pt" style:font-style-asian="normal" style:font-weight-asian="bold" style:font-name-complex="Mangal1" style:font-size-complex="12pt" style:font-style-complex="normal" style:font-weight-complex="bold"/>
    </style:style>
    <style:style style:name="T318" style:family="text">
      <style:text-properties fo:color="#111111" loext:opacity="100%" style:font-name="Liberation Serif" fo:font-size="12pt" fo:font-style="normal" style:text-underline-style="none" fo:font-weight="bold" officeooo:rsid="0fed1080" style:font-name-asian="Microsoft YaHei" style:font-size-asian="12pt" style:font-style-asian="normal" style:font-weight-asian="bold" style:font-name-complex="Mangal1" style:font-size-complex="12pt" style:font-style-complex="normal" style:font-weight-complex="bold"/>
    </style:style>
    <style:style style:name="T319" style:family="text">
      <style:text-properties fo:color="#111111" loext:opacity="100%" style:font-name="Liberation Serif" fo:font-size="12pt" fo:font-style="normal" style:text-underline-style="none" fo:font-weight="bold" officeooo:rsid="102c3ad3" style:font-name-asian="Microsoft YaHei" style:font-size-asian="12pt" style:font-style-asian="normal" style:font-weight-asian="bold" style:font-name-complex="Mangal1" style:font-size-complex="12pt" style:font-style-complex="normal" style:font-weight-complex="bold"/>
    </style:style>
    <style:style style:name="T320" style:family="text">
      <style:text-properties fo:color="#111111" loext:opacity="100%" style:font-name="Liberation Serif" fo:font-size="12pt" fo:font-style="normal" style:text-underline-style="none" fo:font-weight="bold" officeooo:rsid="105954ca" style:font-name-asian="Microsoft YaHei" style:font-size-asian="12pt" style:font-style-asian="normal" style:font-weight-asian="bold" style:font-name-complex="Mangal1" style:font-size-complex="12pt" style:font-style-complex="normal" style:font-weight-complex="bold"/>
    </style:style>
    <style:style style:name="T321" style:family="text">
      <style:text-properties fo:color="#111111" loext:opacity="100%" style:font-name="Liberation Serif" fo:font-size="12pt" fo:font-style="normal" style:text-underline-style="none" fo:font-weight="bold" officeooo:rsid="10674133" style:font-name-asian="Microsoft YaHei" style:font-size-asian="12pt" style:font-style-asian="normal" style:font-weight-asian="bold" style:font-name-complex="Mangal1" style:font-size-complex="12pt" style:font-style-complex="normal" style:font-weight-complex="bold"/>
    </style:style>
    <style:style style:name="T322" style:family="text">
      <style:text-properties fo:color="#111111" loext:opacity="100%" style:font-name="Liberation Serif" fo:font-size="12pt" fo:font-style="normal" style:text-underline-style="none" fo:font-weight="bold" officeooo:rsid="1070b586" style:font-name-asian="Microsoft YaHei" style:font-size-asian="12pt" style:font-style-asian="normal" style:font-weight-asian="bold" style:font-name-complex="Mangal1" style:font-size-complex="12pt" style:font-style-complex="normal" style:font-weight-complex="bold"/>
    </style:style>
    <style:style style:name="T323" style:family="text">
      <style:text-properties fo:color="#111111" loext:opacity="100%" style:font-name="Liberation Serif" fo:font-size="12pt" fo:font-style="normal" style:text-underline-style="none" fo:font-weight="bold" officeooo:rsid="1074c42b" style:font-name-asian="Microsoft YaHei" style:font-size-asian="12pt" style:font-style-asian="normal" style:font-weight-asian="bold" style:font-name-complex="Mangal1" style:font-size-complex="12pt" style:font-style-complex="normal" style:font-weight-complex="bold"/>
    </style:style>
    <style:style style:name="T324" style:family="text">
      <style:text-properties fo:color="#111111" loext:opacity="100%" style:font-name="Liberation Serif" fo:font-size="12pt" fo:font-style="normal" style:text-underline-style="none" fo:font-weight="bold" officeooo:rsid="1076032d" style:font-name-asian="Microsoft YaHei" style:font-size-asian="12pt" style:font-style-asian="normal" style:font-weight-asian="bold" style:font-name-complex="Mangal1" style:font-size-complex="12pt" style:font-style-complex="normal" style:font-weight-complex="bold"/>
    </style:style>
    <style:style style:name="T325" style:family="text">
      <style:text-properties fo:color="#111111" loext:opacity="100%" style:font-name="Liberation Serif" fo:font-size="12pt" fo:font-style="normal" style:text-underline-style="none" fo:font-weight="bold" officeooo:rsid="10777004" style:font-name-asian="Microsoft YaHei" style:font-size-asian="12pt" style:font-style-asian="normal" style:font-weight-asian="bold" style:font-name-complex="Mangal1" style:font-size-complex="12pt" style:font-style-complex="normal" style:font-weight-complex="bold"/>
    </style:style>
    <style:style style:name="T326" style:family="text">
      <style:text-properties fo:color="#111111" loext:opacity="100%" style:font-name="Liberation Serif" fo:font-size="12pt" fo:font-style="normal" style:text-underline-style="none" fo:font-weight="bold" officeooo:rsid="10b10216" style:font-name-asian="Microsoft YaHei" style:font-size-asian="12pt" style:font-style-asian="normal" style:font-weight-asian="bold" style:font-name-complex="Mangal1" style:font-size-complex="12pt" style:font-style-complex="normal" style:font-weight-complex="bold"/>
    </style:style>
    <style:style style:name="T327" style:family="text">
      <style:text-properties fo:color="#111111" loext:opacity="100%" style:text-position="super 58%" style:font-name="Liberation Serif" fo:font-size="12pt" fo:font-style="normal" style:text-underline-style="none" fo:font-weight="bold" officeooo:rsid="10674133" style:font-name-asian="Microsoft YaHei" style:font-size-asian="12pt" style:font-style-asian="normal" style:font-weight-asian="bold" style:font-name-complex="Mangal1" style:font-size-complex="12pt" style:font-style-complex="normal" style:font-weight-complex="bold"/>
    </style:style>
    <style:style style:name="T328" style:family="text">
      <style:text-properties fo:color="#111111" loext:opacity="100%" style:text-position="super 58%" style:font-name="Liberation Serif" fo:font-size="12pt" fo:font-style="normal" style:text-underline-style="none" fo:font-weight="bold" officeooo:rsid="1070b586" style:font-name-asian="Microsoft YaHei" style:font-size-asian="12pt" style:font-style-asian="normal" style:font-weight-asian="bold" style:font-name-complex="Mangal1" style:font-size-complex="12pt" style:font-style-complex="normal" style:font-weight-complex="bold"/>
    </style:style>
    <style:style style:name="T329" style:family="text">
      <style:text-properties fo:color="#111111" loext:opacity="100%" style:text-position="super 58%" style:font-name="Liberation Serif" fo:font-size="12pt" fo:font-style="normal" style:text-underline-style="none" fo:font-weight="bold" officeooo:rsid="1074c42b" style:font-name-asian="Microsoft YaHei" style:font-size-asian="12pt" style:font-style-asian="normal" style:font-weight-asian="bold" style:font-name-complex="Mangal1" style:font-size-complex="12pt" style:font-style-complex="normal" style:font-weight-complex="bold"/>
    </style:style>
    <style:style style:name="T330" style:family="text">
      <style:text-properties fo:color="#111111" loext:opacity="100%" style:text-position="super 58%" style:font-name="Liberation Serif" fo:font-size="12pt" fo:font-style="normal" style:text-underline-style="none" fo:font-weight="bold" officeooo:rsid="1076032d" style:font-name-asian="Microsoft YaHei" style:font-size-asian="12pt" style:font-style-asian="normal" style:font-weight-asian="bold" style:font-name-complex="Mangal1" style:font-size-complex="12pt" style:font-style-complex="normal" style:font-weight-complex="bold"/>
    </style:style>
    <style:style style:name="T331" style:family="text">
      <style:text-properties fo:font-style="italic" officeooo:rsid="0ef8f892" style:font-style-asian="italic" style:font-style-complex="italic"/>
    </style:style>
    <style:style style:name="T332" style:family="text">
      <style:text-properties fo:font-style="italic" officeooo:rsid="0efa4703" style:font-style-asian="italic" style:font-style-complex="italic"/>
    </style:style>
    <style:style style:name="T333" style:family="text">
      <style:text-properties fo:font-style="italic" fo:font-weight="normal" officeooo:rsid="0ef8f892" style:font-style-asian="italic" style:font-weight-asian="normal" style:font-style-complex="italic" style:font-weight-complex="normal"/>
    </style:style>
    <style:style style:name="T334" style:family="text">
      <style:text-properties fo:font-style="italic" fo:font-weight="normal" officeooo:rsid="0efa4703" style:font-style-asian="italic" style:font-weight-asian="normal" style:font-style-complex="italic" style:font-weight-complex="normal"/>
    </style:style>
    <style:style style:name="T335" style:family="text">
      <style:text-properties officeooo:rsid="0e447bcb"/>
    </style:style>
    <style:style style:name="T336" style:family="text">
      <style:text-properties officeooo:rsid="0e45342c"/>
    </style:style>
    <style:style style:name="T337" style:family="text">
      <style:text-properties officeooo:rsid="0e4cda35"/>
    </style:style>
    <style:style style:name="T338" style:family="text">
      <style:text-properties officeooo:rsid="0e5194c9"/>
    </style:style>
    <style:style style:name="T339" style:family="text">
      <style:text-properties officeooo:rsid="0e5aee8f"/>
    </style:style>
    <style:style style:name="T340" style:family="text">
      <style:text-properties officeooo:rsid="0e6135f4"/>
    </style:style>
    <style:style style:name="T341" style:family="text">
      <style:text-properties officeooo:rsid="0e785e24"/>
    </style:style>
    <style:style style:name="T342" style:family="text">
      <style:text-properties officeooo:rsid="0e867012"/>
    </style:style>
    <style:style style:name="T343" style:family="text">
      <style:text-properties officeooo:rsid="0e9352e2"/>
    </style:style>
    <style:style style:name="T344" style:family="text">
      <style:text-properties officeooo:rsid="0ea1f0e0"/>
    </style:style>
    <style:style style:name="T345" style:family="text">
      <style:text-properties officeooo:rsid="0eafbe1d"/>
    </style:style>
    <style:style style:name="T346" style:family="text">
      <style:text-properties officeooo:rsid="0eb28f9f"/>
    </style:style>
    <style:style style:name="T347" style:family="text">
      <style:text-properties officeooo:rsid="0eb69114"/>
    </style:style>
    <style:style style:name="T348" style:family="text">
      <style:text-properties style:text-position="super 58%" fo:font-size="10pt" officeooo:rsid="10b3ef8a" style:font-size-asian="10pt" style:font-size-complex="10pt"/>
    </style:style>
    <style:style style:name="T349" style:family="text">
      <style:text-properties style:text-position="super 58%" fo:font-size="10pt" fo:font-weight="bold" officeooo:rsid="107f49ec" style:font-size-asian="10pt" style:font-weight-asian="bold" style:font-size-complex="10pt" style:font-weight-complex="bold"/>
    </style:style>
    <style:style style:name="T350" style:family="text">
      <style:text-properties style:text-position="super 58%" fo:font-size="10pt" fo:font-weight="bold" officeooo:rsid="107f91ce" style:font-size-asian="10pt" style:font-weight-asian="bold" style:font-size-complex="10pt" style:font-weight-complex="bold"/>
    </style:style>
    <style:style style:name="T351" style:family="text">
      <style:text-properties style:text-position="super 58%" officeooo:rsid="10674133"/>
    </style:style>
    <style:style style:name="T352" style:family="text">
      <style:text-properties style:text-position="super 58%" officeooo:rsid="10864010"/>
    </style:style>
    <style:style style:name="T353" style:family="text">
      <style:text-properties officeooo:rsid="0eeaa676"/>
    </style:style>
    <style:style style:name="T354" style:family="text">
      <style:text-properties officeooo:rsid="0eee9587"/>
    </style:style>
    <style:style style:name="T355" style:family="text">
      <style:text-properties officeooo:rsid="0eefb9fa"/>
    </style:style>
    <style:style style:name="T356" style:family="text">
      <style:text-properties officeooo:rsid="0deb7210"/>
    </style:style>
    <style:style style:name="T357" style:family="text">
      <style:text-properties officeooo:rsid="0ef77a15"/>
    </style:style>
    <style:style style:name="T358" style:family="text">
      <style:text-properties officeooo:rsid="0efa4703"/>
    </style:style>
    <style:style style:name="T359" style:family="text">
      <style:text-properties officeooo:rsid="0efb3b7a"/>
    </style:style>
    <style:style style:name="T360" style:family="text">
      <style:text-properties officeooo:rsid="0f0c2ee7"/>
    </style:style>
    <style:style style:name="T361" style:family="text">
      <style:text-properties officeooo:rsid="0f0cd12a"/>
    </style:style>
    <style:style style:name="T362" style:family="text">
      <style:text-properties officeooo:rsid="0f1c593c"/>
    </style:style>
    <style:style style:name="T363" style:family="text">
      <style:text-properties officeooo:rsid="0f27c8b9"/>
    </style:style>
    <style:style style:name="T364" style:family="text">
      <style:text-properties officeooo:rsid="0f381683"/>
    </style:style>
    <style:style style:name="T365" style:family="text">
      <style:text-properties officeooo:rsid="0f3ba824"/>
    </style:style>
    <style:style style:name="T366" style:family="text">
      <style:text-properties officeooo:rsid="0f507155"/>
    </style:style>
    <style:style style:name="T367" style:family="text">
      <style:text-properties fo:font-weight="bold" style:font-weight-asian="bold" style:font-weight-complex="bold"/>
    </style:style>
    <style:style style:name="T368" style:family="text">
      <style:text-properties fo:font-weight="bold" officeooo:rsid="0e7b3d54" style:font-weight-asian="bold" style:font-weight-complex="bold"/>
    </style:style>
    <style:style style:name="T369" style:family="text">
      <style:text-properties fo:font-weight="bold" officeooo:rsid="0fae9e96" style:font-weight-asian="bold" style:font-weight-complex="bold"/>
    </style:style>
    <style:style style:name="T370" style:family="text">
      <style:text-properties fo:font-weight="bold" officeooo:rsid="0fb1e64b" style:font-weight-asian="bold" style:font-weight-complex="bold"/>
    </style:style>
    <style:style style:name="T371" style:family="text">
      <style:text-properties fo:font-weight="bold" officeooo:rsid="0fb93ab6" style:font-weight-asian="bold" style:font-weight-complex="bold"/>
    </style:style>
    <style:style style:name="T372" style:family="text">
      <style:text-properties fo:font-weight="bold" officeooo:rsid="0fbd6481" style:font-weight-asian="bold" style:font-weight-complex="bold"/>
    </style:style>
    <style:style style:name="T373" style:family="text">
      <style:text-properties fo:font-weight="bold" officeooo:rsid="0fbdd4c2" style:font-weight-asian="bold" style:font-weight-complex="bold"/>
    </style:style>
    <style:style style:name="T374" style:family="text">
      <style:text-properties fo:font-weight="bold" officeooo:rsid="100d0827" style:font-weight-asian="bold" style:font-weight-complex="bold"/>
    </style:style>
    <style:style style:name="T375" style:family="text">
      <style:text-properties officeooo:rsid="0e8e3212"/>
    </style:style>
    <style:style style:name="T376" style:family="text">
      <style:text-properties officeooo:rsid="0f65a0cd"/>
    </style:style>
    <style:style style:name="T377" style:family="text">
      <style:text-properties officeooo:rsid="0f6923ce"/>
    </style:style>
    <style:style style:name="T378" style:family="text">
      <style:text-properties officeooo:rsid="0f6bcafc"/>
    </style:style>
    <style:style style:name="T379" style:family="text">
      <style:text-properties officeooo:rsid="0f914c4f"/>
    </style:style>
    <style:style style:name="T380" style:family="text">
      <style:text-properties officeooo:rsid="0f94320f"/>
    </style:style>
    <style:style style:name="T381" style:family="text">
      <style:text-properties officeooo:rsid="0faca8ac"/>
    </style:style>
    <style:style style:name="T382" style:family="text">
      <style:text-properties officeooo:rsid="0fb4147d"/>
    </style:style>
    <style:style style:name="T383" style:family="text">
      <style:text-properties officeooo:rsid="0fb4c56c"/>
    </style:style>
    <style:style style:name="T384" style:family="text">
      <style:text-properties officeooo:rsid="0fb81f20"/>
    </style:style>
    <style:style style:name="T385" style:family="text">
      <style:text-properties officeooo:rsid="0fb929dd"/>
    </style:style>
    <style:style style:name="T386" style:family="text">
      <style:text-properties officeooo:rsid="0fb93ab6"/>
    </style:style>
    <style:style style:name="T387" style:family="text">
      <style:text-properties officeooo:rsid="0fba8094"/>
    </style:style>
    <style:style style:name="T388" style:family="text">
      <style:text-properties officeooo:rsid="0fbcd1a4"/>
    </style:style>
    <style:style style:name="T389" style:family="text">
      <style:text-properties officeooo:rsid="0fbfb9d2"/>
    </style:style>
    <style:style style:name="T390" style:family="text">
      <style:text-properties officeooo:rsid="0fc319ef"/>
    </style:style>
    <style:style style:name="T391" style:family="text">
      <style:text-properties officeooo:rsid="0fd4e6b7"/>
    </style:style>
    <style:style style:name="T392" style:family="text">
      <style:text-properties officeooo:rsid="0fd7175d"/>
    </style:style>
    <style:style style:name="T393" style:family="text">
      <style:text-properties officeooo:rsid="0fd88f2a"/>
    </style:style>
    <style:style style:name="T394" style:family="text">
      <style:text-properties officeooo:rsid="0ff67f51"/>
    </style:style>
    <style:style style:name="T395" style:family="text">
      <style:text-properties officeooo:rsid="0ffe2f35"/>
    </style:style>
    <style:style style:name="T396" style:family="text">
      <style:text-properties officeooo:rsid="10072840"/>
    </style:style>
    <style:style style:name="T397" style:family="text">
      <style:text-properties officeooo:rsid="102b74c0"/>
    </style:style>
    <style:style style:name="T398" style:family="text">
      <style:text-properties officeooo:rsid="103f3e84"/>
    </style:style>
    <style:style style:name="T399" style:family="text">
      <style:text-properties officeooo:rsid="104f4034"/>
    </style:style>
    <style:style style:name="T400" style:family="text">
      <style:text-properties officeooo:rsid="1054f9f3"/>
    </style:style>
    <style:style style:name="T401" style:family="text">
      <style:text-properties officeooo:rsid="10674133"/>
    </style:style>
    <style:style style:name="T402" style:family="text">
      <style:text-properties officeooo:rsid="10864010"/>
    </style:style>
    <style:style style:name="T403" style:family="text">
      <style:text-properties officeooo:rsid="10987550"/>
    </style:style>
    <style:style style:name="T404" style:family="text">
      <style:text-properties officeooo:rsid="109df2a4"/>
    </style:style>
    <style:style style:name="T405" style:family="text">
      <style:text-properties officeooo:rsid="10a934b0"/>
    </style:style>
    <style:style style:name="T406" style:family="text">
      <style:text-properties officeooo:rsid="10ac057f"/>
    </style:style>
    <style:style style:name="T407" style:family="text">
      <style:text-properties officeooo:rsid="10adbe01"/>
    </style:style>
    <style:style style:name="T408" style:family="text">
      <style:text-properties officeooo:rsid="10b20f40"/>
    </style:style>
    <style:style style:name="T409" style:family="text">
      <style:text-properties officeooo:rsid="10b3ef8a"/>
    </style:style>
    <style:style style:name="T410" style:family="text">
      <style:text-properties officeooo:rsid="10b97e58"/>
    </style:style>
    <style:style style:name="T411" style:family="text">
      <style:text-properties officeooo:rsid="10bf497c"/>
    </style:style>
    <style:style style:name="T412" style:family="text">
      <style:text-properties officeooo:rsid="10c2924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1" text:outline-level="1">M<text:span text:style-name="T335">y Constitution</text:span></text:h>
      <text:p text:style-name="P119"/>
      <text:p text:style-name="P138">Assuming I can survive long enough, acquire the necessary resources, and begin building my own kingdom, this constitution is roughly what I will start with. It may be changed and adapted as I learn more or find issues and loopholes within the kingdom.</text:p>
      <text:p text:style-name="P131"/>
      <text:h text:style-name="P182" text:outline-level="2">L<text:span text:style-name="T347">egal System</text:span></text:h>
      <text:p text:style-name="P122"/>
      <text:h text:style-name="P191" text:outline-level="3">P<text:span text:style-name="T402">unishment Guidelines</text:span></text:h>
      <text:p text:style-name="P320"/>
      <text:list text:style-name="L1">
        <text:list-item>
          <text:p text:style-name="P223"><text:span text:style-name="T300">The Spirit of Justice</text:span>:<text:span text:style-name="T98"> </text:span><text:span text:style-name="T182">No set of laws can sufficiently design a flawless justice system, so the spirit of the law carries the i</text:span><text:span text:style-name="T183">ntention that all criminals must be judged according to equivalent karmic retribution.</text:span><text:span text:style-name="T98"> </text:span><text:span text:style-name="T183">Final</text:span><text:span text:style-name="T182"> punishments are measured by the harm done to society, its citizens, and the direct and indirect victims of the crime</text:span>.</text:p>
        </text:list-item>
      </text:list>
      <text:p text:style-name="P323"/>
      <text:list text:continue-numbering="true" text:style-name="L1">
        <text:list-item>
          <text:p text:style-name="P238"><text:span text:style-name="T305">Burden of Proof</text:span>:<text:span text:style-name="T98"> </text:span><text:span text:style-name="T212">Ignorance of the law is not a defense</text:span><text:span text:style-name="T183">. </text:span><text:span text:style-name="T212">The law does not have to prove intent when a crime is committed, it only needs to identify the party or parties responsible for committing a crime.</text:span></text:p>
        </text:list-item>
      </text:list>
      <text:p text:style-name="P323"/>
      <text:list text:continue-numbering="true" text:style-name="L1">
        <text:list-item>
          <text:p text:style-name="P223"><text:span text:style-name="T296">Felony </text:span><text:span text:style-name="T300">P</text:span><text:span text:style-name="T302">unishments</text:span>:<text:span text:style-name="T98"> </text:span><text:span text:style-name="T189">F</text:span><text:span text:style-name="T182">elonies </text:span><text:span text:style-name="T183">convictions </text:span><text:span text:style-name="T182">are expected to i</text:span><text:span text:style-name="T183">nclude a sentence with</text:span><text:span text:style-name="T182"> some amount of prison time, </text:span><text:span text:style-name="T189">loss of certain rights,</text:span><text:span text:style-name="T182"> </text:span><text:span text:style-name="T189">forced </text:span><text:span text:style-name="T183">rehabilitation if the crime is not considered irredeemable, and civil punishments as a deterrent and to assist in repaying debt</text:span><text:span text:style-name="T184">s</text:span><text:span text:style-name="T183"> to society.</text:span></text:p>
        </text:list-item>
      </text:list>
      <text:p text:style-name="P180"/>
      <text:list text:continue-numbering="true" text:style-name="L1">
        <text:list-item>
          <text:p text:style-name="P224"><text:span text:style-name="T296">C</text:span><text:span text:style-name="T301">ivil Punishments</text:span>:<text:span text:style-name="T98"> </text:span><text:span text:style-name="T182">C</text:span><text:span text:style-name="T186">ivil punishments c</text:span><text:span text:style-name="T188">an include</text:span><text:span text:style-name="T186"> being stripped of </text:span><text:span text:style-name="T187">assets </text:span><text:span text:style-name="T188">and</text:span><text:span text:style-name="T187"> finances, </text:span><text:span text:style-name="T188">or fined for damages. Until sufficient rehabilitation has been certified it may also mean one is </text:span><text:span text:style-name="T186">legally restricted to the living minimum wage, </text:span><text:span text:style-name="T188">denied the opportunity to take a role as a business owner, or unable to participate in certain businesses and professions.</text:span></text:p>
        </text:list-item>
      </text:list>
      <text:p text:style-name="P180"/>
      <text:list text:continue-numbering="true" text:style-name="L1">
        <text:list-item>
          <text:p text:style-name="P225"><text:span text:style-name="T285">1</text:span><text:span text:style-name="T349">st</text:span><text:span text:style-name="T296"> Degree Felony</text:span>: <text:span text:style-name="T35">Offender i</text:span><text:span text:style-name="T98">s considered to have e</text:span><text:span text:style-name="T174">ngaged in</text:span><text:span text:style-name="T98"> an irredeemable act</text:span><text:span text:style-name="T35">. </text:span><text:span text:style-name="T179">They are stripped of all assets and </text:span><text:span text:style-name="T180">possessions</text:span><text:span text:style-name="T179">.</text:span><text:span text:style-name="T35"> </text:span><text:span text:style-name="T98">A</text:span><text:span text:style-name="T178">ny and all</text:span><text:span text:style-name="T174"> felony and civil</text:span><text:span text:style-name="T98"> punishment </text:span><text:span text:style-name="T174">can apply</text:span><text:span text:style-name="T98">, they m</text:span><text:span text:style-name="T174">ay no</text:span><text:span text:style-name="T98"> longer be eligible for rehabilitation, and a prison sentence c</text:span><text:span text:style-name="T174">an be</text:span><text:span text:style-name="T98"> indefinite</text:span>.</text:p>
        </text:list-item>
      </text:list>
      <text:p text:style-name="P176"/>
      <text:list text:continue-numbering="true" text:style-name="L1">
        <text:list-item>
          <text:p text:style-name="P225"><text:span text:style-name="T296">2</text:span><text:span text:style-name="T349">nd</text:span><text:span text:style-name="T296"> Degree Felony</text:span>: <text:span text:style-name="T35">Offender </text:span><text:span text:style-name="T185">is stripped</text:span><text:span text:style-name="T35"> of citizenship </text:span><text:span text:style-name="T181">a</text:span><text:span text:style-name="T37">nd face expulsion after serving their sentence</text:span><text:span text:style-name="T35">. They</text:span><text:span text:style-name="T174"> may be granted the opportunity to </text:span><text:span text:style-name="T35">regain citizenship </text:span><text:span text:style-name="T36">with a sufficient rehabilitation certification </text:span><text:span text:style-name="T177">prior to e</text:span><text:span text:style-name="T181">xpulsion</text:span>. <text:span text:style-name="T402">Second offenses after rehabilitation will be escalated to 1</text:span><text:span text:style-name="T352">st</text:span><text:span text:style-name="T402"> degree </text:span><text:span text:style-name="T177">felony charges</text:span><text:span text:style-name="T402">.</text:span></text:p>
        </text:list-item>
      </text:list>
      <text:p text:style-name="P179"/>
      <text:list xml:id="list204428965417525" text:continue-numbering="true" text:style-name="L1">
        <text:list-item>
          <text:p text:style-name="P226"><text:span text:style-name="T285">3</text:span><text:span text:style-name="T350">rd</text:span><text:span text:style-name="T297"> </text:span><text:span text:style-name="T296">Degree Felony</text:span>: <text:span text:style-name="T32">O</text:span><text:span text:style-name="T33">ffender </text:span><text:span text:style-name="T34">receives a prison sentence and/</text:span><text:span text:style-name="T99">or</text:span><text:span text:style-name="T34"> rehabilitation as decided by the judge’s order, and</text:span><text:span text:style-name="T32"> can</text:span><text:span text:style-name="T34">not</text:span><text:span text:style-name="T32"> be an owner in any company </text:span><text:span text:style-name="T34">for at least 10 years</text:span><text:span text:style-name="T32">. If t</text:span><text:span text:style-name="T33">he offender is</text:span><text:span text:style-name="T32"> the sole owner of a company, the Department of Industry </text:span><text:span text:style-name="T177">will conduct a review of the business and assign a new owner after appropriate investigations have taken place</text:span><text:span text:style-name="T32">.</text:span></text:p>
        </text:list-item>
      </text:list>
      <text:p text:style-name="P136"/>
      <text:p text:style-name="P132"/>
      <text:h text:style-name="P189" text:outline-level="2">Constitutional Laws</text:h>
      <text:p text:style-name="P132"/>
      <text:h text:style-name="P192" text:outline-level="3">1<text:span text:style-name="T351">st</text:span><text:span text:style-name="T401"> Degree Felonies</text:span></text:h>
      <text:p text:style-name="Standard"/>
      <text:list text:continue-numbering="true" text:style-name="L1">
        <text:list-item>
          <text:p text:style-name="P222"><text:span text:style-name="T367">Enslavement</text:span>: To forcibly restrain an individual's personal liberty, subjecting them to involuntary servitude, unlawful imprisonment, forced labor, coerced actions, or exploitation.</text:p>
        </text:list-item>
      </text:list>
      <text:p text:style-name="Standard"/>
      <text:list xml:id="list204428654677865" text:continue-numbering="true" text:style-name="L1">
        <text:list-item>
          <text:p text:style-name="P222"><text:span text:style-name="T367">Mutilation</text:span>: To intentionally inflict severe and permanent disfigurement or loss of function to another person's body, including but not limited to amputation of limbs, castration, branding, and disfigurement of facial features.</text:p>
        </text:list-item>
      </text:list>
      <text:p text:style-name="Standard"/>
      <text:list text:style-name="L2">
        <text:list-item>
          <text:p text:style-name="P239"><text:span text:style-name="T367">Torture</text:span>: To intentionally inflict severe physical or mental pain or suffering upon another person, including but not limited to prolonged beatings, electric shocks, waterboarding, or the use of sharp instruments or other implements to cause pain or mutilation.</text:p>
        </text:list-item>
      </text:list>
      <text:p text:style-name="Standard"/>
      <text:list text:continue-list="list204428654677865" text:style-name="L1">
        <text:list-item>
          <text:p text:style-name="P222"><text:span text:style-name="T367">Murder</text:span>: To kill a citizen, except in line of lawful duty or as a lawful act of defense to protect against violence, including self-defense and the defense of others.</text:p>
        </text:list-item>
      </text:list>
      <text:p text:style-name="P1"/>
      <text:list xml:id="list204427903995134" text:continue-numbering="true" text:style-name="L1">
        <text:list-item>
          <text:p text:style-name="P227"><text:span text:style-name="T294">Grievous Bodily Harm</text:span><text:span text:style-name="T57">: To </text:span><text:span text:style-name="T170">cause serious physical injury to another person, resulting in permanent disability, impairment, or disfigurement; including but not limited to broken bones, internal injuries, paralysis, severe burns, or brain damage.</text:span></text:p>
        </text:list-item>
      </text:list>
      <text:p text:style-name="P15"/>
      <text:h text:style-name="P205" text:outline-level="3"><text:span text:style-name="T314">2</text:span><text:span text:style-name="T327">nd</text:span><text:span text:style-name="T321"> Degree Felonies</text:span></text:h>
      <text:p text:style-name="P48"/>
      <text:list xml:id="list1240014537" text:style-name="L3">
        <text:list-item>
          <text:p text:style-name="P241"><text:soft-page-break/><text:span text:style-name="T367">Perjury</text:span>: To knowingly and intentionally provide false or misleading information while under oath, either in written or verbal form, during a legal proceeding or to an authority, such as during court hearings, depositions, or official investigations.</text:p>
        </text:list-item>
      </text:list>
      <text:p text:style-name="P42"/>
      <text:list text:continue-list="list204427903995134" text:style-name="L1">
        <text:list-item>
          <text:p text:style-name="P243"><text:span text:style-name="T367">Obstruction of Justice</text:span>: <text:span text:style-name="T382">T</text:span>o interfere with the fair administration of justice, such as by lying to authorities, tampering with evidence, <text:span text:style-name="T388">threatening authorities,</text:span> or aiding and abetting criminal activities.</text:p>
        </text:list-item>
      </text:list>
      <text:p text:style-name="P47"/>
      <text:list text:continue-numbering="true" text:style-name="L1">
        <text:list-item>
          <text:p text:style-name="P228"><text:span text:style-name="T367">Sexual Violence</text:span>: To engage in violent or non-consensual sexual activity, including rape and sexual exploitation.</text:p>
        </text:list-item>
      </text:list>
      <text:p text:style-name="P47"/>
      <text:list text:continue-numbering="true" text:style-name="L1">
        <text:list-item>
          <text:p text:style-name="P244"><text:span text:style-name="T367">Environmental Harm</text:span>: <text:span text:style-name="T382">To</text:span> cause harm to the environment or natural resources, such as through pollution, illegal dumping, or deforestation, without proper authorization or in violation of established regulations.</text:p>
        </text:list-item>
      </text:list>
      <text:p text:style-name="P40"/>
      <text:list xml:id="list204428801711470" text:continue-numbering="true" text:style-name="L1">
        <text:list-item>
          <text:p text:style-name="P245"><text:span text:style-name="T367">Abuse of Power</text:span>: <text:span text:style-name="T382">T</text:span>o abuse <text:span text:style-name="T409">a position of </text:span>power, <text:span text:style-name="T409">such as an elected or judicial position,</text:span> <text:span text:style-name="T408">to empower oneself or an associate</text:span>, <text:span text:style-name="T390">to </text:span>act in a manner that undermines public trust, <text:span text:style-name="T409">or to engage in any financial activities that could result in conflicts of interest or corruption</text:span>.</text:p>
        </text:list-item>
      </text:list>
      <text:p text:style-name="P49"/>
      <text:list xml:id="list204429478833374" text:continue-list="list1240014537" text:style-name="L3">
        <text:list-item>
          <text:p text:style-name="P242"><text:span text:style-name="T367">Bribery</text:span>: To offer, give, solicit, or receive any item of value or advantage, such as money, gifts, or favors <text:span text:style-name="T406">to </text:span>a public official, <text:span text:style-name="T407">a </text:span>business associate <text:span text:style-name="T407">whose influence could be of direct or indirect benefit</text:span>, or other person in a position of authority, in violation of established laws and regulations.</text:p>
        </text:list-item>
      </text:list>
      <text:p text:style-name="P265"/>
      <text:h text:style-name="P206" text:outline-level="3"><text:span text:style-name="T314">3</text:span><text:span text:style-name="T328">rd</text:span><text:span text:style-name="T322"> </text:span><text:span text:style-name="T321">Degree Felonies</text:span></text:h>
      <text:p text:style-name="P84"/>
      <text:list text:continue-numbering="true" text:style-name="L3">
        <text:list-item>
          <text:p text:style-name="P240"><text:span text:style-name="T267">A</text:span><text:span text:style-name="T268">ccomplice</text:span><text:span text:style-name="T1">: To refuse or fail to cooperate with a lawful investigation, such as by withholding relevant information </text:span><text:span text:style-name="T97">or</text:span><text:span text:style-name="T1"> refusing to answer questions </text:span><text:span text:style-name="T97">on relevant topics</text:span><text:span text:style-name="T1"> in the pursuit of a criminal matter.</text:span></text:p>
        </text:list-item>
      </text:list>
      <text:p text:style-name="P84"/>
      <text:list text:continue-list="list204428801711470" text:style-name="L1">
        <text:list-item>
          <text:p text:style-name="P245"><text:span text:style-name="T367">Tax Fraud</text:span>: <text:span text:style-name="T383">To</text:span> intentionally evade tax obligations or misrepresent financial information to government authorities in order to reduce or avoid tax liabilities.</text:p>
        </text:list-item>
      </text:list>
      <text:p text:style-name="P44"/>
      <text:list text:continue-numbering="true" text:style-name="L1">
        <text:list-item>
          <text:p text:style-name="P246"><text:span text:style-name="T367">Fraud</text:span>: <text:span text:style-name="T382">T</text:span>o intentionally deceive <text:span text:style-name="T387">other</text:span> person<text:span text:style-name="T387">s</text:span> or entit<text:span text:style-name="T387">ies</text:span>, financially or otherwis<text:span text:style-name="T387">e, </text:span><text:span text:style-name="T411">in any capacity pertaining to business or government, except in cases that are sanctioned for undercover operations</text:span>.</text:p>
        </text:list-item>
      </text:list>
      <text:p text:style-name="P44"/>
      <text:list text:continue-numbering="true" text:style-name="L1">
        <text:list-item>
          <text:p text:style-name="P246"><text:span text:style-name="T367">False Pretenses</text:span>: <text:span text:style-name="T384">To</text:span> misrepresent one's identity, qualifications, or affiliations in <text:span text:style-name="T384">government or business</text:span>, such as during <text:span text:style-name="T384">commercial</text:span> <text:span text:style-name="T384">deals</text:span>, <text:span text:style-name="T384">financial transactions, and</text:span> legal proceedings, with the intent to deceive others or gain an unfair advantage. </text:p>
        </text:list-item>
      </text:list>
      <text:p text:style-name="P44"/>
      <text:list text:continue-numbering="true" text:style-name="L1">
        <text:list-item>
          <text:p text:style-name="P245"><text:span text:style-name="T369">V</text:span><text:span text:style-name="T371">iolence</text:span><text:span text:style-name="T366">: To physically harm someone, except as an act of defense against violence, including self-defense and defense of others.</text:span></text:p>
        </text:list-item>
      </text:list>
      <text:p text:style-name="P42"/>
      <text:list text:continue-numbering="true" text:style-name="L1">
        <text:list-item>
          <text:p text:style-name="P245"><text:span text:style-name="T367">Endangerment</text:span>: <text:span text:style-name="T382">T</text:span>o engage in actions or activities that recklessly or negligently put the safety, health, or well-being of others at risk.</text:p>
        </text:list-item>
      </text:list>
      <text:p text:style-name="P42"/>
      <text:list xml:id="list204427931989853" text:continue-numbering="true" text:style-name="L1">
        <text:list-item>
          <text:p text:style-name="P251"><text:span text:style-name="T369">Harm </text:span><text:span text:style-name="T370">To Animals</text:span><text:span text:style-name="T380">: To intentionally harm, neglect, or subject animals to inhumane treatment, whether domesticated or wild, in violation of established animal welfare laws and regulations.</text:span></text:p>
        </text:list-item>
      </text:list>
      <text:p text:style-name="P267"/>
      <text:h text:style-name="P206" text:outline-level="3"><text:span text:style-name="T322">1</text:span><text:span text:style-name="T328">st</text:span><text:span text:style-name="T322"> </text:span><text:span text:style-name="T321">Degree </text:span><text:span text:style-name="T322">Misdemeanor</text:span><text:span text:style-name="T325">s</text:span></text:h>
      <text:p text:style-name="P82"/>
      <text:list text:continue-numbering="true" text:style-name="L1">
        <text:list-item>
          <text:p text:style-name="P247"><text:span text:style-name="T367">Unreported Crimes</text:span>: To neglect or fail to report a known or reasonably suspected crime to the appropriate authorities, thereby hindering the pursuit of justice, impeding the protection of potential victims, or facilitating the escape of the offender from legal consequences.</text:p>
        </text:list-item>
      </text:list>
      <text:p text:style-name="P46"/>
      <text:list text:continue-numbering="true" text:style-name="L1">
        <text:list-item>
          <text:p text:style-name="P248"><text:span text:style-name="T367">Trespassing</text:span>: <text:span text:style-name="T383">To</text:span> enter or remain on <text:span text:style-name="T403">one’s</text:span> <text:span text:style-name="T386">physical or digital </text:span>property without their consent or lawful authority, or to interfere with their lawful use or enjoyment of the property.</text:p>
        </text:list-item>
      </text:list>
      <text:p text:style-name="P46"/>
      <text:list text:continue-numbering="true" text:style-name="L1">
        <text:list-item>
          <text:p text:style-name="P249"><text:span text:style-name="T367">Theft</text:span>: <text:span text:style-name="T382">T</text:span>o take, possess, or use the property of another without their explicit permission or lawful authority.</text:p>
        </text:list-item>
      </text:list>
      <text:p text:style-name="P43"/>
      <text:list text:continue-numbering="true" text:style-name="L1">
        <text:list-item>
          <text:p text:style-name="P244"><text:span text:style-name="T373">Emotional </text:span><text:span text:style-name="T371">Harm</text:span><text:span text:style-name="T366">: To harm one’s emotional or mental well-being, including through neglect of a child.</text:span></text:p>
        </text:list-item>
      </text:list>
      <text:p text:style-name="P40"/>
      <text:list text:continue-numbering="true" text:style-name="L1">
        <text:list-item>
          <text:p text:style-name="P244"><text:span text:style-name="T367">Discrimination</text:span>: <text:span text:style-name="T382">T</text:span>o <text:span text:style-name="T385">discriminate, </text:span>target, harass, <text:span text:style-name="T385">express hatred,</text:span> or commit violence against individuals or groups based on their race, ethnicity, religion, gender, sexual orientation, or other protected characteristics.</text:p>
        </text:list-item>
      </text:list>
      <text:p text:style-name="P80"/>
      <text:list text:continue-numbering="true" text:style-name="L1">
        <text:list-item>
          <text:p text:style-name="P229"><text:span text:style-name="T238">Sexual </text:span><text:span text:style-name="T293">H</text:span><text:span text:style-name="T292">arassment</text:span><text:span text:style-name="T1">: </text:span><text:span text:style-name="T168">T</text:span><text:span text:style-name="T1">o engage in any form of non-consensual sexual </text:span><text:span text:style-name="T169">touching or </text:span><text:span text:style-name="T1">harassment.</text:span></text:p>
        </text:list-item>
      </text:list>
      <text:p text:style-name="P45"/>
      <text:list xml:id="list204428482062888" text:continue-numbering="true" text:style-name="L1">
        <text:list-item>
          <text:p text:style-name="P247"><text:span text:style-name="T367">Unlawful Assembly</text:span>: <text:span text:style-name="T383">To</text:span> assemble with the purpose of engaging in or promoting illegal activities<text:span text:style-name="T389">,</text:span> or to incite others to engage in such activities, including rioting, vandalism, or other forms of public disorder.</text:p>
        </text:list-item>
      </text:list>
      <text:p text:style-name="P16"/>
      <text:h text:style-name="P207" text:outline-level="3"><text:soft-page-break/><text:span text:style-name="T322">2</text:span><text:span text:style-name="T329">nd</text:span><text:span text:style-name="T323"> </text:span><text:span text:style-name="T321">Degree </text:span><text:span text:style-name="T322">Misdemeanor</text:span><text:span text:style-name="T325">s</text:span></text:h>
      <text:p text:style-name="P46"/>
      <text:list text:continue-numbering="true" text:style-name="L1">
        <text:list-item>
          <text:p text:style-name="P250"><text:span text:style-name="T372">Illicit </text:span><text:span text:style-name="T367">Distribution</text:span>: <text:span text:style-name="T382">T</text:span>o distribute substances that are deemed harmful or controlled by law, without proper authorization.</text:p>
        </text:list-item>
      </text:list>
      <text:p text:style-name="P41"/>
      <text:list xml:id="list204429435304855" text:continue-numbering="true" text:style-name="L1">
        <text:list-item>
          <text:p text:style-name="P244"><text:span text:style-name="T367">Intellectual Theft</text:span>: <text:span text:style-name="T383">To</text:span> reproduce, distribute, or use copyrighted, patented, or trademarked material without proper authorization, consent, or compliance with applicable laws.</text:p>
        </text:list-item>
      </text:list>
      <text:p text:style-name="P17"/>
      <text:h text:style-name="P208" text:outline-level="3"><text:span text:style-name="T322">3</text:span><text:span text:style-name="T330">rd</text:span><text:span text:style-name="T324"> </text:span><text:span text:style-name="T321">Degree </text:span><text:span text:style-name="T322">Misdemeanor</text:span><text:span text:style-name="T325">s</text:span></text:h>
      <text:p text:style-name="P81"/>
      <text:list text:continue-numbering="true" text:style-name="L1">
        <text:list-item>
          <text:p text:style-name="P244"><text:span text:style-name="T367">Invasion of Privacy</text:span>: <text:span text:style-name="T382">To </text:span>intrude upon the privacy, solitude, or seclusion of another person, such as by eavesdropping, spying, or unauthorized access to personal information, without lawful authority.</text:p>
        </text:list-item>
      </text:list>
      <text:p text:style-name="P40"/>
      <text:list xml:id="list204428884389246" text:continue-numbering="true" text:style-name="L1">
        <text:list-item>
          <text:p text:style-name="P244"><text:span text:style-name="T367">Public Nuisance</text:span>: <text:span text:style-name="T383">To</text:span> engage in activities or conduct that disrupts public order, causes significant inconvenience or annoyance to others, or endangers the health, safety, or well-being of the community.</text:p>
        </text:list-item>
      </text:list>
      <text:p text:style-name="P31"/>
      <text:list xml:id="list3865026850" text:style-name="L4">
        <text:list-item>
          <text:p text:style-name="P258"><text:span text:style-name="T369">Provocation</text:span><text:span text:style-name="T366">: To overtly or insidiously provoke another to escalate aggression or violence, such as by using inflammatory language, gestures, or actions.</text:span></text:p>
        </text:list-item>
      </text:list>
      <text:p text:style-name="P40"/>
      <text:h text:style-name="P195" text:outline-level="3">Protections &amp; Rights</text:h>
      <text:p text:style-name="P83"/>
      <text:list text:continue-list="list204428884389246" text:style-name="L1">
        <text:list-item>
          <text:p text:style-name="P230"><text:span text:style-name="T269">I</text:span><text:span text:style-name="T295">mplicit Rights</text:span><text:span text:style-name="T1">: </text:span><text:span text:style-name="T158">Citizens have a </text:span><text:span text:style-name="T171">number of implicit rights </text:span><text:span text:style-name="T209">based on constitutional</text:span><text:span text:style-name="T171"> law, </text:span><text:span text:style-name="T209">including</text:span><text:span text:style-name="T171">: </text:span><text:span text:style-name="T209">the right to safety, freedom from discrimination</text:span><text:span text:style-name="T171">, </text:span><text:span text:style-name="T211">a healthy environment,</text:span><text:span text:style-name="T171"> </text:span><text:span text:style-name="T209">fair representation,</text:span><text:span text:style-name="T171"> </text:span><text:span text:style-name="T209">and </text:span><text:span text:style-name="T171">fair </text:span><text:span text:style-name="T210">and equal </text:span><text:span text:style-name="T171">treatment </text:span><text:span text:style-name="T209">by the law</text:span></text:p>
        </text:list-item>
      </text:list>
      <text:p text:style-name="P273"/>
      <text:list text:continue-numbering="true" text:style-name="L1">
        <text:list-item>
          <text:p text:style-name="P236"><text:span text:style-name="T269">Right to </text:span><text:span text:style-name="T270">E</text:span><text:span text:style-name="T271">migrate</text:span><text:span text:style-name="T1">: </text:span><text:span text:style-name="T100">C</text:span><text:span text:style-name="T158">itizens</text:span><text:span text:style-name="T112"> may emigrate </text:span><text:span text:style-name="T113">the nation</text:span><text:span text:style-name="T112"> </text:span><text:span text:style-name="T113">and</text:span><text:span text:style-name="T112"> renounce their citizenship without concern of retaliation </text:span><text:span text:style-name="T154">for doing so; however, emigration does not protect them from criminal</text:span><text:span text:style-name="T112"> investigation,</text:span><text:span text:style-name="T154"> prosecution, </text:span><text:span text:style-name="T158">or custody</text:span><text:span text:style-name="T154">.</text:span></text:p>
        </text:list-item>
      </text:list>
      <text:p text:style-name="P273"/>
      <text:list text:continue-numbering="true" text:style-name="L1">
        <text:list-item>
          <text:p text:style-name="P235"><text:span text:style-name="Strong_20_Emphasis"><text:span text:style-name="T208">Free</text:span></text:span><text:span text:style-name="Strong_20_Emphasis"><text:span text:style-name="T211">dom of</text:span></text:span><text:span text:style-name="Strong_20_Emphasis"><text:span text:style-name="T208"> Expression</text:span></text:span><text:span text:style-name="T1">: </text:span><text:span text:style-name="T100">C</text:span><text:span text:style-name="T175">itizens </text:span><text:span text:style-name="T208">have the right to express the</text:span><text:span text:style-name="T211">mselves and the</text:span><text:span text:style-name="T208">ir thoughts and opinions </text:span><text:span text:style-name="T211">within the confines of the law, such that it must not include </text:span><text:span text:style-name="T208">hate speech, </text:span><text:span text:style-name="T211">must not act as a catalyst to incite</text:span><text:span text:style-name="T209"> </text:span><text:span text:style-name="T211">violence, and must not </text:span><text:span text:style-name="T208">impede upon the rights of others.</text:span></text:p>
        </text:list-item>
      </text:list>
      <text:p text:style-name="P273"/>
      <text:list text:continue-numbering="true" text:style-name="L1">
        <text:list-item>
          <text:p text:style-name="P236"><text:span text:style-name="T269">Right to </text:span><text:span text:style-name="T304">Public</text:span><text:span text:style-name="Strong_20_Emphasis"><text:span text:style-name="T211"> Services</text:span></text:span><text:span text:style-name="T1">: </text:span><text:span text:style-name="T100">C</text:span><text:span text:style-name="T175">itizens </text:span><text:span text:style-name="T208">have the right t</text:span><text:span text:style-name="T211">o education, physical and mental healthcare, legal services, and protective and emergency services</text:span><text:span text:style-name="T208">.</text:span></text:p>
        </text:list-item>
      </text:list>
      <text:p text:style-name="P274"/>
      <text:list text:continue-numbering="true" text:style-name="L1">
        <text:list-item>
          <text:p text:style-name="P237"><text:span text:style-name="T269">Right to V</text:span><text:span text:style-name="T287">ote</text:span><text:span text:style-name="T1">: </text:span><text:span text:style-name="T158">Citizens have the right to exercise their vote as defined in the constitutional voting process unless they are in custody for criminal actions.</text:span></text:p>
        </text:list-item>
      </text:list>
      <text:p text:style-name="P274"/>
      <text:list text:continue-numbering="true" text:style-name="L1">
        <text:list-item>
          <text:p text:style-name="P231"><text:span text:style-name="T269">Right to Recordings</text:span><text:span text:style-name="T1">: </text:span><text:span text:style-name="T100">C</text:span><text:span text:style-name="T158">itizens</text:span><text:span text:style-name="T100"> </text:span><text:span text:style-name="T101">may</text:span><text:span text:style-name="T100"> </text:span><text:span text:style-name="T110">freely </text:span><text:span text:style-name="T100">document or record any conversation in which they a</text:span><text:span text:style-name="T103">re an active </text:span><text:span text:style-name="T190">and known </text:span><text:span text:style-name="T103">participant</text:span><text:span text:style-name="T110">, and may </text:span><text:span text:style-name="T153">present any such</text:span><text:span text:style-name="T110"> recordings in legal proceedings.</text:span></text:p>
        </text:list-item>
      </text:list>
      <text:p text:style-name="P32"/>
      <text:list text:continue-numbering="true" text:style-name="L1">
        <text:list-item>
          <text:p text:style-name="P232"><text:span text:style-name="T269">Right to </text:span><text:span text:style-name="T270">Evidence</text:span><text:span text:style-name="T1">: </text:span><text:span text:style-name="T100">A</text:span><text:span text:style-name="T102">ny document, recording, or other content that possesses evidence of a crime is considered a legal source to acquire, </text:span><text:span text:style-name="T111">possess,</text:span><text:span text:style-name="T102"> copy, </text:span><text:span text:style-name="T111">distribute,</text:span><text:span text:style-name="T102"> and send to the appropriate legal authorities.</text:span></text:p>
        </text:list-item>
      </text:list>
      <text:p text:style-name="P272"/>
      <text:list text:continue-numbering="true" text:style-name="L1">
        <text:list-item>
          <text:p text:style-name="P234"><text:span text:style-name="T269">Right to </text:span><text:span text:style-name="T298">Justifiable V</text:span><text:span text:style-name="T299">iolence</text:span><text:span text:style-name="T1">: </text:span><text:span text:style-name="T100">C</text:span><text:span text:style-name="T175">itizens have the right to u</text:span><text:span text:style-name="T176">se violence against</text:span><text:span text:style-name="T175"> any individual that </text:span><text:span text:style-name="T176">is in the act of committing or attempting to commit a </text:span><text:span text:style-name="T175">grievous felony offense, </text:span><text:span text:style-name="T176">including for the purposes of self-defense or the protection of others</text:span><text:span text:style-name="T175">.</text:span></text:p>
        </text:list-item>
      </text:list>
      <text:p text:style-name="P271"/>
      <text:list xml:id="list204428935656498" text:continue-numbering="true" text:style-name="L1">
        <text:list-item>
          <text:p text:style-name="P234"><text:span text:style-name="T269">Right to </text:span><text:span text:style-name="Strong_20_Emphasis"><text:span text:style-name="T176">Fair Trial</text:span></text:span><text:span text:style-name="T1">: </text:span><text:span text:style-name="T100">C</text:span><text:span text:style-name="T175">itizens </text:span><text:span text:style-name="T208">are entitled to a fair and public trial by impartial judges</text:span><text:span text:style-name="T175">. </text:span><text:span text:style-name="T208">Accused individuals have the right to be informed of the charges against them and to be present at their trial.</text:span></text:p>
        </text:list-item>
      </text:list>
      <text:p text:style-name="P271"/>
      <text:h text:style-name="P193" text:outline-level="3">L<text:span text:style-name="T379">egal Policies</text:span></text:h>
      <text:p text:style-name="P50"/>
      <text:list text:continue-list="list3865026850" text:style-name="L4">
        <text:list-item>
          <text:p text:style-name="P283"><text:span text:style-name="T248">J</text:span><text:span text:style-name="T265">udicial Ethics Committee</text:span><text:span text:style-name="T57">: </text:span><text:span text:style-name="T92">There is an independent committee responsible for overseeing the ethical conduct of judges, addressing any complaints or concerns raised by the public and other legal professionals, training judges, ensuring accountability, and maintaining high ethical standards for all judges.</text:span></text:p>
        </text:list-item>
      </text:list>
      <text:p text:style-name="P50"/>
      <text:list text:continue-numbering="true" text:style-name="L4">
        <text:list-item>
          <text:p text:style-name="P284"><text:span text:style-name="T248">C</text:span><text:span text:style-name="T256">riminal Records</text:span><text:span text:style-name="T57">: </text:span><text:span text:style-name="T80">Criminal records are publicly available, and it is free to do background checks. Offenses a</text:span><text:span text:style-name="T81">re</text:span><text:span text:style-name="T80"> recorded, as a</text:span><text:span text:style-name="T81">re</text:span><text:span text:style-name="T80"> certifications of rehabilitation. </text:span><text:span text:style-name="T81">Light offenses will be removed after an appropriate time has passed or the appropriate rehabilitation has been received. Heavy offenses may be retained for longer periods of time, or permanently, depending on the offense.</text:span></text:p>
        </text:list-item>
      </text:list>
      <text:p text:style-name="P21"/>
      <text:list text:continue-numbering="true" text:style-name="L4">
        <text:list-item>
          <text:p text:style-name="P285"><text:span text:style-name="T248">W</text:span><text:span text:style-name="T257">histleblowers</text:span><text:span text:style-name="T57">: </text:span><text:span text:style-name="T80">W</text:span><text:span text:style-name="T82">histleblowers are eligible to receive a payout of financial recoveries from court. </text:span><text:span text:style-name="T156">T</text:span><text:span text:style-name="T155">hree months of minimum wage will be awarded for any initial lead that lead to the prosecution of a felony</text:span><text:span text:style-name="T156">. Additional financial rewards may be awarded at the discretion of the judges presiding over the case </text:span><text:span text:style-name="T157">for any additional evidence provided by whistleblowers</text:span><text:span text:style-name="T156">.</text:span></text:p>
        </text:list-item>
      </text:list>
      <text:p text:style-name="P51"><text:soft-page-break/></text:p>
      <text:list xml:id="list204427844203049" text:continue-numbering="true" text:style-name="L4">
        <text:list-item>
          <text:p text:style-name="P286"><text:span text:style-name="T248">R</text:span><text:span text:style-name="T266">estorative Justice</text:span><text:span text:style-name="T57">: </text:span><text:span text:style-name="T93">Punitive justice of finance and prison does little to r</text:span><text:span text:style-name="T95">educe</text:span><text:span text:style-name="T93"> crime </text:span><text:span text:style-name="T95">or inequalities</text:span><text:span text:style-name="T93">. Except in extreme cases where a</text:span><text:span text:style-name="T95">n individual</text:span><text:span text:style-name="T93"> is a threat to society </text:span><text:span text:style-name="T95">or has committed irredeemable acts</text:span><text:span text:style-name="T93">, justice should focus</text:span><text:span text:style-name="T92"> on rehabilitation and reconciliation between the offender, the victim, and the community. This c</text:span><text:span text:style-name="T93">an</text:span><text:span text:style-name="T92"> involve community service, victim-offender mediation,</text:span><text:span text:style-name="T94"> rehabilitation programs, </text:span><text:span text:style-name="T92">or other programs designed to repair the harm caused by criminal behavior.</text:span></text:p>
        </text:list-item>
      </text:list>
      <text:p text:style-name="P51"/>
      <text:h text:style-name="P209" text:outline-level="3"><text:span text:style-name="T314">J</text:span><text:span text:style-name="T315">udges</text:span></text:h>
      <text:p text:style-name="P22"/>
      <text:list text:continue-numbering="true" text:style-name="L4">
        <text:list-item>
          <text:p text:style-name="P287"><text:span text:style-name="T258">Judge</text:span><text:span text:style-name="T259">s</text:span><text:span text:style-name="T57">: </text:span><text:span text:style-name="T84">Judges are expected to take on an investigative role t</text:span><text:span text:style-name="T85">o deal with criminal activity</text:span><text:span text:style-name="T84">. They </text:span><text:span text:style-name="T85">are recruited from the ranks of detectives and officers, and</text:span><text:span text:style-name="T84"> are professionally trained as investigative experts. Their </text:span><text:span text:style-name="T85">primary</text:span><text:span text:style-name="T84"> role is to uncover the trut</text:span><text:span text:style-name="T85">h, and then to help decide the course of punishment taken against the offender(s).</text:span></text:p>
        </text:list-item>
      </text:list>
      <text:p text:style-name="P26"/>
      <text:list text:continue-numbering="true" text:style-name="L4">
        <text:list-item>
          <text:p text:style-name="P288"><text:span text:style-name="T258">L</text:span><text:span text:style-name="T264">egal</text:span><text:span text:style-name="T258"> T</text:span><text:span text:style-name="T263">raining</text:span><text:span text:style-name="T57">: </text:span><text:span text:style-name="T83">As part of their </text:span><text:span text:style-name="T91">legal</text:span><text:span text:style-name="T83"> training, judges must also understand how to appropriately handle burden of proof, conflicts of interest, recusal, personal rights, legal transparency, public oversight, sentencing guidelines, appropriate punishments, rehabilitation, etc.</text:span></text:p>
        </text:list-item>
      </text:list>
      <text:p text:style-name="P26"/>
      <text:list text:continue-numbering="true" text:style-name="L4">
        <text:list-item>
          <text:p text:style-name="P287"><text:span text:style-name="T258">Judge Assignment</text:span><text:span text:style-name="T57">: </text:span><text:span text:style-name="T84">When a crime has begun investigation, </text:span><text:span text:style-name="T83">five judges </text:span><text:span text:style-name="T85">within the jurisdiction</text:span><text:span text:style-name="T83"> </text:span><text:span text:style-name="T84">are</text:span><text:span text:style-name="T83"> chosen randomly. The defense team and the prosecutor team can each veto one of the judges assigned, leaving three </text:span><text:span text:style-name="T85">judges </text:span><text:span text:style-name="T83">that remain. </text:span><text:span text:style-name="T85">The remaining three judges decide on one of them to serve as the “Primary Investigator” based on their areas of expertise or availability.</text:span></text:p>
        </text:list-item>
      </text:list>
      <text:p text:style-name="P22"/>
      <text:list text:continue-numbering="true" text:style-name="L4">
        <text:list-item>
          <text:p text:style-name="P287"><text:span text:style-name="T258">P</text:span><text:span text:style-name="T260">rimary Investigator</text:span><text:span text:style-name="T57">: </text:span><text:span text:style-name="T84">T</text:span><text:span text:style-name="T85">he Primary Investigator will be directly involved in the criminal investigation, overseeing parts of the operation as needed. When the criminal investigation has wrapped up, the Primary Investigator will participate in trial with the other two Trial Judges.</text:span></text:p>
        </text:list-item>
      </text:list>
      <text:p text:style-name="P22"/>
      <text:list xml:id="list204428485035889" text:continue-numbering="true" text:style-name="L4">
        <text:list-item>
          <text:p text:style-name="P287"><text:span text:style-name="T258">Judge History</text:span><text:span text:style-name="T57">: </text:span><text:span text:style-name="T83">All court cases assigned to a judge are publicly available and can be reviewed by the public, legal teams, etc. This history can be used by legal teams as part of the veto-decision process.</text:span></text:p>
        </text:list-item>
      </text:list>
      <text:p text:style-name="P26"/>
      <text:h text:style-name="P210" text:outline-level="3"><text:span text:style-name="T314">T</text:span><text:span text:style-name="T313">rial Policies</text:span></text:h>
      <text:p text:style-name="P23"/>
      <text:list text:continue-numbering="true" text:style-name="L4">
        <text:list-item>
          <text:p text:style-name="P289"><text:span text:style-name="T258">T</text:span><text:span text:style-name="T261">rial Judgments</text:span><text:span text:style-name="T57">: </text:span><text:span text:style-name="T86">M</text:span><text:span text:style-name="T87">any decisions in trial</text:span><text:span text:style-name="T86"> are considered subjective and require agreement by the judges. </text:span><text:span text:style-name="T83">I</text:span><text:span text:style-name="T86">f all three judges agree on a course of action, that action is deemed appropriate and final</text:span><text:span text:style-name="T83">. </text:span><text:span text:style-name="T86">Whenever there is disagreement between the judges, each judge presents their solution; the defense is allowed to veto one of the solutions and remove it as an option. After that, the prosecution is allowed to choose one of the solutions that remains.</text:span></text:p>
        </text:list-item>
      </text:list>
      <text:p text:style-name="P24"/>
      <text:list text:continue-numbering="true" text:style-name="L4">
        <text:list-item>
          <text:p text:style-name="P290"><text:span text:style-name="T258">S</text:span><text:span text:style-name="T262">peaker</text:span><text:span text:style-name="T57">: </text:span><text:span text:style-name="T88">The trial judges each take turns acting as the speaker, which is indicated by who currently holds the gavel. The role begins with the Primary Investigator that served in the criminal investigation and switches to the next judge (alphabetically, last name) the next day </text:span><text:span text:style-name="T89">(when applicable)</text:span><text:span text:style-name="T88">. The speaker mediates the trial and leads conversation so that multiple judges are not speaking over each other at the same time.</text:span></text:p>
        </text:list-item>
      </text:list>
      <text:p text:style-name="P25"/>
      <text:list text:continue-numbering="true" text:style-name="L4">
        <text:list-item>
          <text:p text:style-name="P291"><text:span text:style-name="T262">Raised Opinion</text:span><text:span text:style-name="T57">: </text:span><text:span text:style-name="T88">It is considered appropriate for the other trial judges to raise a hand with two fingers up to indicate they would like to interject </text:span><text:span text:style-name="T191">a question, comment, or light</text:span><text:span text:style-name="T88"> opinion to the speaker, and all fingers up to indicate they would like to raise a challenge, objection, amendment, or some form of opposition to something the speaker said.</text:span></text:p>
        </text:list-item>
      </text:list>
      <text:p text:style-name="P25"/>
      <text:list text:continue-numbering="true" text:style-name="L4">
        <text:list-item>
          <text:p text:style-name="P287"><text:span text:style-name="T248">E</text:span><text:span text:style-name="T259">vidence</text:span><text:span text:style-name="T57">: </text:span><text:span text:style-name="T85">All parties involved in a trial are allowed to bring and present evidence. This includes the judges, the prosecution team, and the defense team. </text:span><text:span text:style-name="T80">T</text:span><text:span text:style-name="T85">he Primary Investigator is expected to bring any relevant information that they acquired from their criminal investigation.</text:span></text:p>
        </text:list-item>
      </text:list>
      <text:p text:style-name="P22"/>
      <text:list text:continue-numbering="true" text:style-name="L4">
        <text:list-item>
          <text:p text:style-name="P287"><text:span text:style-name="T248">E</text:span><text:span text:style-name="T259">vidence </text:span><text:span text:style-name="T260">Dismissal</text:span><text:span text:style-name="T57">: </text:span><text:span text:style-name="T80">N</text:span><text:span text:style-name="T84">o form of evidence can be dismissed in the court of law. </text:span><text:span text:style-name="T85">Judges are professional jurors that have passed officer training, detective training, legal training, and ethical training. As such, they are allowed to pursue any form of evidence that has been presented in court.</text:span></text:p>
        </text:list-item>
      </text:list>
      <text:p text:style-name="P23"/>
      <text:list text:continue-numbering="true" text:style-name="L4">
        <text:list-item>
          <text:p text:style-name="P289"><text:span text:style-name="T248">A</text:span><text:span text:style-name="T261">ppropriate Time</text:span><text:span text:style-name="T57">: </text:span><text:span text:style-name="T86">Judges must </text:span><text:span text:style-name="T192">designate what is</text:span><text:span text:style-name="T86"> an appropriate amount of time for all parties to </text:span><text:span text:style-name="T192">acquire and provide</text:span><text:span text:style-name="T86"> evidence.</text:span></text:p>
        </text:list-item>
      </text:list>
      <text:p text:style-name="P52"/>
      <text:list text:continue-numbering="true" text:style-name="L4">
        <text:list-item>
          <text:p text:style-name="P289"><text:span text:style-name="T248">D</text:span><text:span text:style-name="T261">elay Tactics</text:span><text:span text:style-name="T57">: </text:span><text:span text:style-name="T86">Any judge can declare that they feel a party is employing “delay tactics.” If any judge vetoes that declaration, it is dismissed. Otherwise, the acting party is considered to be under duress for getting to the point and presenting valuable evidence; and failure to do so may result in additional considerations for punishment. With support from two of the three trial judges, a party can be limited to a maximum of one additional hour of presenting after the declaration was made.</text:span></text:p>
        </text:list-item>
      </text:list>
      <text:p text:style-name="P52"/>
      <text:list text:continue-numbering="true" text:style-name="L4">
        <text:list-item>
          <text:p text:style-name="P289"><text:span text:style-name="T248">T</text:span><text:span text:style-name="T261">rial Conclusion</text:span><text:span text:style-name="T57">: </text:span><text:span text:style-name="T86">The trial concludes once all of the parties have had an appropriate opportunity to present their evidence and collaborate with all other members involved.</text:span></text:p>
        </text:list-item>
      </text:list>
      <text:p text:style-name="P52"/>
      <text:list xml:id="list204429520584565" text:continue-numbering="true" text:style-name="L4">
        <text:list-item>
          <text:p text:style-name="P289"><text:span text:style-name="T248">J</text:span><text:span text:style-name="T261">udgment</text:span><text:span text:style-name="T57">: </text:span><text:span text:style-name="T86">Once the trial has concluded, </text:span><text:span text:style-name="T90">the judges each present their final verdicts. This follows the “Trial Judgments” procedure; the defense gets to veto one verdict, and the prosecutors get to choose from the remaining two verdicts.</text:span></text:p>
        </text:list-item>
      </text:list>
      <text:p text:style-name="P28"><text:soft-page-break/></text:p>
      <text:h text:style-name="P211" text:outline-level="3"><text:span text:style-name="T314">C</text:span><text:span text:style-name="T316">ivil Trials</text:span></text:h>
      <text:p text:style-name="P1"/>
      <text:p text:style-name="P1">Civil trials address non-criminal disputes and are resolved by a single judge. The judge's verdict must be suitable for a civil case and may assign fault or shared blame to one or more parties.</text:p>
      <text:p text:style-name="P1"/>
      <text:p text:style-name="P167"><text:span text:style-name="T1">Anyone can file a civil complaint </text:span><text:span text:style-name="T105">to initiate</text:span><text:span text:style-name="T1"> such a trial </text:span><text:span text:style-name="T108">with a simple filing process at a courthouse</text:span><text:span text:style-name="T1">. </text:span><text:span text:style-name="T108">A judge will be randomly assigned and all appropriate parties will be contacted and scheduled for trial. If </text:span><text:span text:style-name="T193">one of the parties</text:span><text:span text:style-name="T108"> contests the judge assigned, </text:span><text:span text:style-name="T194">three</text:span><text:span text:style-name="T108"> judges are randomly assigned and each party gets a veto so that only one judge remains.</text:span></text:p>
      <text:p text:style-name="P53"/>
      <text:p text:style-name="P167"><text:span text:style-name="T108">Civil trials otherwise follow most of the same procedures as criminal trials, but with an emphasis on timely resolutions. </text:span><text:span text:style-name="T109">The judge presiding over the trial can speed things along as they deem appropriate, and make their ruling when they feel they have sufficient information.</text:span></text:p>
      <text:p text:style-name="P1"/>
      <text:p text:style-name="P1">If a judge deems a civil dispute frivolous – meaning the complainant is clearly in the wrong or wasting legal resources – <text:span text:style-name="T391">the </text:span>complainant may face increased scrutiny. Those who initiate two frivolous complaints within three years will lose the ability to file unlimited civil complaints, and can only file a complaint once every [number of frivolous complaints <text:span text:style-name="T393">previously submitted</text:span>] months.</text:p>
      <text:p text:style-name="P257"/>
      <text:h text:style-name="P221" text:outline-level="3"><text:span text:style-name="T313">O</text:span><text:span text:style-name="T309">fficers &amp; Law Enforcement</text:span></text:h>
      <text:p text:style-name="P279"/>
      <text:list text:continue-numbering="true" text:style-name="L4">
        <text:list-item>
          <text:p text:style-name="P306"><text:span text:style-name="T306">Peacekeepers, Class </text:span><text:span text:style-name="T307">4</text:span><text:span text:style-name="T306"> Officer</text:span><text:span text:style-name="T57">: </text:span><text:span text:style-name="T215">Peacekeepers are authorized to arrest citizens for civil disruptions and criminal activities, to use lethal force in the pursuit of lawful service, and to carry out acts of lawful enforcement</text:span><text:span text:style-name="T86">.</text:span></text:p>
        </text:list-item>
      </text:list>
      <text:p text:style-name="P279"/>
      <text:list text:continue-numbering="true" text:style-name="L4">
        <text:list-item>
          <text:p text:style-name="P306"><text:span text:style-name="T306">Investigator, Class </text:span><text:span text:style-name="T307">3</text:span><text:span text:style-name="T306"> Officer</text:span><text:span text:style-name="T57">: </text:span><text:span text:style-name="T215">Investigators are authorized to pursue and recover information and evidence, wherever it leads them, including the interrogation of citizens under penalty of arrest for noncompliance, obstruction of justice, or refusal to answer questions or assist in the acquisition of evidence. They are permitted to search properties without a warrant and seize illegal materials or evidence relating to an investigation. All such actions must be officially recorded and reported in a timely manner, with a maximum limit of three days, and will be permanently included in their public service records.</text:span></text:p>
        </text:list-item>
      </text:list>
      <text:p text:style-name="P279"/>
      <text:list text:continue-numbering="true" text:style-name="L4">
        <text:list-item>
          <text:p text:style-name="P306"><text:span text:style-name="T307">Warden</text:span><text:span text:style-name="T306">, Class </text:span><text:span text:style-name="T307">2</text:span><text:span text:style-name="T306"> Officer</text:span><text:span text:style-name="T57">: </text:span><text:span text:style-name="T216">Wardens</text:span><text:span text:style-name="T215"> are authorized to </text:span><text:span text:style-name="T216">perform any form of enforcement, including shutting down businesses, <text:s/>blockading areas, and seizing any materials in the pursuit of justice</text:span><text:span text:style-name="T215">. </text:span><text:span text:style-name="T216">All such actions must be recorded and reported in a timely manner, with a maximum limit of three days, and will be permanently included in their public service records.</text:span></text:p>
        </text:list-item>
      </text:list>
      <text:p text:style-name="P280"/>
      <text:list xml:id="list204429378699542" text:continue-numbering="true" text:style-name="L4">
        <text:list-item>
          <text:p text:style-name="P307"><text:span text:style-name="T307">Keeper</text:span><text:span text:style-name="T306">, Class </text:span><text:span text:style-name="T307">1</text:span><text:span text:style-name="T306"> Officer</text:span><text:span text:style-name="T57">: </text:span><text:span text:style-name="T216">Keepers</text:span><text:span text:style-name="T215"> are </text:span><text:span text:style-name="T216">chosen by intelligence agencies for the purposes of top secret assignments. They are</text:span><text:span text:style-name="T215"> authorized to </text:span><text:span text:style-name="T216">perform any form of enforcement under the umbrella of total secrecy, within the mission parameters designated by the agency responsible</text:span><text:span text:style-name="T215">. </text:span><text:span text:style-name="T216">All such actions must be recorded and reported in a timely manner, with a maximum limit of three days, but can be marked as classified and restricted from public records.</text:span></text:p>
        </text:list-item>
      </text:list>
      <text:p text:style-name="P324"/>
      <text:h text:style-name="P188" text:outline-level="2">Citizenship</text:h>
      <text:p text:style-name="P256"/>
      <text:h text:style-name="P220" text:outline-level="3"><text:span text:style-name="T309">Gaining Citizenship</text:span></text:h>
      <text:p text:style-name="P275"/>
      <text:p text:style-name="P276">Anyone can become a registered citizen with the appropriate steps:</text:p>
      <text:p text:style-name="P277"/>
      <text:list text:continue-numbering="true" text:style-name="L4">
        <text:list-item>
          <text:p text:style-name="P305"><text:span text:style-name="Strong_20_Emphasis"><text:span text:style-name="T212">Citizenship Exam</text:span></text:span><text:span text:style-name="T212">: Every applicant must pass the citizenship exam under the supervision of an authorized examiner. This exam ensures the applicant's understanding of Constitutional Law and their knowledge of the legal system. </text:span></text:p>
        </text:list-item>
      </text:list>
      <text:p text:style-name="P278"/>
      <text:list xml:id="list204427951635060" text:continue-numbering="true" text:style-name="L4">
        <text:list-item>
          <text:p text:style-name="P331"><text:span text:style-name="Strong_20_Emphasis"><text:span text:style-name="T213">Biomarker Registration</text:span></text:span><text:span text:style-name="T213">: Applicants must have their key biological markers registered to ensure accurate identification and prevent duplicate registrations. This includes characteristics such as eye traits, fingerprints, and DNA samples.</text:span></text:p>
        </text:list-item>
        <text:list-item text:style-override="L23">
          <text:p text:style-name="P328"><text:span text:style-name="Strong_20_Emphasis">Personal Registration</text:span>: Applicants must register their personal details, including current and previous residences, and family relationships. This includes all known parents, siblings, children, legal guardians, and family by legal association. Additional reviews may be required if insufficient information is provided.</text:p>
        </text:list-item>
        <text:list-item text:style-override="L24">
          <text:p text:style-name="P329"><text:span text:style-name="Strong_20_Emphasis">Oath of Citizenship</text:span>: Applicants must swear a legally binding oath to uphold the constitution and its laws.</text:p>
        </text:list-item>
        <text:list-item text:style-override="L25">
          <text:p text:style-name="P330"><text:span text:style-name="Strong_20_Emphasis">License Acquisition</text:span>: Upon registration, each citizen will receive a license that includes personal details, important dates, an up-to-date photo, and a license ID for public and official identification purposes.</text:p>
        </text:list-item>
      </text:list>
      <text:p text:style-name="P268"/>
      <text:h text:style-name="P184" text:outline-level="2"><text:soft-page-break/><text:span text:style-name="T342">Business &amp; </text:span>E<text:span text:style-name="T337">mployment</text:span></text:h>
      <text:p text:style-name="P120"/>
      <table:table table:name="Table2" table:style-name="Table2">
        <table:table-column table:style-name="Table2.A"/>
        <table:table-column table:style-name="Table2.B"/>
        <table:table-row table:style-name="Table2.1">
          <table:table-cell table:style-name="Table2.A1" office:value-type="string">
            <text:p text:style-name="P111">T<text:span text:style-name="T336">erminology</text:span></text:p>
          </table:table-cell>
          <table:table-cell table:style-name="Table2.B1" office:value-type="string">
            <text:p text:style-name="P116">D<text:span text:style-name="T347">escription</text:span></text:p>
          </table:table-cell>
        </table:table-row>
        <table:table-row>
          <table:table-cell table:style-name="Table2.A2" office:value-type="string">
            <text:p text:style-name="P86">S<text:span text:style-name="T336">alary Weight</text:span></text:p>
          </table:table-cell>
          <table:table-cell table:style-name="Table2.B2" office:value-type="string">
            <text:p text:style-name="P172"><text:span text:style-name="T2">A unit that measures salary an employee earns relative to the average salary </text:span><text:span text:style-name="T3">in the company</text:span><text:span text:style-name="T2">. </text:span><text:span text:style-name="T4">A weight of 1.0 e</text:span><text:span text:style-name="T3">quals the company’s average salary</text:span><text:span text:style-name="T4">. A weight of 2.0 is </text:span><text:span text:style-name="T3">twice</text:span><text:span text:style-name="T4"> that amount.</text:span></text:p>
          </table:table-cell>
        </table:table-row>
      </table:table>
      <text:p text:style-name="P85"/>
      <text:h text:style-name="P196" text:outline-level="3">P<text:span text:style-name="T397">atent Laws</text:span></text:h>
      <text:p text:style-name="P36"/>
      <text:list text:continue-list="list204428935656498" text:style-name="L1">
        <text:list-item>
          <text:p text:style-name="P233"><text:span text:style-name="T275">P</text:span><text:span text:style-name="T277">atent A</text:span><text:span text:style-name="T279">cquisition</text:span><text:span text:style-name="T1">: </text:span><text:span text:style-name="T135">T</text:span><text:span text:style-name="T141">he Patent Department will only allow patents for</text:span><text:span text:style-name="T135"> </text:span><text:span text:style-name="T133">novel technolog</text:span><text:span text:style-name="T135">ies</text:span><text:span text:style-name="T133">. </text:span><text:span text:style-name="T134">A</text:span><text:span text:style-name="T133"> technology that is already in use, or a derivation that is not novel in its own right, </text:span><text:span text:style-name="T135">c</text:span><text:span text:style-name="T142">an</text:span><text:span text:style-name="T135">not be patented</text:span><text:span text:style-name="T130">.</text:span></text:p>
        </text:list-item>
      </text:list>
      <text:p text:style-name="P36"/>
      <text:list xml:id="list204428050980423" text:continue-numbering="true" text:style-name="L1">
        <text:list-item>
          <text:p text:style-name="P233"><text:span text:style-name="T275">P</text:span><text:span text:style-name="T277">atent </text:span><text:span text:style-name="T278">Pay</text:span><text:span text:style-name="T1">: </text:span><text:span text:style-name="T136">Once a patent is approved, t</text:span><text:span text:style-name="T138">he inventors may define the associated cost of using it on the patent</text:span><text:span text:style-name="T130">. </text:span><text:span text:style-name="T136">Any company that wishes to utilize t</text:span><text:span text:style-name="T138">he</text:span><text:span text:style-name="T136"> patent must pay t</text:span><text:span text:style-name="T138">he</text:span><text:span text:style-name="T136"> designated cost. </text:span><text:span text:style-name="T139">Payments </text:span><text:span text:style-name="T140">and payouts </text:span><text:span text:style-name="T139">will be facilitated through the Patent Department.</text:span></text:p>
        </text:list-item>
      </text:list>
      <text:p text:style-name="P29"/>
      <text:list xml:id="list204429048259177" text:continue-list="list204427951635060" text:style-name="L4">
        <text:list-item>
          <text:p text:style-name="P292"><text:span text:style-name="T280">Open </text:span><text:span text:style-name="T252">P</text:span><text:span text:style-name="T245">atents</text:span><text:span text:style-name="T57">: </text:span><text:span text:style-name="T24">Patents expire after t</text:span><text:span text:style-name="T68">en</text:span><text:span text:style-name="T24"> years and become </text:span><text:span text:style-name="T144">open,</text:span><text:span text:style-name="T24"> available for </text:span><text:span text:style-name="T144">any citizen or business</text:span><text:span text:style-name="T24"> to use </text:span><text:span text:style-name="T144">without cost</text:span><text:span text:style-name="T24">.</text:span></text:p>
        </text:list-item>
      </text:list>
      <text:p text:style-name="P29"/>
      <text:list xml:id="list204429091113791" text:continue-list="list204428050980423" text:style-name="L1">
        <text:list-item>
          <text:p text:style-name="P233"><text:span text:style-name="T278">Patent </text:span><text:span text:style-name="T275">A</text:span><text:span text:style-name="T276">nti-Harm</text:span><text:span text:style-name="T1">: </text:span><text:span text:style-name="T96">T</text:span><text:span text:style-name="T130">he government can </text:span><text:span text:style-name="T137">open a </text:span><text:span text:style-name="T130">patent, </text:span><text:span text:style-name="T137">making it free to the public,</text:span><text:span text:style-name="T130"> for a</text:span><text:span text:style-name="T137">ny</text:span><text:span text:style-name="T130"> technology that is considered life-saving, or which can meaningfully reduce suffering if</text:span><text:span text:style-name="T132"> adopted</text:span><text:span text:style-name="T130"> into the general public</text:span><text:span text:style-name="T1">. </text:span><text:span text:style-name="T130">The inventors of the patent are immediately entitled to a </text:span><text:span text:style-name="T131">minimum of a</text:span><text:span text:style-name="T130"> $100,000 non-taxable, no-interest sum available to them through a special government trust.</text:span></text:p>
        </text:list-item>
      </text:list>
      <text:p text:style-name="P13"/>
      <text:h text:style-name="P197" text:outline-level="3">F<text:span text:style-name="T378">inancing</text:span></text:h>
      <text:p text:style-name="P19"/>
      <text:list text:continue-list="list204429048259177" text:style-name="L4">
        <text:list-item>
          <text:p text:style-name="P293"><text:span text:style-name="T248">L</text:span><text:span text:style-name="T249">oans</text:span><text:span text:style-name="T57">: </text:span><text:span text:style-name="T22">O</text:span><text:span text:style-name="T74">nly the</text:span><text:span text:style-name="T63"> government p</text:span><text:span text:style-name="T74">rovides loans; no commercial interests are allowed to pursue this industry</text:span><text:span text:style-name="T63">. </text:span><text:span text:style-name="T74">All loans have a six-month interest-free period, and a </text:span><text:span text:style-name="T116">3</text:span><text:span text:style-name="T74">% annual interest rate after that.</text:span></text:p>
        </text:list-item>
      </text:list>
      <text:p text:style-name="P20"/>
      <text:list text:continue-numbering="true" text:style-name="L4">
        <text:list-item>
          <text:p text:style-name="P293"><text:span text:style-name="T248">L</text:span><text:span text:style-name="T249">oan </text:span><text:span text:style-name="T255">Acquisition</text:span><text:span text:style-name="T57">: </text:span><text:span text:style-name="T75">A</text:span><text:span text:style-name="T76">nyone can acquire up to </text:span><text:span text:style-name="T75">$</text:span><text:span text:style-name="T76">10</text:span><text:span text:style-name="T75">,000 </text:span><text:span text:style-name="T76">in loans from the government at any time, automatically, unless they have become delinquent on their loan payments. For each $100 of interest delinquency, the maximum loan amount is reduced by $500 until the amount has been repaid in full.</text:span></text:p>
        </text:list-item>
      </text:list>
      <text:p text:style-name="P54"/>
      <text:list xml:id="list204429500858017" text:continue-numbering="true" text:style-name="L4">
        <text:list-item>
          <text:p text:style-name="P294"><text:span text:style-name="T250">No Investments</text:span><text:span text:style-name="T57">: </text:span><text:span text:style-name="T64">Investments are not allowed, as they are too strong of a force for wealth inequality. All speculative financial markets are illegal.</text:span></text:p>
        </text:list-item>
      </text:list>
      <text:p text:style-name="P27"/>
      <text:h text:style-name="P212" text:outline-level="3">B<text:span text:style-name="T341">usiness Regulations</text:span></text:h>
      <text:p text:style-name="P27"/>
      <text:list text:continue-list="list204429091113791" text:style-name="L1">
        <text:list-item>
          <text:p text:style-name="P252"><text:span text:style-name="T374">Anti-Monopoly Limits</text:span>: <text:span text:style-name="T383">No company can exceed 500 employees, or own more than 25 physical locations in total</text:span>.</text:p>
        </text:list-item>
      </text:list>
      <text:p text:style-name="P29"/>
      <text:list text:continue-list="list204429500858017" text:style-name="L4">
        <text:list-item>
          <text:p text:style-name="P292"><text:span text:style-name="T253">B</text:span><text:span text:style-name="T254">usiness Locations</text:span><text:span text:style-name="T57">: </text:span><text:span text:style-name="T24">A</text:span><text:span text:style-name="T69">l</text:span><text:span text:style-name="T70">l business locations are leased from the government, and must be renewed every two years. If a competitive interest p</text:span><text:span text:style-name="T72">uts an officially binding offer for at least 25% higher than the current lease</text:span><text:span text:style-name="T70">, the current owner must </text:span><text:span text:style-name="T72">either </text:span><text:span text:style-name="T70">increase their lease by 10% or </text:span><text:span text:style-name="T71">allow </text:span><text:span text:style-name="T70">the lease t</text:span><text:span text:style-name="T71">o</text:span><text:span text:style-name="T70"> be transferred to the highest o</text:span><text:span text:style-name="T73">ffer</text:span><text:span text:style-name="T70">.</text:span></text:p>
        </text:list-item>
      </text:list>
      <text:p text:style-name="P255"/>
      <text:list text:continue-numbering="true" text:style-name="L4">
        <text:list-item>
          <text:p text:style-name="P304"><text:span text:style-name="T281">O</text:span><text:span text:style-name="T245">wnership</text:span><text:span text:style-name="T57">: </text:span><text:span text:style-name="T20">C</text:span><text:span text:style-name="T148">itizens</text:span><text:span text:style-name="T20"> may only be an owner of one company </text:span><text:span text:style-name="T148">at a time</text:span><text:span text:style-name="T20">.</text:span></text:p>
        </text:list-item>
      </text:list>
      <text:p text:style-name="P255"/>
      <text:list text:continue-numbering="true" text:style-name="L4">
        <text:list-item>
          <text:p text:style-name="P304"><text:span text:style-name="T303">Reparations</text:span><text:span text:style-name="T57">: </text:span><text:span text:style-name="T206">Any damage incurred by a business, such as damage to physical property or environmental violations, must be paid in full for by the business responsible. If the matter has to be settled in court, the business must also fulfill all financial obligations that result from the legal process.</text:span></text:p>
        </text:list-item>
      </text:list>
      <text:p text:style-name="P255"/>
      <text:list xml:id="list204429421607124" text:continue-numbering="true" text:style-name="L4">
        <text:list-item>
          <text:p text:style-name="P304"><text:span text:style-name="T303">Transparency</text:span><text:span text:style-name="T57">: </text:span><text:span text:style-name="T206">Businesses must have transparent public reports on their accounting, wages, and benefits (including time off). All hiring and recruitment efforts must provide a wage range, included benefits, and employee expectations.</text:span></text:p>
        </text:list-item>
      </text:list>
      <text:p text:style-name="P255"/>
      <text:h text:style-name="P213" text:outline-level="3"><text:span text:style-name="T310">E</text:span><text:span text:style-name="T319">mployment</text:span></text:h>
      <text:p text:style-name="P55"/>
      <text:list text:continue-numbering="true" text:style-name="L4">
        <text:list-item>
          <text:p text:style-name="P296"><text:span text:style-name="T245">Roles</text:span><text:span text:style-name="T57">: </text:span><text:span text:style-name="T5">There are two employment roles: </text:span><text:span text:style-name="T8">Owners and Employees. These are</text:span><text:span text:style-name="T7"> important for taxation a</text:span><text:span text:style-name="T8">nd legal reasons</text:span><text:span text:style-name="T5">. </text:span><text:span text:style-name="T6">Anyone affiliated with a company</text:span><text:span text:style-name="T5"> must be assigned the role of Owner or Employee; but never both.</text:span></text:p>
        </text:list-item>
      </text:list>
      <text:p text:style-name="P57"/>
      <text:list text:continue-numbering="true" text:style-name="L4">
        <text:list-item>
          <text:p text:style-name="P295"><text:span text:style-name="T245">Job Limits</text:span><text:span text:style-name="T57">: </text:span><text:span text:style-name="T5">Y</text:span><text:span text:style-name="T24">ou may only be employed at up to two companies at one time. You cannot be employed at the same c</text:span><text:span text:style-name="T25">ompany</text:span><text:span text:style-name="T24"> twice. </text:span><text:span text:style-name="T25">You cannot be </text:span><text:span text:style-name="T24">employed b</text:span><text:span text:style-name="T65">y a</text:span><text:span text:style-name="T66">ny location with a shared</text:span><text:span text:style-name="T65"> owner twice</text:span><text:span text:style-name="T24">.</text:span></text:p>
        </text:list-item>
      </text:list>
      <text:p text:style-name="P59"/>
      <text:list text:continue-numbering="true" text:style-name="L4">
        <text:list-item>
          <text:p text:style-name="P296"><text:span text:style-name="T245">Minimum Wage</text:span><text:span text:style-name="T57">: </text:span><text:span text:style-name="T58">All employees must be paid minimum wage or more.</text:span></text:p>
        </text:list-item>
      </text:list>
      <text:p text:style-name="P59"/>
      <text:list text:continue-numbering="true" text:style-name="L4">
        <text:list-item>
          <text:p text:style-name="P297"><text:soft-page-break/><text:span text:style-name="T253">S</text:span><text:span text:style-name="T283">alary Cap</text:span><text:span text:style-name="T284">s</text:span><text:span text:style-name="T57">: </text:span><text:span text:style-name="T24">A</text:span><text:span text:style-name="T69">n owner’</text:span><text:span text:style-name="T146">s salary is capped at </text:span><text:span text:style-name="T171">3</text:span><text:span text:style-name="T69">.0 salary weight of the company’s average salary. </text:span><text:span text:style-name="T148">All salaries (including owners) are capped at</text:span><text:span text:style-name="T147"> a maximum of ten times minimum wage</text:span><text:span text:style-name="T69">.</text:span></text:p>
        </text:list-item>
      </text:list>
      <text:p text:style-name="P56"/>
      <text:list text:continue-numbering="true" text:style-name="L4">
        <text:list-item>
          <text:p text:style-name="P298"><text:span text:style-name="T251">W</text:span><text:span text:style-name="T245">ork Hours</text:span><text:span text:style-name="T57">: </text:span><text:span text:style-name="T24">A standard work week is </text:span><text:span text:style-name="T172">five </text:span><text:span text:style-name="T173">six-hour</text:span><text:span text:style-name="T172"> days, or</text:span><text:span text:style-name="T24"> 30 hours </text:span><text:span text:style-name="T172">total</text:span><text:span text:style-name="T24">. If the company and employee both agree, the employee can work up to 50 hours in exchange for overtime bonuses. It is illegal for any company to compel overtime, and it is illegal to </text:span><text:span text:style-name="T145">work in excess of 50 hours</text:span><text:span text:style-name="T24">.</text:span></text:p>
        </text:list-item>
      </text:list>
      <text:p text:style-name="P30"/>
      <text:list text:continue-numbering="true" text:style-name="L4">
        <text:list-item>
          <text:p text:style-name="P253"><text:span text:style-name="T368">O</text:span><text:span text:style-name="T367">vertime</text:span>: <text:span text:style-name="T375">If an employee works more than 30 hours in a single week, they </text:span><text:span text:style-name="T404">must</text:span><text:span text:style-name="T375"> receive a bonus of a full day of paid time off for every 4 hours of additional work.</text:span></text:p>
        </text:list-item>
      </text:list>
      <text:p text:style-name="P18"/>
      <text:list text:continue-numbering="true" text:style-name="L4">
        <text:list-item>
          <text:p text:style-name="P299"><text:span text:style-name="T282">P</text:span><text:span text:style-name="T245">aid Time Off</text:span><text:span text:style-name="T57">: </text:span><text:span text:style-name="T20">Employees must receive a minimum of 25 paid days off each year </text:span><text:span text:style-name="T146">(which includes sick days, vacation, etc)</text:span><text:span text:style-name="T20">, and they may </text:span><text:span text:style-name="T195">optionally </text:span><text:span text:style-name="T20">take up to an additional 20 days off each year without pay at their discretion.</text:span></text:p>
        </text:list-item>
      </text:list>
      <text:p text:style-name="P58"/>
      <text:list text:continue-numbering="true" text:style-name="L4">
        <text:list-item>
          <text:p text:style-name="P299"><text:span text:style-name="T245">Paychecks</text:span><text:span text:style-name="T57">: </text:span><text:span text:style-name="T9">Employees must be paid a full week’s worth of work, on the first of each week, prior to the week being worked.</text:span></text:p>
        </text:list-item>
      </text:list>
      <text:p text:style-name="P60"/>
      <text:list text:continue-numbering="true" text:style-name="L4">
        <text:list-item>
          <text:p text:style-name="P299"><text:span text:style-name="T245">Severance</text:span><text:span text:style-name="T57">: </text:span><text:span text:style-name="T9">T</text:span><text:span text:style-name="T10">he</text:span><text:span text:style-name="T9"> company must set aside an additional </text:span><text:span text:style-name="T10">1</text:span><text:span text:style-name="T9">5% of each </text:span><text:span text:style-name="T14">employee’s </text:span><text:span text:style-name="T9">paycheck as </text:span><text:span text:style-name="T10">part of a</text:span><text:span text:style-name="T9"> s</text:span><text:span text:style-name="T10">everance </text:span><text:span text:style-name="T9">package </text:span><text:span text:style-name="T10">f</text:span><text:span text:style-name="T14">or that</text:span><text:span text:style-name="T10"> employee if they are fired or laid off. A</text:span><text:span text:style-name="T14">fter a year of employment</text:span><text:span text:style-name="T10">, the</text:span><text:span text:style-name="T13">ir</text:span><text:span text:style-name="T10"> severance p</text:span><text:span text:style-name="T14">ackage</text:span><text:span text:style-name="T13"> m</text:span><text:span text:style-name="T14">ust match</text:span><text:span text:style-name="T10"> 15% of the</text:span><text:span text:style-name="T11">ir highest ye</text:span><text:span text:style-name="T12">ar-long </text:span><text:span text:style-name="T15">adjusted</text:span><text:span text:style-name="T11"> salary during employment.</text:span></text:p>
        </text:list-item>
      </text:list>
      <text:p text:style-name="P62"/>
      <text:list xml:id="list204428632417268" text:continue-numbering="true" text:style-name="L4">
        <text:list-item>
          <text:p text:style-name="P300"><text:span text:style-name="T245">Firing</text:span><text:span text:style-name="T57">: </text:span><text:span text:style-name="T9">Owners can fire or lay off employees at any time, for any reason. However, upon doing so, the business must pay the employee their 1</text:span><text:span text:style-name="T67">5%</text:span><text:span text:style-name="T9"> </text:span><text:span text:style-name="T67">time-worked </text:span><text:span text:style-name="T9">severance package. </text:span><text:span text:style-name="T196">Additionally, th</text:span><text:span text:style-name="T198">e business</text:span><text:span text:style-name="T196"> must cover </text:span><text:span text:style-name="T199">the equivalent</text:span><text:span text:style-name="T196"> wages for any unused </text:span><text:span text:style-name="T197">paid</text:span><text:span text:style-name="T196"> time off (including overtime).</text:span></text:p>
        </text:list-item>
      </text:list>
      <text:p text:style-name="P130"/>
      <text:h text:style-name="P214" text:outline-level="3"><text:span text:style-name="T310">I</text:span><text:span text:style-name="T311">ndustry-</text:span><text:span text:style-name="T326">Specific</text:span><text:span text:style-name="T343"> Regulations</text:span></text:h>
      <text:p text:style-name="P63"/>
      <text:list text:continue-numbering="true" text:style-name="L4">
        <text:list-item>
          <text:p text:style-name="P301"><text:span text:style-name="T245">G</text:span><text:span text:style-name="T246">ambling</text:span><text:span text:style-name="T57">: </text:span><text:span text:style-name="T19">It is a felony to </text:span><text:span text:style-name="T200">manage </text:span><text:span text:style-name="T201">an</text:span><text:span text:style-name="T200"> </text:span><text:span text:style-name="T201">unsanctioned </text:span><text:span text:style-name="T200">gambling operation, defined as </text:span><text:span text:style-name="T202">exchanging</text:span><text:span text:style-name="T200"> money or assets </text:span><text:span text:style-name="T202">(or the promise thereof)</text:span><text:span text:style-name="T200"> for </text:span><text:span text:style-name="T202">the</text:span><text:span text:style-name="T200"> possib</text:span><text:span text:style-name="T202">ility</text:span><text:span text:style-name="T200"> </text:span><text:span text:style-name="T202">of a </text:span><text:span text:style-name="T200">reward based on chance. A</text:span><text:span text:style-name="T201">n exception is made if the total amount exchanged between </text:span><text:span text:style-name="T204">the individual and </text:span><text:span text:style-name="T201">all </text:span><text:span text:style-name="T204">other </text:span><text:span text:style-name="T201">parties is $100 or less over the course of a full week, such as </text:span><text:span text:style-name="T203">small</text:span><text:span text:style-name="T201"> bets </text:span><text:span text:style-name="T203">made</text:span><text:span text:style-name="T201"> between friends.</text:span></text:p>
        </text:list-item>
      </text:list>
      <text:p text:style-name="P61"/>
      <text:list xml:id="list204428399915174" text:continue-numbering="true" text:style-name="L4">
        <text:list-item>
          <text:p text:style-name="P301"><text:span text:style-name="T245">T</text:span><text:span text:style-name="T246">ips</text:span><text:span text:style-name="T57">: </text:span><text:span text:style-name="T20">All tips are considered a gift to a specific employee </text:span><text:span text:style-name="T21">and a</text:span><text:span text:style-name="T59">re</text:span><text:span text:style-name="T21"> kept separate from any business dealings</text:span><text:span text:style-name="T20">. Businesses may not encourage, request, or otherwise appeal to tips from patrons </text:span><text:span text:style-name="T60">for any industry</text:span><text:span text:style-name="T20">.</text:span></text:p>
        </text:list-item>
      </text:list>
      <text:p text:style-name="P133"/>
      <text:h text:style-name="P187" text:outline-level="2">O<text:span text:style-name="T398">nline Services</text:span></text:h>
      <text:p text:style-name="P14"/>
      <text:p text:style-name="P65">The government is responsible for providing key online services that have become critical to society. These systems will provide API access to public and commercial interests for all relevant and appropriate data.</text:p>
      <text:p text:style-name="P65"/>
      <text:p text:style-name="P170"><text:span text:style-name="T1">See “Atlas Technology” document for </text:span><text:span text:style-name="T149">more </text:span><text:span text:style-name="T1">details on the setup.</text:span></text:p>
      <text:p text:style-name="P14"/>
      <text:h text:style-name="P185" text:outline-level="2"><text:span text:style-name="T341">Government </text:span>B<text:span text:style-name="T340">udget</text:span></text:h>
      <text:p text:style-name="P12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2">B<text:span text:style-name="T340">udget</text:span></text:p>
          </table:table-cell>
          <table:table-cell table:style-name="Table3.A1" office:value-type="string">
            <text:p text:style-name="P117">Percent</text:p>
          </table:table-cell>
          <table:table-cell table:style-name="Table3.C1" office:value-type="string">
            <text:p text:style-name="P114">D<text:span text:style-name="T340">escription</text:span></text:p>
          </table:table-cell>
        </table:table-row>
        <table:table-row>
          <table:table-cell table:style-name="Table3.A2" office:value-type="string">
            <text:p text:style-name="P87">Discretionary</text:p>
          </table:table-cell>
          <table:table-cell table:style-name="Table3.A2" office:value-type="string">
            <text:p text:style-name="P160"><text:span text:style-name="T218">1</text:span><text:span text:style-name="T222">4</text:span><text:span text:style-name="T218">%</text:span></text:p>
          </table:table-cell>
          <table:table-cell table:style-name="Table3.C2" office:value-type="string">
            <text:p text:style-name="P3">Discretionary spending by government.</text:p>
          </table:table-cell>
        </table:table-row>
        <table:table-row>
          <table:table-cell table:style-name="Table3.A2" office:value-type="string">
            <text:p text:style-name="P99">Clothing</text:p>
          </table:table-cell>
          <table:table-cell table:style-name="Table3.A2" office:value-type="string">
            <text:p text:style-name="P102">1%</text:p>
          </table:table-cell>
          <table:table-cell table:style-name="Table3.C3" office:value-type="string">
            <text:p text:style-name="P162"><text:span text:style-name="T1">Provides free or affordable clothing, </text:span><text:span text:style-name="T53">bedding, and warmth for citizens.</text:span></text:p>
          </table:table-cell>
        </table:table-row>
        <table:table-row>
          <table:table-cell table:style-name="Table3.A2" office:value-type="string">
            <text:p text:style-name="P100">Culture</text:p>
          </table:table-cell>
          <table:table-cell table:style-name="Table3.A2" office:value-type="string">
            <text:p text:style-name="P101">5%</text:p>
          </table:table-cell>
          <table:table-cell table:style-name="Table3.C4" office:value-type="string">
            <text:p text:style-name="P161"><text:span text:style-name="T17">P</text:span><text:span text:style-name="T1">rovides free entertainment, cultural events, parks, museums, exhibits, </text:span><text:span text:style-name="T23">habitats, zoos,</text:span><text:span text:style-name="T1"> parades, etc.</text:span></text:p>
          </table:table-cell>
        </table:table-row>
        <table:table-row>
          <table:table-cell table:style-name="Table3.A2" office:value-type="string">
            <text:p text:style-name="P94">Education</text:p>
          </table:table-cell>
          <table:table-cell table:style-name="Table3.A2" office:value-type="string">
            <text:p text:style-name="P154"><text:span text:style-name="T227">8</text:span><text:span text:style-name="T225">%</text:span></text:p>
          </table:table-cell>
          <table:table-cell table:style-name="Table3.C4" office:value-type="string">
            <text:p text:style-name="P2">Provides <text:span text:style-name="T365">free </text:span>public education, <text:span text:style-name="T364">libraries, universities, etc</text:span>.</text:p>
          </table:table-cell>
        </table:table-row>
        <table:table-row>
          <table:table-cell table:style-name="Table3.A2" office:value-type="string">
            <text:p text:style-name="P103">F<text:span text:style-name="T345">inance</text:span></text:p>
          </table:table-cell>
          <table:table-cell table:style-name="Table3.A2" office:value-type="string">
            <text:p text:style-name="P156"><text:span text:style-name="T228">3</text:span><text:span text:style-name="T226">%</text:span></text:p>
          </table:table-cell>
          <table:table-cell table:style-name="Table3.C6" office:value-type="string">
            <text:p text:style-name="P175"><text:span text:style-name="T18">P</text:span><text:span text:style-name="T31">rovides </text:span><text:span text:style-name="T77">treasury </text:span><text:span text:style-name="T79">and currency</text:span><text:span text:style-name="T77"> services, </text:span><text:span text:style-name="T78">f</text:span><text:span text:style-name="T79">inancial</text:span><text:span text:style-name="T78"> and taxation services, free </text:span><text:span text:style-name="T77">banking, loans, </text:span><text:span text:style-name="T78">etc.</text:span></text:p>
          </table:table-cell>
        </table:table-row>
        <table:table-row>
          <table:table-cell table:style-name="Table3.A2" office:value-type="string">
            <text:p text:style-name="P108">Food</text:p>
          </table:table-cell>
          <table:table-cell table:style-name="Table3.A2" office:value-type="string">
            <text:p text:style-name="P97">5%</text:p>
          </table:table-cell>
          <table:table-cell table:style-name="Table3.C6" office:value-type="string">
            <text:p text:style-name="P10">Provides free or affordable food options for citizens.</text:p>
          </table:table-cell>
        </table:table-row>
        <table:table-row>
          <table:table-cell table:style-name="Table3.A2" office:value-type="string">
            <text:p text:style-name="P95">Health</text:p>
          </table:table-cell>
          <table:table-cell table:style-name="Table3.A2" office:value-type="string">
            <text:p text:style-name="P154"><text:span text:style-name="T228">4</text:span><text:span text:style-name="T225">%</text:span></text:p>
          </table:table-cell>
          <table:table-cell table:style-name="Table3.C8" office:value-type="string">
            <text:p text:style-name="P2">Provides free healthcare, <text:span text:style-name="T344">emergency services, </text:span>well-being services.</text:p>
          </table:table-cell>
        </table:table-row>
        <table:table-row>
          <table:table-cell table:style-name="Table3.A2" office:value-type="string">
            <text:p text:style-name="P98">Housing</text:p>
          </table:table-cell>
          <table:table-cell table:style-name="Table3.A2" office:value-type="string">
            <text:p text:style-name="P37">6%</text:p>
          </table:table-cell>
          <table:table-cell table:style-name="Table3.C6" office:value-type="string">
            <text:p text:style-name="P141"><text:span text:style-name="T38">Provides free or affordable housing options to citizens </text:span><text:span text:style-name="T41">in lower income brackets</text:span><text:span text:style-name="T38">.</text:span></text:p>
          </table:table-cell>
        </table:table-row>
        <table:table-row>
          <table:table-cell table:style-name="Table3.A2" office:value-type="string">
            <text:p text:style-name="P92">Industry</text:p>
          </table:table-cell>
          <table:table-cell table:style-name="Table3.A2" office:value-type="string">
            <text:p text:style-name="P38">8%</text:p>
          </table:table-cell>
          <table:table-cell table:style-name="Table3.C6" office:value-type="string">
            <text:p text:style-name="P140"><text:span text:style-name="T39">Provides </text:span><text:span text:style-name="T40">grants or </text:span><text:span text:style-name="T39">government o</text:span><text:span text:style-name="T40">wned</text:span><text:span text:style-name="T39"> competition for markets with fewest competitors.</text:span></text:p>
          </table:table-cell>
        </table:table-row>
        <table:table-row>
          <table:table-cell table:style-name="Table3.A2" office:value-type="string">
            <text:p text:style-name="P93">Infrastructure</text:p>
          </table:table-cell>
          <table:table-cell table:style-name="Table3.A2" office:value-type="string">
            <text:p text:style-name="P171"><text:span text:style-name="T26">4</text:span><text:span text:style-name="T16">%</text:span></text:p>
          </table:table-cell>
          <table:table-cell table:style-name="Table3.C6" office:value-type="string">
            <text:p text:style-name="P159"><text:span text:style-name="T17">Provides </text:span><text:span text:style-name="T52">free </text:span><text:span text:style-name="T17">road</text:span><text:span text:style-name="T52">s</text:span><text:span text:style-name="T17">, u</text:span><text:span text:style-name="T50">tilities, sewage &amp; water treatment, communications, etc</text:span><text:span text:style-name="T17">.</text:span></text:p>
          </table:table-cell>
        </table:table-row>
        <table:table-row>
          <table:table-cell table:style-name="Table3.A2" office:value-type="string">
            <text:p text:style-name="P104">Law &amp; Justice</text:p>
          </table:table-cell>
          <table:table-cell table:style-name="Table3.A2" office:value-type="string">
            <text:p text:style-name="P96">4%</text:p>
          </table:table-cell>
          <table:table-cell table:style-name="Table3.C6" office:value-type="string">
            <text:p text:style-name="P5">Provides free legal services, courts, police enforcement, etc.</text:p>
          </table:table-cell>
        </table:table-row>
        <table:table-row>
          <table:table-cell table:style-name="Table3.A2" office:value-type="string">
            <text:p text:style-name="P95">Military</text:p>
          </table:table-cell>
          <table:table-cell table:style-name="Table3.A2" office:value-type="string">
            <text:p text:style-name="P154"><text:span text:style-name="T235">20</text:span><text:span text:style-name="T225">%</text:span></text:p>
          </table:table-cell>
          <table:table-cell table:style-name="Table3.C6" office:value-type="string">
            <text:p text:style-name="P2">Provides military resourcing and defense budget.</text:p>
          </table:table-cell>
        </table:table-row>
        <text:soft-page-break/>
        <table:table-row>
          <table:table-cell table:style-name="Table3.A2" office:value-type="string">
            <text:p text:style-name="P105">Public Safety</text:p>
          </table:table-cell>
          <table:table-cell table:style-name="Table3.A2" office:value-type="string">
            <text:p text:style-name="P153"><text:span text:style-name="T227">5</text:span><text:span text:style-name="T225">%</text:span></text:p>
          </table:table-cell>
          <table:table-cell table:style-name="Table3.C6" office:value-type="string">
            <text:p text:style-name="P139"><text:span text:style-name="T26">Provides </text:span><text:span text:style-name="T52">free </text:span><text:span text:style-name="T26">services for fires, environmental issues, s</text:span><text:span text:style-name="T27">ocial services</text:span><text:span text:style-name="T26">, </text:span><text:span text:style-name="T28">toxic hazards, </text:span><text:span text:style-name="T30">rescue</text:span><text:span text:style-name="T29">, </text:span><text:span text:style-name="T26">etc.</text:span></text:p>
          </table:table-cell>
        </table:table-row>
        <table:table-row>
          <table:table-cell table:style-name="Table3.A2" office:value-type="string">
            <text:p text:style-name="P89">R&amp;D</text:p>
          </table:table-cell>
          <table:table-cell table:style-name="Table3.A2" office:value-type="string">
            <text:p text:style-name="P89">8%</text:p>
          </table:table-cell>
          <table:table-cell table:style-name="Table3.C6" office:value-type="string">
            <text:p text:style-name="P174"><text:span text:style-name="T31">P</text:span><text:span text:style-name="T1">rovides grants or government owned research and development for public knowledge.</text:span></text:p>
          </table:table-cell>
        </table:table-row>
        <table:table-row>
          <table:table-cell table:style-name="Table3.A2" office:value-type="string">
            <text:p text:style-name="P88">Transportation</text:p>
          </table:table-cell>
          <table:table-cell table:style-name="Table3.A2" office:value-type="string">
            <text:p text:style-name="P90">5%</text:p>
          </table:table-cell>
          <table:table-cell table:style-name="Table3.C16" office:value-type="string">
            <text:p text:style-name="P173"><text:span text:style-name="T18">P</text:span><text:span text:style-name="T31">rovides </text:span><text:span text:style-name="T52">free </text:span><text:span text:style-name="T31">public transportation, </text:span><text:span text:style-name="T51">delivery hubs and routes, warehousing, postage, </text:span><text:span text:style-name="T31">etc.</text:span></text:p>
          </table:table-cell>
        </table:table-row>
      </table:table>
      <text:p text:style-name="P125"/>
      <text:h text:style-name="P183" text:outline-level="2">E<text:span text:style-name="T360">conomy</text:span></text:h>
      <text:p text:style-name="P126"/>
      <text:h text:style-name="P200" text:outline-level="3">C<text:span text:style-name="T376">urrency &amp; Finances</text:span></text:h>
      <text:p text:style-name="P64"/>
      <text:list text:continue-numbering="true" text:style-name="L4">
        <text:list-item>
          <text:p text:style-name="P302"><text:span text:style-name="T245">D</text:span><text:span text:style-name="T247">igital Currency</text:span><text:span text:style-name="T57">: </text:span><text:span text:style-name="T19">T</text:span><text:span text:style-name="T61">he currency i</text:span><text:span text:style-name="T173">s maintained through digital wallets and treasuries</text:span><text:span text:style-name="T61">. It is illegal to conduct business trades with assets other than the official currency, or to trade more assets than $500 per month without the appropriate taxation applied.</text:span></text:p>
        </text:list-item>
      </text:list>
      <text:p text:style-name="P66"/>
      <text:list xml:id="list204429976030222" text:continue-numbering="true" text:style-name="L4">
        <text:list-item>
          <text:p text:style-name="P302"><text:span text:style-name="T245">C</text:span><text:span text:style-name="T247">irculation</text:span><text:span text:style-name="T57">: </text:span><text:span text:style-name="T19">T</text:span><text:span text:style-name="T61">he treasury ensures there is </text:span><text:span text:style-name="T205">approximately </text:span><text:span text:style-name="T61">$5</text:span><text:span text:style-name="T143">0,000</text:span><text:span text:style-name="T61"> per citizen (o</text:span><text:span text:style-name="T143">ver three</text:span><text:span text:style-name="T61"> years worth of minimum wage) of money in circulation at all times.</text:span></text:p>
        </text:list-item>
      </text:list>
      <text:p text:style-name="P129"/>
      <text:h text:style-name="P201" text:outline-level="3">E<text:span text:style-name="T377">conomic Policies</text:span></text:h>
      <text:p text:style-name="P67"/>
      <text:list text:continue-numbering="true" text:style-name="L4">
        <text:list-item>
          <text:p text:style-name="P302"><text:span text:style-name="T245">M</text:span><text:span text:style-name="T247">inimum Wage</text:span><text:span text:style-name="T57">: </text:span><text:span text:style-name="T19">T</text:span><text:span text:style-name="T61">he minimum wage is $10 per hour (</text:span><text:span text:style-name="T150">$15,600 per year</text:span><text:span text:style-name="T61">, $1200 per month, </text:span><text:span text:style-name="T126">$300 per week</text:span><text:span text:style-name="T61">).</text:span></text:p>
        </text:list-item>
      </text:list>
      <text:p text:style-name="P68"/>
      <text:list text:continue-numbering="true" text:style-name="L4">
        <text:list-item>
          <text:p text:style-name="P303"><text:span text:style-name="T245">M</text:span><text:span text:style-name="T286">aximum</text:span><text:span text:style-name="T247"> Wage</text:span><text:span text:style-name="T57">: </text:span><text:span text:style-name="T19">T</text:span><text:span text:style-name="T61">he m</text:span><text:span text:style-name="T152">aximum</text:span><text:span text:style-name="T61"> wage is $1</text:span><text:span text:style-name="T151">0</text:span><text:span text:style-name="T61">0 per hour.</text:span></text:p>
        </text:list-item>
      </text:list>
      <text:p text:style-name="P134"/>
      <text:h text:style-name="P215" text:outline-level="3">Tax Bracket<text:span text:style-name="T361">s</text:span></text:h>
      <text:p text:style-name="P125"/>
      <text:p text:style-name="P164">Taxes are automatically processed during your paychecks, with a cumulative amount being applied to the tax bracket. The tax bracket is reset each month.</text:p>
      <text:p text:style-name="P12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9">T<text:span text:style-name="T357">ax Bracket</text:span></text:p>
          </table:table-cell>
          <table:table-cell table:style-name="Table10.A1" office:value-type="string">
            <text:p text:style-name="P118">Tax Percent</text:p>
          </table:table-cell>
          <table:table-cell table:style-name="Table10.C1" office:value-type="string">
            <text:p text:style-name="P118">Amount</text:p>
          </table:table-cell>
        </table:table-row>
        <table:table-row>
          <table:table-cell table:style-name="Table10.A2" office:value-type="string">
            <text:p text:style-name="P148"><text:span text:style-name="T229">1</text:span><text:span text:style-name="T230">st</text:span><text:span text:style-name="T229"> $1000</text:span></text:p>
          </table:table-cell>
          <table:table-cell table:style-name="Table10.B2" office:value-type="string">
            <text:p text:style-name="P7">0%</text:p>
          </table:table-cell>
          <table:table-cell table:style-name="Table10.C2" office:value-type="string">
            <text:p text:style-name="P8">$1000</text:p>
          </table:table-cell>
        </table:table-row>
        <table:table-row>
          <table:table-cell table:style-name="Table10.A2" office:value-type="string">
            <text:p text:style-name="P148"><text:span text:style-name="T229">2</text:span><text:span text:style-name="T230">nd</text:span><text:span text:style-name="T229"> $1000</text:span></text:p>
          </table:table-cell>
          <table:table-cell table:style-name="Table10.B3" office:value-type="string">
            <text:p text:style-name="P147"><text:span text:style-name="T44">1</text:span><text:span text:style-name="T43">0%</text:span></text:p>
          </table:table-cell>
          <table:table-cell table:style-name="Table10.C3" office:value-type="string">
            <text:p text:style-name="P9">$900</text:p>
          </table:table-cell>
        </table:table-row>
        <table:table-row>
          <table:table-cell table:style-name="Table10.A2" office:value-type="string">
            <text:p text:style-name="P39"><text:span text:style-name="T332">3rd</text:span><text:span text:style-name="T331"> $1000</text:span></text:p>
          </table:table-cell>
          <table:table-cell table:style-name="Table10.B4" office:value-type="string">
            <text:p text:style-name="P147"><text:span text:style-name="T44">2</text:span><text:span text:style-name="T43">0%</text:span></text:p>
          </table:table-cell>
          <table:table-cell table:style-name="Table10.C4" office:value-type="string">
            <text:p text:style-name="P9">$800</text:p>
          </table:table-cell>
        </table:table-row>
        <table:table-row>
          <table:table-cell table:style-name="Table10.A2" office:value-type="string">
            <text:p text:style-name="P39"><text:span text:style-name="T334">4th</text:span><text:span text:style-name="T333"> $1000</text:span></text:p>
          </table:table-cell>
          <table:table-cell table:style-name="Table10.B5" office:value-type="string">
            <text:p text:style-name="P149"><text:span text:style-name="T42">3</text:span><text:span text:style-name="T44">0</text:span><text:span text:style-name="T43">%</text:span></text:p>
          </table:table-cell>
          <table:table-cell table:style-name="Table10.C5" office:value-type="string">
            <text:p text:style-name="P149"><text:span text:style-name="T42">$</text:span><text:span text:style-name="T46">7</text:span><text:span text:style-name="T43">0</text:span><text:span text:style-name="T42">0</text:span></text:p>
          </table:table-cell>
        </table:table-row>
        <table:table-row>
          <table:table-cell table:style-name="Table10.A2" office:value-type="string">
            <text:p text:style-name="P106"><text:span text:style-name="T358">5th</text:span> $1000</text:p>
          </table:table-cell>
          <table:table-cell table:style-name="Table10.B6" office:value-type="string">
            <text:p text:style-name="P147"><text:span text:style-name="T42">4</text:span><text:span text:style-name="T44">0</text:span><text:span text:style-name="T43">%</text:span></text:p>
          </table:table-cell>
          <table:table-cell table:style-name="Table10.C6" office:value-type="string">
            <text:p text:style-name="P147"><text:span text:style-name="T42">$</text:span><text:span text:style-name="T46">6</text:span><text:span text:style-name="T43">0</text:span><text:span text:style-name="T42">0</text:span></text:p>
          </table:table-cell>
        </table:table-row>
        <table:table-row>
          <table:table-cell table:style-name="Table10.A2" office:value-type="string">
            <text:p text:style-name="P106"><text:span text:style-name="T358">6th</text:span> $1000</text:p>
          </table:table-cell>
          <table:table-cell table:style-name="Table10.B7" office:value-type="string">
            <text:p text:style-name="P149"><text:span text:style-name="T42">5</text:span><text:span text:style-name="T44">0</text:span><text:span text:style-name="T43">%</text:span></text:p>
          </table:table-cell>
          <table:table-cell table:style-name="Table10.C7" office:value-type="string">
            <text:p text:style-name="P149"><text:span text:style-name="T42">$</text:span><text:span text:style-name="T46">5</text:span><text:span text:style-name="T42">00</text:span></text:p>
          </table:table-cell>
        </table:table-row>
        <table:table-row>
          <table:table-cell table:style-name="Table10.A2" office:value-type="string">
            <text:p text:style-name="P148"><text:span text:style-name="T221">7</text:span><text:span text:style-name="T220">th</text:span><text:span text:style-name="T219"> $1000</text:span></text:p>
          </table:table-cell>
          <table:table-cell table:style-name="Table10.B7" office:value-type="string">
            <text:p text:style-name="P147"><text:span text:style-name="T42">6</text:span><text:span text:style-name="T44">0</text:span><text:span text:style-name="T42">%</text:span></text:p>
          </table:table-cell>
          <table:table-cell table:style-name="Table10.C7" office:value-type="string">
            <text:p text:style-name="P8">$400</text:p>
          </table:table-cell>
        </table:table-row>
        <table:table-row>
          <table:table-cell table:style-name="Table10.A2" office:value-type="string">
            <text:p text:style-name="P106"><text:span text:style-name="T359">8th</text:span> $1000</text:p>
          </table:table-cell>
          <table:table-cell table:style-name="Table10.B7" office:value-type="string">
            <text:p text:style-name="P147"><text:span text:style-name="T42">7</text:span><text:span text:style-name="T44">0</text:span><text:span text:style-name="T43">%</text:span></text:p>
          </table:table-cell>
          <table:table-cell table:style-name="Table10.C7" office:value-type="string">
            <text:p text:style-name="P147"><text:span text:style-name="T42">$</text:span><text:span text:style-name="T44">30</text:span><text:span text:style-name="T42">0</text:span></text:p>
          </table:table-cell>
        </table:table-row>
        <table:table-row>
          <table:table-cell table:style-name="Table10.A2" office:value-type="string">
            <text:p text:style-name="P106"><text:span text:style-name="T359">9th</text:span> $1000</text:p>
          </table:table-cell>
          <table:table-cell table:style-name="Table10.B7" office:value-type="string">
            <text:p text:style-name="P147"><text:span text:style-name="T42">8</text:span><text:span text:style-name="T44">0</text:span><text:span text:style-name="T43">%</text:span></text:p>
          </table:table-cell>
          <table:table-cell table:style-name="Table10.C7" office:value-type="string">
            <text:p text:style-name="P147"><text:span text:style-name="T42">$2</text:span><text:span text:style-name="T43">0</text:span><text:span text:style-name="T42">0</text:span></text:p>
          </table:table-cell>
        </table:table-row>
        <table:table-row>
          <table:table-cell table:style-name="Table10.A2" office:value-type="string">
            <text:p text:style-name="P148"><text:span text:style-name="T232">1</text:span><text:span text:style-name="T231">0th</text:span><text:span text:style-name="T229"> $1000</text:span></text:p>
          </table:table-cell>
          <table:table-cell table:style-name="Table10.B7" office:value-type="string">
            <text:p text:style-name="P147"><text:span text:style-name="T45">9</text:span><text:span text:style-name="T44">0</text:span><text:span text:style-name="T43">%</text:span></text:p>
          </table:table-cell>
          <table:table-cell table:style-name="Table10.C7" office:value-type="string">
            <text:p text:style-name="P147"><text:span text:style-name="T42">$1</text:span><text:span text:style-name="T43">0</text:span><text:span text:style-name="T42">0</text:span></text:p>
          </table:table-cell>
        </table:table-row>
        <table:table-row>
          <table:table-cell table:style-name="Table10.A2" office:value-type="string">
            <text:p text:style-name="P107">&gt; <text:span text:style-name="T362">$10k</text:span></text:p>
          </table:table-cell>
          <table:table-cell table:style-name="Table10.B7" office:value-type="string">
            <text:p text:style-name="P147"><text:span text:style-name="T45">1</text:span><text:span text:style-name="T47">0</text:span><text:span text:style-name="T44">0</text:span><text:span text:style-name="T43">%</text:span></text:p>
          </table:table-cell>
          <table:table-cell table:style-name="Table10.C7" office:value-type="string">
            <text:p text:style-name="P8">$0</text:p>
          </table:table-cell>
        </table:table-row>
      </table:table>
      <text:p text:style-name="P127"/>
      <text:h text:style-name="P202" text:outline-level="3">Savings Tax Rate</text:h>
      <text:p text:style-name="P127"/>
      <text:p text:style-name="P158">The Treasury runs the banking system. Savings are taxed every month to ensure that the hording of wealth is not possible.</text:p>
      <text:p text:style-name="P127"/>
      <table:table table:name="Table11" table:style-name="Table11">
        <table:table-column table:style-name="Table11.A"/>
        <table:table-column table:style-name="Table11.B"/>
        <table:table-column table:style-name="Table11.A"/>
        <table:table-row table:style-name="Table11.1">
          <table:table-cell table:style-name="Table11.A1" office:value-type="string">
            <text:p text:style-name="P110">S<text:span text:style-name="T363">avings</text:span></text:p>
          </table:table-cell>
          <table:table-cell table:style-name="Table11.A1" office:value-type="string">
            <text:p text:style-name="P151"><text:span text:style-name="T241">% </text:span><text:span text:style-name="T242">Fee </text:span><text:span text:style-name="T243">of Bracket</text:span></text:p>
          </table:table-cell>
          <table:table-cell table:style-name="Table11.C1" office:value-type="string">
            <text:p text:style-name="P151"><text:span text:style-name="T239">M</text:span><text:span text:style-name="T242">ax</text:span><text:span text:style-name="T240"> F</text:span><text:span text:style-name="T241">ee </text:span><text:span text:style-name="T244">for Bracket</text:span></text:p>
          </table:table-cell>
        </table:table-row>
        <table:table-row>
          <table:table-cell table:style-name="Table11.A2" office:value-type="string">
            <text:p text:style-name="P151"><text:span text:style-name="T233">&lt; $2</text:span><text:span text:style-name="T234">500</text:span></text:p>
          </table:table-cell>
          <table:table-cell table:style-name="Table11.B2" office:value-type="string">
            <text:p text:style-name="P6">$<text:span text:style-name="T363">0</text:span></text:p>
          </table:table-cell>
          <table:table-cell table:style-name="Table11.C2" office:value-type="string">
            <text:p text:style-name="P6">$<text:span text:style-name="T363">0</text:span></text:p>
          </table:table-cell>
        </table:table-row>
        <table:table-row>
          <table:table-cell table:style-name="Table11.A2" office:value-type="string">
            <text:p text:style-name="P155"><text:span text:style-name="T233">$2</text:span><text:span text:style-name="T234">500</text:span><text:span text:style-name="T233"> to $5000</text:span></text:p>
          </table:table-cell>
          <table:table-cell table:style-name="Table11.B3" office:value-type="string">
            <text:p text:style-name="P152"><text:span text:style-name="T54">1</text:span><text:span text:style-name="T49">%</text:span></text:p>
          </table:table-cell>
          <table:table-cell table:style-name="Table11.C3" office:value-type="string">
            <text:p text:style-name="P150"><text:span text:style-name="T43">$</text:span><text:span text:style-name="T49">2</text:span><text:span text:style-name="T62">5</text:span></text:p>
          </table:table-cell>
        </table:table-row>
        <table:table-row>
          <table:table-cell table:style-name="Table11.A2" office:value-type="string">
            <text:p text:style-name="P151"><text:span text:style-name="T229">$5000 to $1</text:span><text:span text:style-name="T236">0k</text:span></text:p>
          </table:table-cell>
          <table:table-cell table:style-name="Table11.B4" office:value-type="string">
            <text:p text:style-name="P69">2%</text:p>
          </table:table-cell>
          <table:table-cell table:style-name="Table11.C4" office:value-type="string">
            <text:p text:style-name="P150"><text:span text:style-name="T48">$</text:span><text:span text:style-name="T62">10</text:span><text:span text:style-name="T54">0</text:span></text:p>
          </table:table-cell>
        </table:table-row>
        <table:table-row>
          <table:table-cell table:style-name="Table11.A2" office:value-type="string">
            <text:p text:style-name="P151"><text:span text:style-name="T221">$</text:span><text:span text:style-name="T224">1</text:span><text:span text:style-name="T223">0k to $30k</text:span></text:p>
          </table:table-cell>
          <table:table-cell table:style-name="Table11.B5" office:value-type="string">
            <text:p text:style-name="P11">3%</text:p>
          </table:table-cell>
          <table:table-cell table:style-name="Table11.C5" office:value-type="string">
            <text:p text:style-name="P150"><text:span text:style-name="T48">$</text:span><text:span text:style-name="T56">6</text:span><text:span text:style-name="T55">00</text:span></text:p>
          </table:table-cell>
        </table:table-row>
        <table:table-row>
          <table:table-cell table:style-name="Table11.A2" office:value-type="string">
            <text:p text:style-name="P157"><text:span text:style-name="T232">&gt; </text:span><text:span text:style-name="T237">$30k</text:span></text:p>
          </table:table-cell>
          <table:table-cell table:style-name="Table11.B6" office:value-type="string">
            <text:p text:style-name="P11">5%</text:p>
          </table:table-cell>
          <table:table-cell table:style-name="Table11.C6" office:value-type="string">
            <text:p text:style-name="P163"><text:span text:style-name="T55">U</text:span><text:span text:style-name="T1">nlimited</text:span></text:p>
          </table:table-cell>
        </table:table-row>
      </table:table>
      <text:p text:style-name="P127"/>
      <text:h text:style-name="P186" text:outline-level="2">V<text:span text:style-name="T335">oting</text:span></text:h>
      <text:p text:style-name="P123"/>
      <text:p text:style-name="P165"><text:soft-page-break/>Kai is the official ruler of the nation and certain voting systems will not be required until he no longer occupies that role. Once his rule is over, all of the necessary democratic institutions will be in place.</text:p>
      <text:p text:style-name="P123"/>
      <text:h text:style-name="P216" text:outline-level="3"><text:span text:style-name="T310">V</text:span><text:span text:style-name="T312">oting</text:span><text:span text:style-name="T346"> </text:span><text:span text:style-name="T312">D</text:span><text:span text:style-name="T317">omains</text:span></text:h>
      <text:p text:style-name="P12"/>
      <text:p text:style-name="P70">On voting days, voters are allowed to cast votes for two voting domains of their choice. You can change your voting domains at the appropriate government office if it has been at least four years since the last change to your voting domains.</text:p>
      <text:p text:style-name="P33"/>
      <text:p text:style-name="P168"><text:span text:style-name="T117">This system serves to match voters with their primary areas of expertise, rather than distributing votes equally across a public that is uneducated in most topics. It also achieves this fairly and without requiring any special tests. Voters will naturally gravitate toward the areas they care about </text:span><text:span text:style-name="T127">most </text:span><text:span text:style-name="T117">and are most informed upon. </text:span><text:span text:style-name="T127">They will also be much </text:span><text:span text:style-name="T117">more likely to expand their expertise in these d</text:span><text:span text:style-name="T128">omains</text:span><text:span text:style-name="T117">. This will radically improve the quality of votes and voting topics, as well as make it extremely resilient to large-scale attempts to sway public opinion across susceptible groups.</text:span></text:p>
      <text:p text:style-name="P33"/>
      <text:list text:style-name="L5">
        <text:list-item>
          <text:p text:style-name="P259"><text:span text:style-name="T367">Agriculture &amp; Food</text:span>: Votes relating to farming, agricultural policies, food safety, crop management, and animal husbandry.</text:p>
        </text:list-item>
        <text:list-item>
          <text:p text:style-name="P259"><text:span text:style-name="T367">Citizenship</text:span>: Votes relating to immigration policies, refugee programs, citizenship, and naturalization processes.</text:p>
        </text:list-item>
      </text:list>
      <text:list xml:id="list773110494" text:style-name="L6">
        <text:list-item>
          <text:p text:style-name="P260"><text:span text:style-name="T367">Commerce &amp; Trade</text:span>: Votes relating to commerce, local trade, foreign trade, tariffs, etc.</text:p>
        </text:list-item>
        <text:list-item>
          <text:p text:style-name="P260"><text:span text:style-name="T367">Culture</text:span>: Votes relating to entertainment, cultural events, parks, museums, exhibits, habitats, zoos, parades, etc.</text:p>
        </text:list-item>
        <text:list-item>
          <text:p text:style-name="P261"><text:span text:style-name="T367">Education</text:span>: Votes relating to public education.</text:p>
        </text:list-item>
        <text:list-item>
          <text:p text:style-name="P261"><text:span text:style-name="T367">Employment</text:span>: Votes relating to labor laws, workers' rights, workplace safety, benefits, job creation, and other work-related issues.</text:p>
        </text:list-item>
        <text:list-item>
          <text:p text:style-name="P261"><text:span text:style-name="T367">Energy</text:span>: Votes relating to energy production, renewable energy, energy policies, and energy efficiency.</text:p>
        </text:list-item>
        <text:list-item>
          <text:p text:style-name="P261"><text:span text:style-name="T367">Environment</text:span>: Votes relating to the protection and management of natural resources, environmental policies, conservation, climate change, and sustainability.</text:p>
        </text:list-item>
        <text:list-item>
          <text:p text:style-name="P261"><text:span text:style-name="T367">Finance</text:span>: Votes relating to banking, finances, budgeting, taxation, income brackets, etc.</text:p>
        </text:list-item>
        <text:list-item>
          <text:p text:style-name="P261"><text:span text:style-name="T367">Foreign Affairs</text:span>: Votes relating to international relations, diplomacy, foreign aid, and international organizations.</text:p>
        </text:list-item>
        <text:list-item>
          <text:p text:style-name="P260"><text:span text:style-name="T367">Health &amp; Medicine</text:span>: Votes relating to healthcare, emergency services, medicine, mental health, etc.</text:p>
        </text:list-item>
        <text:list-item>
          <text:p text:style-name="P260"><text:span text:style-name="T367">Housing &amp; Residential</text:span>: Votes relating to housing, residential zoning, apartment handling, etc.</text:p>
        </text:list-item>
        <text:list-item>
          <text:p text:style-name="P260"><text:span text:style-name="T367">Industry</text:span>: Votes relating to industries, grants, government sponsored competition, etc.</text:p>
        </text:list-item>
        <text:list-item>
          <text:p text:style-name="P261"><text:span text:style-name="T367">Infrastructure</text:span>: Votes relating to roads, utilities, and other infrastructure services.</text:p>
        </text:list-item>
        <text:list-item>
          <text:p text:style-name="P260"><text:span text:style-name="T367">Law &amp; Justice</text:span>: Votes relating to the law, legal services, the police force, courts, etc.</text:p>
        </text:list-item>
        <text:list-item>
          <text:p text:style-name="P260"><text:span text:style-name="T367">Military &amp; Defense</text:span>: Votes relating to military resourcing, defense budget, etc.</text:p>
        </text:list-item>
        <text:list-item>
          <text:p text:style-name="P261"><text:span text:style-name="T367">Public Safety</text:span>: Votes relating to public services for environmental issues, social services, fires, rescue, etc.</text:p>
        </text:list-item>
        <text:list-item>
          <text:p text:style-name="P261"><text:span text:style-name="T367">Social Issues</text:span>: Votes relating to human rights, civil rights, gender equality, LGBTQ+ rights, racial and ethnic equality, disability rights, and other social justice topics.</text:p>
        </text:list-item>
        <text:list-item>
          <text:p text:style-name="P261"><text:span text:style-name="T367">Social Services</text:span>: Votes relating to social welfare programs, public assistance, poverty reduction, and related services.</text:p>
        </text:list-item>
        <text:list-item>
          <text:p text:style-name="P260"><text:span text:style-name="T367">Technology &amp; R&amp;D</text:span>: Votes relating to technology, grants, research, and development.</text:p>
        </text:list-item>
        <text:list-item>
          <text:p text:style-name="P260"><text:span text:style-name="T367">Transportation</text:span>: Votes relating to transportation, vehicles, public transit, etc.</text:p>
        </text:list-item>
      </text:list>
      <text:p text:style-name="P34"/>
      <text:h text:style-name="P217" text:outline-level="3"><text:span text:style-name="T310">V</text:span><text:span text:style-name="T312">oting</text:span><text:span text:style-name="T346"> </text:span><text:span text:style-name="T312">L</text:span><text:span text:style-name="T318">aws</text:span></text:h>
      <text:p text:style-name="P72"/>
      <text:list text:continue-numbering="true" text:style-name="L6">
        <text:list-item>
          <text:p text:style-name="P308"><text:span text:style-name="T272">Ranked-Choice Voting</text:span><text:span text:style-name="T1">: </text:span><text:span text:style-name="T118">Voting is ranked-choice. </text:span><text:span text:style-name="T129">The options always include at least one new proposed law, the current law, the law prior to the current one (if applicable), </text:span><text:span text:style-name="T158">and </text:span><text:span text:style-name="T129">an option to remove the law (if it is not a constitutional law). </text:span><text:span text:style-name="T158">If the law is a constitutional law, the original constitutional law must be </text:span><text:span text:style-name="T159">included as</text:span><text:span text:style-name="T158"> an option.</text:span></text:p>
        </text:list-item>
      </text:list>
      <text:p text:style-name="P74"/>
      <text:list text:continue-numbering="true" text:style-name="L6">
        <text:list-item>
          <text:p text:style-name="P309"><text:span text:style-name="T289">Law </text:span><text:span text:style-name="T272">R</text:span><text:span text:style-name="T289">enewal</text:span><text:span text:style-name="T1">: </text:span><text:span text:style-name="T161">I</text:span><text:span text:style-name="T162">f a law has existed without modification for ten years, it must face a</text:span><text:span text:style-name="T161"> </text:span><text:span text:style-name="T162">standard </text:span><text:span text:style-name="T161">ranked-choice vote</text:span><text:span text:style-name="T162"> with the standard options i</text:span><text:span text:style-name="T163">n the next voting cycle</text:span><text:span text:style-name="T161">. The exception is any constitutional law that is in its original written form.</text:span></text:p>
        </text:list-item>
      </text:list>
      <text:p text:style-name="P77"/>
      <text:list text:continue-numbering="true" text:style-name="L6">
        <text:list-item>
          <text:p text:style-name="P310"><text:span text:style-name="T272">Voting R</text:span><text:span text:style-name="T273">egistration</text:span><text:span text:style-name="T118">: </text:span><text:span text:style-name="T119">All citizens are automatically registered to vote in their district of residence, </text:span><text:span text:style-name="T122">and may vote u</text:span><text:span text:style-name="T123">sing </text:span><text:span text:style-name="T122">their citizen ID</text:span><text:span text:style-name="T118">.</text:span></text:p>
        </text:list-item>
      </text:list>
      <text:p text:style-name="P71"/>
      <text:list xml:id="list204429231959242" text:continue-numbering="true" text:style-name="L6">
        <text:list-item>
          <text:p text:style-name="P308"><text:span text:style-name="T272">Voting W</text:span><text:span text:style-name="T274">eek</text:span><text:span text:style-name="T1">: </text:span><text:span text:style-name="T118">Voting w</text:span><text:span text:style-name="T120">eek</text:span><text:span text:style-name="T118"> is held once each year, </text:span><text:span text:style-name="T120">and </text:span><text:span text:style-name="T121">voting </text:span><text:span text:style-name="T120">extends between Monday and Friday</text:span><text:span text:style-name="T118">. </text:span><text:span text:style-name="T120">Monday</text:span><text:span text:style-name="T118"> is ‘</text:span><text:span text:style-name="T120">Voting Day,’</text:span><text:span text:style-name="T118"> an officially recognized holiday. </text:span><text:span text:style-name="T120">All employed citizens, including essential workers, are guaranteed one day the week off</text:span><text:span text:style-name="T118"> to be able to exercise their right to vote.</text:span></text:p>
        </text:list-item>
      </text:list>
      <text:p text:style-name="P35"/>
      <text:h text:style-name="P198" text:outline-level="3"><text:span text:style-name="T396">Mapping </text:span>D<text:span text:style-name="T395">istricts</text:span></text:h>
      <text:p text:style-name="P169"/>
      <text:list text:style-name="L7">
        <text:list-item>
          <text:p text:style-name="P315"><text:span text:style-name="T124">Districts must be shaped in a polygon form with no more than s</text:span><text:span text:style-name="T125">even</text:span><text:span text:style-name="T124"> nodes.</text:span></text:p>
        </text:list-item>
        <text:list-item>
          <text:p text:style-name="P262">A district must cover at least 7<text:span text:style-name="T405">0</text:span>% of the total area of its convex form.</text:p>
        </text:list-item>
        <text:list-item>
          <text:p text:style-name="P263">Each node of a district must be placed on the intersection of a major road, or at a natural border such as a river or canyon.</text:p>
        </text:list-item>
        <text:list-item>
          <text:p text:style-name="P263">Any node placed on a natural border must be parallel or perpendicular to another valid node from a major intersection.</text:p>
        </text:list-item>
        <text:list-item>
          <text:p text:style-name="P263">Nodes on the same natural border are connected by a curving line that follows the natural border.</text:p>
        </text:list-item>
      </text:list>
      <text:p text:style-name="P78"/>
      <text:h text:style-name="P203" text:outline-level="3"><text:soft-page-break/>E<text:span text:style-name="T400">lection Laws</text:span></text:h>
      <text:p text:style-name="P73"/>
      <text:list text:continue-list="list204429231959242" text:style-name="L6">
        <text:list-item>
          <text:p text:style-name="P311"><text:span text:style-name="T272">F</text:span><text:span text:style-name="T288">inancial Integrity of Elected Officials</text:span><text:span text:style-name="T1">: </text:span><text:span text:style-name="T118">E</text:span><text:span text:style-name="T160">lected officials are not allowed to own businesses</text:span><text:span text:style-name="T118">. </text:span><text:span text:style-name="T160">They are paid </text:span><text:span text:style-name="T207">three times the</text:span><text:span text:style-name="T160"> minimum wage, regardless of their position</text:span><text:span text:style-name="T161">.</text:span><text:span text:style-name="T160"> </text:span><text:span text:style-name="T161">Any </text:span><text:span text:style-name="T207">money, assets, or promises of future assets</text:span><text:span text:style-name="T161"> taken from any other source are </text:span><text:span text:style-name="T207">considered an Abuse of Power, </text:span><text:span text:style-name="T161">a</text:span><text:span text:style-name="T207"> 2</text:span><text:span text:style-name="T348">nd</text:span><text:span text:style-name="T207"> degree felony</text:span><text:span text:style-name="T161">.</text:span></text:p>
        </text:list-item>
      </text:list>
      <text:p text:style-name="P74"/>
      <text:list xml:id="list204429500282985" text:continue-numbering="true" text:style-name="L6">
        <text:list-item>
          <text:p text:style-name="P309"><text:span text:style-name="T272">T</text:span><text:span text:style-name="T289">ransparency</text:span><text:span text:style-name="T288"> of Elected Officials</text:span><text:span text:style-name="T1">: </text:span><text:span text:style-name="T118">Elected officials r</text:span><text:span text:style-name="T161">equire a higher degree of scrutiny and transparency. </text:span><text:span text:style-name="T207">Their tax records will be made public.</text:span></text:p>
        </text:list-item>
      </text:list>
      <text:p text:style-name="P325"/>
      <text:h text:style-name="P199" text:outline-level="3">Voting Process</text:h>
      <text:p text:style-name="P75"/>
      <text:list text:continue-numbering="true" text:style-name="L6">
        <text:list-item>
          <text:p text:style-name="P312"><text:span text:style-name="T272">P</text:span><text:span text:style-name="T290">etitions</text:span><text:span text:style-name="T1">: </text:span><text:span text:style-name="T165">Petitions can be presented at voting locations </text:span><text:span text:style-name="T166">during voting week</text:span><text:span text:style-name="T165">. Citizen can </text:span><text:span text:style-name="T166">optionally choose to</text:span><text:span text:style-name="T165"> r</text:span><text:span text:style-name="T166">eview </text:span><text:span text:style-name="T167">and vote on </text:span><text:span text:style-name="T166">any petitions </text:span><text:span text:style-name="T165">that belong to one of their registered voting domains. </text:span><text:span text:style-name="T164">T</text:span><text:span text:style-name="T166">he top </text:span><text:span text:style-name="T214">three</text:span><text:span text:style-name="T166"> petitions for each voting domain can be considered a bill in the next voting cycle; however, petitions that do not meet a threshold of at least 45% </text:span><text:span text:style-name="T167">approval during this stage </text:span><text:span text:style-name="T166">will not be considered </text:span><text:span text:style-name="T167">for a bill</text:span><text:span text:style-name="T164">.</text:span></text:p>
        </text:list-item>
      </text:list>
      <text:p text:style-name="P75"/>
      <text:list text:continue-numbering="true" text:style-name="L6">
        <text:list-item>
          <text:p text:style-name="P312"><text:span text:style-name="T272">B</text:span><text:span text:style-name="T290">ill</text:span><text:span text:style-name="T164">: </text:span><text:span text:style-name="T167">Each bill must go through the standard ranked-choice voting process for the local jurisdiction that it was submitted to. If the bill’s new ruling is chosen, it becomes a local law.</text:span></text:p>
        </text:list-item>
      </text:list>
      <text:p text:style-name="P76"/>
      <text:list xml:id="list204429137924739" text:continue-numbering="true" text:style-name="L6">
        <text:list-item>
          <text:p text:style-name="P313"><text:span text:style-name="T272">L</text:span><text:span text:style-name="T291">ocal Law</text:span><text:span text:style-name="T164">: </text:span><text:span text:style-name="T167">Once a local law has been approved, it will be presented to </text:span></text:p>
        </text:list-item>
      </text:list>
      <text:p text:style-name="P75"/>
      <text:p text:style-name="P75">Once a petition has gathered enough signatures to meet the required threshold, it may be submitted to a legislative body for consideration as a proposed law. At this stage, the proposed law is commonly referred to as a "bill." </text:p>
      <text:p text:style-name="P75"/>
      <text:p text:style-name="P135">// <text:span text:style-name="T394">petition &gt;</text:span> <text:span text:style-name="T394">symbolic law &gt; local law &gt; regional law &gt; national law?</text:span></text:p>
      <text:p text:style-name="P79"/>
      <text:h text:style-name="P218" text:outline-level="3"><text:span text:style-name="T310">O</text:span><text:span text:style-name="T320">THER</text:span></text:h>
      <text:p text:style-name="P145"/>
      <text:p text:style-name="P145">// <text:span text:style-name="T353">go to the voting forums on voting day, cast votes.</text:span></text:p>
      <text:p text:style-name="P145">// <text:span text:style-name="T394">vote on local resolutions; </text:span></text:p>
      <text:p text:style-name="P177">// Get paid for doing this. Anyone who votes gets money, anyone who researches gets money. Resources available at voting areas?</text:p>
      <text:p text:style-name="P145">// <text:span text:style-name="T354">vote on officials?</text:span></text:p>
      <text:p text:style-name="P281"/>
      <text:list text:continue-numbering="true" text:style-name="L6">
        <text:list-item>
          <text:p text:style-name="P314"><text:span text:style-name="T308">Local Electors</text:span><text:span text:style-name="T1">: </text:span><text:span text:style-name="T217">Each locality, which can include individual city districts, has elected officials to represent the people.</text:span></text:p>
        </text:list-item>
      </text:list>
      <text:p text:style-name="P326"><text:span text:style-name="T412">The public votes in local officials. </text:span></text:p>
      <text:p text:style-name="P282"/>
      <text:p text:style-name="P326">// <text:span text:style-name="T355">officials cannot advertise themselves, there’s a public directory with a quick bio on them. Must be nominated? Can be given a nomination by receiving 100 signatures for a local position.</text:span></text:p>
      <text:p text:style-name="P325">Only local positions can be moved up to regional, and regional to national.</text:p>
      <text:p text:style-name="P327">Local = 10k people? Regional = 1m people? Nation 100m+</text:p>
      <text:p text:style-name="P327"/>
      <text:p text:style-name="P325"/>
      <text:p text:style-name="P166">Accessibility: Make voting accessible to all eligible citizens by offering multiple voting methods (in-person, mail-in, online) and ensuring that voting locations are accessible for people with disabilities. </text:p>
      <text:p text:style-name="P166">Security: Implement robust security measures to protect the integrity of the voting system, including secure online voting platforms and measures to prevent voter fraud and foreign interference. </text:p>
      <text:p text:style-name="P178"/>
      <text:p text:style-name="P124"/>
      <text:h text:style-name="P219" text:outline-level="3"><text:span text:style-name="T310">V</text:span><text:span text:style-name="T312">oting</text:span><text:span text:style-name="T346"> Regulations</text:span></text:h>
      <text:p text:style-name="P121"/>
      <table:table table:name="Table6" table:style-name="Table6">
        <table:table-column table:style-name="Table6.A"/>
        <table:table-column table:style-name="Table6.B"/>
        <table:table-row table:style-name="Table6.1">
          <table:table-cell table:style-name="Table6.A1" office:value-type="string">
            <text:p text:style-name="P113">R<text:span text:style-name="T338">ule</text:span></text:p>
          </table:table-cell>
          <table:table-cell table:style-name="Table6.B1" office:value-type="string">
            <text:p text:style-name="P115">D<text:span text:style-name="T339">escription</text:span></text:p>
          </table:table-cell>
        </table:table-row>
        <table:table-row>
          <table:table-cell table:style-name="Table6.A2" office:value-type="string">
            <text:p text:style-name="P91">L<text:span text:style-name="T346">obbying</text:span></text:p>
          </table:table-cell>
          <table:table-cell table:style-name="Table6.B2" office:value-type="string">
            <text:p text:style-name="P4">Lobbying takes place in public forums at publicly designated times, with all records being public. It is illegal to meet with any government official in any capacity outside of these public forums. It is also illegal to pay anyone to lobby on your behalf.</text:p>
          </table:table-cell>
        </table:table-row>
      </table:table>
      <text:p text:style-name="P142"/>
      <text:p text:style-name="P142"/>
      <text:p text:style-name="P142"/>
      <text:p text:style-name="P142"/>
      <text:p text:style-name="P254"/>
      <text:h text:style-name="P194" text:outline-level="3">R<text:span text:style-name="T399">EGULATIONS</text:span></text:h>
      <text:p text:style-name="P269"/>
      <text:p text:style-name="P321"><text:soft-page-break/><text:span text:style-name="T104">// </text:span><text:span text:style-name="T106">PROCEDURE?</text:span></text:p>
      <text:p text:style-name="P321"><text:span text:style-name="T107">Can report to ethics if they believe s</text:span><text:span text:style-name="T115">omething unfair happened</text:span><text:span text:style-name="T107">. </text:span><text:span text:style-name="T114">For felonies, these are triggered usually by the officers / investigators.</text:span></text:p>
      <text:p text:style-name="P266"/>
      <text:p text:style-name="P316">// <text:span text:style-name="T392">RIGHTS</text:span></text:p>
      <text:p text:style-name="P319">you are not protected <text:span text:style-name="T410">for</text:span> intentional lies. // <text:span text:style-name="T410">think through this</text:span></text:p>
      <text:p text:style-name="P266"/>
      <text:p text:style-name="P142"/>
      <text:h text:style-name="P190" text:outline-level="2">NOTES</text:h>
      <text:p text:style-name="P146"/>
      <text:p text:style-name="P146">Lawyers can review cases, say the punishments are too harsh. Help with claims, help avoid stupid actions that would get their clients in trouble. Don’t say stupid things, spin the narrative, etc.</text:p>
      <text:p text:style-name="P146">Judges can declare mistrial if one of the other judges seems unreasonable in their assessment or punishment. Then goes to another set of judges. Lawyers can demand reviews based on claims of prejudice, etc. Can suggest to their clients how to move forward.</text:p>
      <text:p text:style-name="P143">Have to prove guilt to get serious punishments, but suspicion of guilt is enough to cause significant problems like having to be watched or report in, etc. Can get warrants to review all sorts of things if a judge suspects someone. <text:span text:style-name="T356">Investigators can then go investigate more deeply, which is a major deterrent for criminals afterward.</text:span></text:p>
      <text:p text:style-name="P137">* <text:span text:style-name="T381">Suspicion of guilt could have them go to rehab at their convenience (in a certain timeframe), but is not considered evidence of guilt and can’t be taken as such by the public – no record or something.</text:span></text:p>
      <text:p text:style-name="P144"/>
      <text:p text:style-name="P318">Rehabilitation Work in prison.</text:p>
      <text:p text:style-name="P318">- work opportunities in prison.</text:p>
      <text:p text:style-name="P318"/>
      <text:p text:style-name="P318">Prison life; cannot just buy your way into luxury. Everyone has the same treatment / opportunity there.</text:p>
      <text:p text:style-name="P144"/>
      <text:p text:style-name="P144"/>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JULIAN" svg:font-family="'AR JULIAN'" style:font-family-generic="roman" style:font-pitch="variable"/>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officeooo:rsid="103f3e84"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style: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style: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style:contextual-spacing="false" style:page-number="auto" fo:background-color="#ffffff" style:shadow="none"/>
      <style:text-properties fo:color="#111111" loext:opacity="100%" style:font-name="Liberation Serif" fo:font-family="'Liberation Serif'" style:font-family-generic="roman" style:font-pitch="variable" fo:font-size="12pt" fo:font-style="normal" style:text-underline-style="none" fo:font-weight="bold" officeooo:rsid="0afe79eb"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style:contextual-spacing="false" fo:line-height="100%" fo:text-align="justify" style:justify-single-word="false" fo:orphans="2" fo:widows="2" style:writing-mode="lr-tb"/>
      <style:text-properties style:use-window-font-color="true" loext:opacity="0%"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style: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12-17T14:11:50.955000000</meta:creation-date>
    <dc:date>2024-07-02T20:44:27.616000000</dc:date>
    <meta:editing-duration>P110DT5H2M12S</meta:editing-duration>
    <meta:editing-cycles>4257</meta:editing-cycles>
    <meta:generator>LibreOffice/24.2.3.2$Windows_X86_64 LibreOffice_project/433d9c2ded56988e8a90e6b2e771ee4e6a5ab2ba</meta:generator>
    <meta:document-statistic meta:table-count="5" meta:image-count="0" meta:object-count="0" meta:page-count="11" meta:paragraph-count="324" meta:word-count="5991" meta:character-count="37606" meta:non-whitespace-character-count="32064"/>
  </office:meta>
</office:document-meta>
</file>